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2B000002C33184126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automatic-styles>
    <style:style style:name="Table1" style:family="table">
      <style:table-properties style:width="6.8611in" fo:margin-left="-0.075in" fo:margin-top="0in" fo:margin-bottom="0in" table:align="left" style:writing-mode="lr-tb"/>
    </style:style>
    <style:style style:name="Table1.A" style:family="table-column">
      <style:table-column-properties style:column-width="6.861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8611in" fo:margin-left="-0.075in" fo:margin-top="0in" fo:margin-bottom="0in" table:align="left" style:writing-mode="lr-tb"/>
    </style:style>
    <style:style style:name="Table2.A" style:family="table-column">
      <style:table-column-properties style:column-width="6.861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611in" fo:margin-left="-0.075in" fo:margin-top="0in" fo:margin-bottom="0in" table:align="left" style:writing-mode="lr-tb"/>
    </style:style>
    <style:style style:name="Table3.A" style:family="table-column">
      <style:table-column-properties style:column-width="6.861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8611in" fo:margin-left="-0.075in" fo:margin-top="0in" fo:margin-bottom="0in" table:align="left" style:writing-mode="lr-tb"/>
    </style:style>
    <style:style style:name="Table4.A" style:family="table-column">
      <style:table-column-properties style:column-width="6.861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3611in" fo:margin-left="-0.075in" fo:margin-top="0in" fo:margin-bottom="0in" table:align="left" style:writing-mode="lr-tb"/>
    </style:style>
    <style:style style:name="Table5.A" style:family="table-column">
      <style:table-column-properties style:column-width="7.361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3611in" fo:margin-left="-0.075in" fo:margin-top="0in" fo:margin-bottom="0in" table:align="left" style:writing-mode="lr-tb"/>
    </style:style>
    <style:style style:name="Table6.A" style:family="table-column">
      <style:table-column-properties style:column-width="7.361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3611in" fo:margin-left="-0.075in" fo:margin-top="0in" fo:margin-bottom="0in" table:align="left" style:writing-mode="lr-tb"/>
    </style:style>
    <style:style style:name="Table7.A" style:family="table-column">
      <style:table-column-properties style:column-width="7.361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3611in" fo:margin-left="-0.075in" fo:margin-top="0in" fo:margin-bottom="0in" table:align="left" style:writing-mode="lr-tb"/>
    </style:style>
    <style:style style:name="Table8.A" style:family="table-column">
      <style:table-column-properties style:column-width="7.361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3611in" fo:margin-left="-0.075in" fo:margin-top="0in" fo:margin-bottom="0in" table:align="left" style:writing-mode="lr-tb"/>
    </style:style>
    <style:style style:name="Table9.A" style:family="table-column">
      <style:table-column-properties style:column-width="7.361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7.3611in" fo:margin-left="-0.075in" fo:margin-top="0in" fo:margin-bottom="0in" table:align="left" style:writing-mode="lr-tb"/>
    </style:style>
    <style:style style:name="Table10.A" style:family="table-column">
      <style:table-column-properties style:column-width="7.361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3611in" fo:margin-left="-0.075in" fo:margin-top="0in" fo:margin-bottom="0in" table:align="left" style:writing-mode="lr-tb"/>
    </style:style>
    <style:style style:name="Table11.A" style:family="table-column">
      <style:table-column-properties style:column-width="7.361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7.3611in" fo:margin-left="-0.075in" fo:margin-top="0in" fo:margin-bottom="0in" table:align="left" style:writing-mode="lr-tb"/>
    </style:style>
    <style:style style:name="Table12.A" style:family="table-column">
      <style:table-column-properties style:column-width="7.361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3611in" fo:margin-left="-0.075in" fo:margin-top="0in" fo:margin-bottom="0in" table:align="left" style:writing-mode="lr-tb"/>
    </style:style>
    <style:style style:name="Table13.A" style:family="table-column">
      <style:table-column-properties style:column-width="7.3611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3611in" fo:margin-left="-0.075in" fo:margin-top="0in" fo:margin-bottom="0in" table:align="left" style:writing-mode="lr-tb"/>
    </style:style>
    <style:style style:name="Table14.A" style:family="table-column">
      <style:table-column-properties style:column-width="7.361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7.3611in" fo:margin-left="-0.075in" fo:margin-top="0in" fo:margin-bottom="0in" table:align="left" style:writing-mode="lr-tb"/>
    </style:style>
    <style:style style:name="Table15.A" style:family="table-column">
      <style:table-column-properties style:column-width="7.361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3611in" fo:margin-left="-0.075in" fo:margin-top="0in" fo:margin-bottom="0in" table:align="left" style:writing-mode="lr-tb"/>
    </style:style>
    <style:style style:name="Table16.A" style:family="table-column">
      <style:table-column-properties style:column-width="7.3611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7.3611in" fo:margin-left="-0.075in" fo:margin-top="0in" fo:margin-bottom="0in" table:align="left" style:writing-mode="lr-tb"/>
    </style:style>
    <style:style style:name="Table17.A" style:family="table-column">
      <style:table-column-properties style:column-width="7.3611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3611in" fo:margin-left="-0.075in" fo:margin-top="0in" fo:margin-bottom="0in" table:align="left" style:writing-mode="lr-tb"/>
    </style:style>
    <style:style style:name="Table18.A" style:family="table-column">
      <style:table-column-properties style:column-width="7.361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3611in" fo:margin-left="-0.075in" fo:margin-top="0in" fo:margin-bottom="0in" table:align="left" style:writing-mode="lr-tb"/>
    </style:style>
    <style:style style:name="Table19.A" style:family="table-column">
      <style:table-column-properties style:column-width="7.3611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7.3611in" fo:margin-left="-0.075in" fo:margin-top="0in" fo:margin-bottom="0in" table:align="left" style:writing-mode="lr-tb"/>
    </style:style>
    <style:style style:name="Table20.A" style:family="table-column">
      <style:table-column-properties style:column-width="7.3611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7.3611in" fo:margin-left="-0.075in" fo:margin-top="0in" fo:margin-bottom="0in" table:align="left" style:writing-mode="lr-tb"/>
    </style:style>
    <style:style style:name="Table21.A" style:family="table-column">
      <style:table-column-properties style:column-width="7.3611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7.3611in" fo:margin-left="-0.075in" fo:margin-top="0in" fo:margin-bottom="0in" table:align="left" style:writing-mode="lr-tb"/>
    </style:style>
    <style:style style:name="Table22.A" style:family="table-column">
      <style:table-column-properties style:column-width="7.3611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7.3611in" fo:margin-left="-0.075in" fo:margin-top="0in" fo:margin-bottom="0in" table:align="left" style:writing-mode="lr-tb"/>
    </style:style>
    <style:style style:name="Table23.A" style:family="table-column">
      <style:table-column-properties style:column-width="7.3611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7.3611in" fo:margin-left="-0.075in" fo:margin-top="0in" fo:margin-bottom="0in" table:align="left" style:writing-mode="lr-tb"/>
    </style:style>
    <style:style style:name="Table24.A" style:family="table-column">
      <style:table-column-properties style:column-width="7.3611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3611in" fo:margin-left="-0.075in" fo:margin-top="0in" fo:margin-bottom="0in" table:align="left" style:writing-mode="lr-tb"/>
    </style:style>
    <style:style style:name="Table25.A" style:family="table-column">
      <style:table-column-properties style:column-width="7.3611in"/>
    </style:style>
    <style:style style:name="Table25.1" style:family="table-row">
      <style:table-row-properties fo:keep-together="auto"/>
    </style:style>
    <style:style style:name="Table25.A1" style:family="table-cell">
      <style:table-cell-properties fo:padding-left="0.075in" fo:padding-right="0.075in" fo:padding-top="0in" fo:padding-bottom="0in" fo:border="0.5pt solid #000000" style:writing-mode="lr-tb"/>
    </style:style>
    <style:style style:name="Table26" style:family="table">
      <style:table-properties style:width="7.3611in" fo:margin-left="-0.075in" fo:margin-top="0in" fo:margin-bottom="0in" table:align="left" style:writing-mode="lr-tb"/>
    </style:style>
    <style:style style:name="Table26.A" style:family="table-column">
      <style:table-column-properties style:column-width="7.361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3611in" fo:margin-left="-0.075in" fo:margin-top="0in" fo:margin-bottom="0in" table:align="left" style:writing-mode="lr-tb"/>
    </style:style>
    <style:style style:name="Table27.A" style:family="table-column">
      <style:table-column-properties style:column-width="7.3611in"/>
    </style:style>
    <style:style style:name="Table27.1" style:family="table-row">
      <style:table-row-properties fo:keep-together="auto"/>
    </style:style>
    <style:style style:name="Table27.A1" style:family="table-cell">
      <style:table-cell-properties fo:padding-left="0.075in" fo:padding-right="0.075in" fo:padding-top="0in" fo:padding-bottom="0in" fo:border="0.5pt solid #000000" style:writing-mode="lr-tb"/>
    </style:style>
    <style:style style:name="Table28" style:family="table">
      <style:table-properties style:width="7.3611in" fo:margin-left="-0.075in" fo:margin-top="0in" fo:margin-bottom="0in" table:align="left" style:writing-mode="lr-tb"/>
    </style:style>
    <style:style style:name="Table28.A" style:family="table-column">
      <style:table-column-properties style:column-width="7.361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3611in" fo:margin-left="-0.075in" fo:margin-top="0in" fo:margin-bottom="0in" table:align="left" style:writing-mode="lr-tb"/>
    </style:style>
    <style:style style:name="Table29.A" style:family="table-column">
      <style:table-column-properties style:column-width="7.3611in"/>
    </style:style>
    <style:style style:name="Table29.1" style:family="table-row">
      <style:table-row-properties fo:keep-together="auto"/>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7.3611in" fo:margin-left="-0.075in" fo:margin-top="0in" fo:margin-bottom="0in" table:align="left" style:writing-mode="lr-tb"/>
    </style:style>
    <style:style style:name="Table30.A" style:family="table-column">
      <style:table-column-properties style:column-width="7.3611in"/>
    </style:style>
    <style:style style:name="Table30.1" style:family="table-row">
      <style:table-row-properties fo:keep-together="auto"/>
    </style:style>
    <style:style style:name="Table30.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0417in" fo:margin-bottom="0in" style:contextual-spacing="true" fo:orphans="2" fo:widows="2"/>
      <style:text-properties style:font-name="Calibri" fo:font-size="12pt" fo:language="ca" fo:country="ES" style:letter-kerning="false" style:font-name-asian="Calibri1" style:font-size-asian="12pt" style:language-asian="en" style:country-asian="US" style:font-size-complex="12pt" style:language-complex="ar" style:country-complex="SA"/>
    </style:style>
    <style:style style:name="P2" style:family="paragraph" style:parent-style-name="Standard">
      <style:paragraph-properties fo:margin-top="0.0417in" fo:margin-bottom="0in" style:contextual-spacing="tru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3" style:family="paragraph" style:parent-style-name="Standard">
      <style:paragraph-properties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4" style:family="paragraph" style:parent-style-name="List_20_Paragraph">
      <style:paragraph-properties fo:margin-left="0.25in"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5" style:family="paragraph" style:parent-style-name="Standard">
      <style:paragraph-properties fo:margin-top="0in" fo:margin-bottom="0in" style:contextual-spacing="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6" style:family="paragraph" style:parent-style-name="Standard">
      <style:paragraph-properties fo:margin-top="0in" fo:margin-bottom="0in" style:contextual-spacing="false" fo:orphans="2" fo:widows="2">
        <style:tab-stops>
          <style:tab-stop style:position="5.1146in"/>
        </style:tab-stops>
      </style:paragraph-properties>
      <style:text-properties style:font-name="Calibri" fo:font-size="12pt" style:letter-kerning="false" style:font-name-asian="Calibri1" style:font-size-asian="12pt" style:language-asian="en" style:country-asian="US" style:font-size-complex="12pt"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8" style:family="paragraph" style:parent-style-name="List_20_Paragraph">
      <style:paragraph-properties fo:margin-left="0.25in"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9" style:family="paragraph" style:parent-style-name="Standard">
      <style:paragraph-properties fo:margin-top="0in" fo:margin-bottom="0in" style:contextual-spacing="false"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10" style:family="paragraph" style:parent-style-name="Standard">
      <style:paragraph-properties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12" style:family="paragraph" style:parent-style-name="Standard">
      <style:paragraph-properties fo:margin-top="0in" fo:margin-bottom="0in" style:contextual-spacing="false" fo:orphans="2" fo:widows="2"/>
      <style:text-properties style:font-name="Calibri" fo:font-size="12pt" fo:language="es" fo:country="ES"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orphans="2" fo:widows="2"/>
      <style:text-properties style:font-name="Calibri" fo:font-size="12pt" fo:language="en" fo:country="GB" style:letter-kerning="false" style:font-name-asian="Calibri1" style:font-size-asian="12pt" style:language-asian="en" style:country-asian="US" style:font-size-complex="12pt" style:language-complex="ar" style:country-complex="SA"/>
    </style:style>
    <style:style style:name="P14" style:family="paragraph" style:parent-style-name="Standard">
      <style:paragraph-properties fo:orphans="2" fo:widows="2"/>
      <style:text-properties style:font-name="Calibri" fo:font-size="12pt" fo:language="en" fo:country="US" style:letter-kerning="false" style:font-name-asian="Calibri1" style:font-size-asian="12pt" style:language-asian="en" style:country-asian="US" style:font-size-complex="12pt" style:language-complex="ar" style:country-complex="SA"/>
    </style:style>
    <style:style style:name="P15" style:family="paragraph" style:parent-style-name="Standard">
      <style:paragraph-properties fo:orphans="2" fo:widows="2"/>
      <style:text-properties fo:color="#c00000" loext:opacity="100%" style:font-name="Calibri" fo:font-size="12pt" style:letter-kerning="false" style:font-name-asian="Calibri1" style:font-size-asian="12pt" style:language-asian="en" style:country-asian="US" style:font-size-complex="12pt" style:language-complex="ar" style:country-complex="SA"/>
    </style:style>
    <style:style style:name="P16" style:family="paragraph" style:parent-style-name="Standard">
      <style:paragraph-properties fo:margin-top="0in" fo:margin-bottom="0in" style:contextual-spacing="false" fo:orphans="2" fo:widows="2"/>
      <style:text-properties fo:color="#c00000" loext:opacity="100%" style:font-name="Calibri" fo:font-size="12pt" fo:language="en" fo:country="GB"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17" style:family="paragraph" style:parent-style-name="Standard">
      <style:paragraph-properties fo:orphans="2" fo:widows="2"/>
      <style:text-properties fo:color="#c00000" loext:opacity="100%" style:font-name="Calibri" fo:font-size="12pt" fo:language="es" fo:country="ES" style:letter-kerning="false" style:font-name-asian="Calibri1" style:font-size-asian="12pt" style:language-asian="en" style:country-asian="US" style:font-size-complex="12pt" style:language-complex="ar" style:country-complex="SA"/>
    </style:style>
    <style:style style:name="P18" style:family="paragraph" style:parent-style-name="Standard">
      <style:paragraph-properties fo:margin-top="0in" fo:margin-bottom="0in" style:contextual-spacing="false" fo:orphans="2" fo:widows="2"/>
      <style:text-properties style:font-name="Courier New" fo:font-size="8pt" fo:language="en" fo:country="US" style:letter-kerning="false" style:font-name-asian="Calibri1" style:font-size-asian="8pt" style:language-asian="en" style:country-asian="US" style:font-name-complex="Courier New1" style:font-size-complex="8pt" style:language-complex="ar" style:country-complex="SA"/>
    </style:style>
    <style:style style:name="P19" style:family="paragraph" style:parent-style-name="Header">
      <style:paragraph-properties fo:text-align="end" style:justify-single-word="false"/>
    </style:style>
    <style:style style:name="P20" style:family="paragraph" style:parent-style-name="Header">
      <style:text-properties fo:language="ca" fo:country="ES"/>
    </style:style>
    <style:style style:name="P21" style:family="paragraph" style:parent-style-name="Heading_20_1">
      <style:paragraph-properties fo:margin-top="0.1665in" fo:margin-bottom="0in" style:contextual-spacing="false" fo:text-align="start" style:justify-single-word="false" fo:break-before="auto" fo:break-after="auto"/>
    </style:style>
    <style:style style:name="P22" style:family="paragraph" style:parent-style-name="Heading_20_1">
      <style:paragraph-properties fo:margin-top="0in" fo:margin-bottom="0.0835in" style:contextual-spacing="false" fo:break-before="page"/>
    </style:style>
    <style:style style:name="P23" style:family="paragraph" style:parent-style-name="Heading_20_2">
      <style:paragraph-properties fo:margin-top="0in" fo:margin-bottom="0.0835in" style:contextual-spacing="false" fo:break-before="page"/>
    </style:style>
    <style:style style:name="P24" style:family="paragraph" style:parent-style-name="List_20_Paragraph" style:list-style-name="WWNum2"/>
    <style:style style:name="P25" style:family="paragraph" style:parent-style-name="List_20_Paragraph">
      <style:text-properties fo:language="ca" fo:country="ES"/>
    </style:style>
    <style:style style:name="P26" style:family="paragraph" style:parent-style-name="List_20_Paragraph">
      <style:paragraph-properties fo:margin-left="0.25in"/>
      <style:text-properties fo:language="ca" fo:country="ES"/>
    </style:style>
    <style:style style:name="P27" style:family="paragraph" style:parent-style-name="List_20_Paragraph" style:list-style-name="WWNum18"/>
    <style:style style:name="P28" style:family="paragraph" style:parent-style-name="List_20_Paragraph" style:list-style-name="WWNum18">
      <style:paragraph-properties fo:margin-top="0in" fo:margin-bottom="0in" style:contextual-spacing="true" fo:break-before="page"/>
    </style:style>
    <style:style style:name="P29" style:family="paragraph" style:parent-style-name="List_20_Paragraph" style:list-style-name="WWNum7">
      <style:paragraph-properties fo:margin-top="0in" fo:margin-bottom="0in" style:contextual-spacing="true" fo:text-align="start" style:justify-single-word="false"/>
    </style:style>
    <style:style style:name="P30" style:family="paragraph" style:parent-style-name="List_20_Paragraph" style:list-style-name="WWNum8">
      <style:paragraph-properties fo:margin-top="0in" fo:margin-bottom="0in" style:contextual-spacing="true" fo:text-align="start" style:justify-single-word="false"/>
    </style:style>
    <style:style style:name="P31" style:family="paragraph" style:parent-style-name="List_20_Paragraph" style:list-style-name="WWNum6">
      <style:paragraph-properties fo:margin-top="0in" fo:margin-bottom="0in" style:contextual-spacing="true" fo:text-align="start" style:justify-single-word="false"/>
    </style:style>
    <style:style style:name="P32" style:family="paragraph" style:parent-style-name="List_20_Paragraph" style:list-style-name="WWNum9"/>
    <style:style style:name="P33" style:family="paragraph" style:parent-style-name="List_20_Paragraph" style:list-style-name="WWNum6"/>
    <style:style style:name="P34" style:family="paragraph" style:parent-style-name="List_20_Paragraph">
      <style:paragraph-properties fo:margin-left="0.25in"/>
      <style:text-properties fo:language="es" fo:country="ES"/>
    </style:style>
    <style:style style:name="P35" style:family="paragraph" style:parent-style-name="List_20_Paragraph">
      <style:paragraph-properties fo:margin-left="0.25in"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36" style:family="paragraph" style:parent-style-name="Standard">
      <style:paragraph-properties fo:margin-top="0in" fo:margin-bottom="0in" style:contextual-spacing="false" fo:text-align="start" style:justify-single-word="false"/>
    </style:style>
    <style:style style:name="P37" style:family="paragraph" style:parent-style-name="Standard">
      <style:paragraph-properties fo:margin-top="0in" fo:margin-bottom="0in" style:contextual-spacing="false"/>
    </style:style>
    <style:style style:name="P38" style:family="paragraph" style:parent-style-name="Standard">
      <style:paragraph-properties fo:margin-top="0in" fo:margin-bottom="0in" style:contextual-spacing="false" fo:break-before="page"/>
    </style:style>
    <style:style style:name="P39" style:family="paragraph" style:parent-style-name="Standard">
      <style:text-properties fo:language="ca" fo:country="ES"/>
    </style:style>
    <style:style style:name="P40" style:family="paragraph" style:parent-style-name="Standard">
      <style:paragraph-properties fo:margin-top="0in" fo:margin-bottom="0in" style:contextual-spacing="false"/>
      <style:text-properties fo:language="ca" fo:country="ES"/>
    </style:style>
    <style:style style:name="P41" style:family="paragraph" style:parent-style-name="Standard">
      <style:paragraph-properties fo:margin-top="0.0417in" fo:margin-bottom="0in" style:contextual-spacing="true"/>
      <style:text-properties fo:language="ca" fo:country="ES"/>
    </style:style>
    <style:style style:name="P42" style:family="paragraph" style:parent-style-name="Standard">
      <style:paragraph-properties fo:margin-top="0in" fo:margin-bottom="0in" style:contextual-spacing="false" fo:text-align="start" style:justify-single-word="false"/>
      <style:text-properties fo:background-color="#808080"/>
    </style:style>
    <style:style style:name="P43" style:family="paragraph" style:parent-style-name="Standard">
      <style:text-properties fo:color="#c00000" loext:opacity="100%"/>
    </style:style>
    <style:style style:name="P44" style:family="paragraph" style:parent-style-name="Standard">
      <style:paragraph-properties fo:margin-top="0in" fo:margin-bottom="0in" style:contextual-spacing="false" fo:text-align="start" style:justify-single-word="false"/>
      <style:text-properties fo:color="#c00000" loext:opacity="100%"/>
    </style:style>
    <style:style style:name="P45" style:family="paragraph" style:parent-style-name="Standard">
      <style:paragraph-properties fo:orphans="2" fo:widows="2"/>
      <style:text-properties fo:color="#c00000" loext:opacity="100%" style:font-name="Calibri" fo:font-size="12pt" style:letter-kerning="false" style:font-name-asian="Calibri1" style:font-size-asian="12pt" style:language-asian="en" style:country-asian="US" style:font-size-complex="12pt" style:language-complex="ar" style:country-complex="SA"/>
    </style:style>
    <style:style style:name="P46" style:family="paragraph" style:parent-style-name="Standard">
      <style:paragraph-properties fo:orphans="2" fo:widows="2"/>
      <style:text-properties fo:color="#c00000" loext:opacity="100%" style:font-name="Calibri" fo:font-size="12pt" officeooo:rsid="000e7dd9" officeooo:paragraph-rsid="000e7dd9" style:letter-kerning="false" style:font-name-asian="Calibri1" style:font-size-asian="12pt" style:language-asian="en" style:country-asian="US" style:font-size-complex="12pt" style:language-complex="ar" style:country-complex="SA"/>
    </style:style>
    <style:style style:name="P47" style:family="paragraph" style:parent-style-name="Standard">
      <style:paragraph-properties fo:orphans="2" fo:widows="2"/>
      <style:text-properties fo:color="#c00000" loext:opacity="100%" style:font-name="Calibri" fo:font-size="12pt" officeooo:rsid="000e7dd9" officeooo:paragraph-rsid="000efd3a" style:letter-kerning="false" style:font-name-asian="Calibri1" style:font-size-asian="12pt" style:language-asian="en" style:country-asian="US" style:font-size-complex="12pt" style:language-complex="ar" style:country-complex="SA"/>
    </style:style>
    <style:style style:name="P48" style:family="paragraph" style:parent-style-name="Standard">
      <style:paragraph-properties fo:margin-top="0in" fo:margin-bottom="0in" style:contextual-spacing="false" fo:orphans="2" fo:widows="2"/>
      <style:text-properties fo:color="#c00000" loext:opacity="100%" style:font-name="Calibri" fo:font-size="12pt" fo:language="en" fo:country="GB"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49" style:family="paragraph" style:parent-style-name="Standard">
      <style:paragraph-properties fo:orphans="2" fo:widows="2"/>
      <style:text-properties fo:color="#c00000" loext:opacity="100%" style:font-name="Calibri" fo:font-size="12pt" fo:language="es" fo:country="ES" style:letter-kerning="false" style:font-name-asian="Calibri1" style:font-size-asian="12pt" style:language-asian="en" style:country-asian="US" style:font-size-complex="12pt" style:language-complex="ar" style:country-complex="SA"/>
    </style:style>
    <style:style style:name="P50" style:family="paragraph" style:parent-style-name="Standard">
      <style:paragraph-properties fo:orphans="2" fo:widows="2"/>
      <style:text-properties fo:color="#c00000" loext:opacity="100%" style:font-name="Calibri" fo:font-size="12pt" fo:language="es" fo:country="ES" officeooo:rsid="00147116" officeooo:paragraph-rsid="00147116" style:letter-kerning="false" style:font-name-asian="Calibri1" style:font-size-asian="12pt" style:language-asian="en" style:country-asian="US" style:font-size-complex="12pt" style:language-complex="ar" style:country-complex="SA"/>
    </style:style>
    <style:style style:name="P51" style:family="paragraph" style:parent-style-name="Standard">
      <style:text-properties fo:color="#c00000" loext:opacity="100%" fo:language="es" fo:country="ES"/>
    </style:style>
    <style:style style:name="P52" style:family="paragraph" style:parent-style-name="Standard">
      <style:paragraph-properties fo:margin-top="0in" fo:margin-bottom="0in" style:contextual-spacing="false" fo:text-align="start" style:justify-single-word="false"/>
      <style:text-properties fo:color="#c00000" loext:opacity="100%" fo:language="es" fo:country="ES" style:font-name-complex="F"/>
    </style:style>
    <style:style style:name="P53" style:family="paragraph" style:parent-style-name="Standard">
      <style:paragraph-properties fo:margin-top="0.0417in" fo:margin-bottom="0in" style:contextual-spacing="true"/>
    </style:style>
    <style:style style:name="P54" style:family="paragraph" style:parent-style-name="Standard">
      <style:paragraph-properties fo:margin-top="0.0417in" fo:margin-bottom="0in" style:contextual-spacing="true" fo:orphans="2" fo:widows="2"/>
      <style:text-properties style:font-name="Calibri" fo:font-size="12pt" fo:language="ca" fo:country="ES" style:letter-kerning="false" style:font-name-asian="Calibri1" style:font-size-asian="12pt" style:language-asian="en" style:country-asian="US" style:font-size-complex="12pt" style:language-complex="ar" style:country-complex="SA"/>
    </style:style>
    <style:style style:name="P55" style:family="paragraph" style:parent-style-name="Standard">
      <style:paragraph-properties fo:margin-top="0.0417in" fo:margin-bottom="0in" style:contextual-spacing="tru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56" style:family="paragraph" style:parent-style-name="Standard">
      <style:paragraph-properties fo:margin-top="0in" fo:margin-bottom="0in" style:contextual-spacing="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57" style:family="paragraph" style:parent-style-name="Standard">
      <style:paragraph-properties fo:margin-top="0in" fo:margin-bottom="0in" style:contextual-spacing="false" fo:orphans="2" fo:widows="2">
        <style:tab-stops>
          <style:tab-stop style:position="5.1146in"/>
        </style:tab-stops>
      </style:paragraph-properties>
      <style:text-properties style:font-name="Calibri" fo:font-size="12pt" style:letter-kerning="false" style:font-name-asian="Calibri1" style:font-size-asian="12pt" style:language-asian="en" style:country-asian="US" style:font-size-complex="12pt" style:language-complex="ar" style:country-complex="SA"/>
    </style:style>
    <style:style style:name="P58" style:family="paragraph" style:parent-style-name="Standard">
      <style:paragraph-properties fo:orphans="2" fo:widows="2"/>
      <style:text-properties style:font-name="Calibri" fo:font-size="12pt" officeooo:paragraph-rsid="000661be" style:letter-kerning="false" style:font-name-asian="Calibri1" style:font-size-asian="12pt" style:language-asian="en" style:country-asian="US" style:font-size-complex="12pt" style:language-complex="ar" style:country-complex="SA"/>
    </style:style>
    <style:style style:name="P59" style:family="paragraph" style:parent-style-name="Standard">
      <style:paragraph-properties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60" style:family="paragraph" style:parent-style-name="Standard">
      <style:paragraph-properties fo:orphans="2" fo:widows="2"/>
      <style:text-properties style:font-name="Calibri" fo:font-size="12pt" officeooo:paragraph-rsid="000fe566" style:letter-kerning="false" style:font-name-asian="Calibri1" style:font-size-asian="12pt" style:language-asian="en" style:country-asian="US" style:font-size-complex="12pt" style:language-complex="ar" style:country-complex="SA"/>
    </style:style>
    <style:style style:name="P61" style:family="paragraph" style:parent-style-name="Standard">
      <style:paragraph-properties fo:orphans="2" fo:widows="2"/>
      <style:text-properties style:font-name="Calibri" fo:font-size="12pt" officeooo:paragraph-rsid="0012ad5a" style:letter-kerning="false" style:font-name-asian="Calibri1" style:font-size-asian="12pt" style:language-asian="en" style:country-asian="US" style:font-size-complex="12pt" style:language-complex="ar" style:country-complex="SA"/>
    </style:style>
    <style:style style:name="P62" style:family="paragraph" style:parent-style-name="Standard">
      <style:paragraph-properties fo:margin-top="0in" fo:margin-bottom="0in" style:contextual-spacing="false" fo:text-align="start" style:justify-single-word="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63" style:family="paragraph" style:parent-style-name="Standard">
      <style:paragraph-properties fo:text-align="start" style:justify-single-word="false" fo:orphans="2" fo:widows="2"/>
      <style:text-properties style:font-name="Calibri" fo:font-size="12pt" style:letter-kerning="false" style:font-name-asian="Calibri1" style:font-size-asian="12pt" style:language-asian="en" style:country-asian="US" style:font-size-complex="12pt" style:language-complex="ar" style:country-complex="SA"/>
    </style:style>
    <style:style style:name="P64" style:family="paragraph" style:parent-style-name="Standard">
      <style:paragraph-properties fo:text-align="start" style:justify-single-word="false" fo:orphans="2" fo:widows="2"/>
      <style:text-properties style:font-name="Calibri" fo:font-size="12pt" officeooo:paragraph-rsid="00080856" style:letter-kerning="false" style:font-name-asian="Calibri1" style:font-size-asian="12pt" style:language-asian="en" style:country-asian="US" style:font-size-complex="12pt" style:language-complex="ar" style:country-complex="SA"/>
    </style:style>
    <style:style style:name="P65" style:family="paragraph" style:parent-style-name="Standard">
      <style:paragraph-properties fo:margin-top="0in" fo:margin-bottom="0in" style:contextual-spacing="false" fo:orphans="2" fo:widows="2"/>
      <style:text-properties style:font-name="Calibri" fo:font-size="12pt" fo:language="en" fo:country="GB" style:letter-kerning="false" style:font-name-asian="Calibri1" style:font-size-asian="12pt" style:language-asian="en" style:country-asian="US" style:font-size-complex="12pt" style:language-complex="ar" style:country-complex="SA"/>
    </style:style>
    <style:style style:name="P66" style:family="paragraph" style:parent-style-name="Standard">
      <style:paragraph-properties fo:margin-top="0in" fo:margin-bottom="0in" style:contextual-spacing="false"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67" style:family="paragraph" style:parent-style-name="Standard">
      <style:paragraph-properties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68" style:family="paragraph" style:parent-style-name="Standard">
      <style:paragraph-properties fo:margin-top="0in" fo:margin-bottom="0in" style:contextual-spacing="false" fo:text-align="start" style:justify-single-word="false" fo:orphans="2" fo:widows="2"/>
      <style:text-properties style:font-name="Calibri" fo:font-size="12pt" fo:language="es" fo:country="ES" style:letter-kerning="false" style:font-name-asian="Calibri1" style:font-size-asian="12pt" style:language-asian="en" style:country-asian="US" style:font-size-complex="12pt" style:language-complex="ar" style:country-complex="SA"/>
    </style:style>
    <style:style style:name="P69" style:family="paragraph" style:parent-style-name="Standard">
      <style:paragraph-properties fo:margin-top="0in" fo:margin-bottom="0in" style:contextual-spacing="false" fo:orphans="2" fo:widows="2"/>
      <style:text-properties style:font-name="Calibri" fo:font-size="12pt" fo:language="es" fo:country="ES"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70" style:family="paragraph" style:parent-style-name="Standard">
      <style:paragraph-properties fo:orphans="2" fo:widows="2"/>
      <style:text-properties style:font-name="Calibri" fo:font-size="12pt" fo:language="es" fo:country="ES"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71" style:family="paragraph" style:parent-style-name="Standard">
      <style:paragraph-properties fo:orphans="2" fo:widows="2"/>
      <style:text-properties style:font-name="Calibri" fo:font-size="12pt" fo:language="en" fo:country="US" style:letter-kerning="false" style:font-name-asian="Calibri1" style:font-size-asian="12pt" style:language-asian="en" style:country-asian="US" style:font-size-complex="12pt" style:language-complex="ar" style:country-complex="SA"/>
    </style:style>
    <style:style style:name="P72" style:family="paragraph" style:parent-style-name="Standard">
      <style:paragraph-properties fo:orphans="2" fo:widows="2"/>
      <style:text-properties style:font-name="Calibri" fo:font-size="12pt"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73" style:family="paragraph" style:parent-style-name="Standard">
      <style:paragraph-properties fo:orphans="2" fo:widows="2"/>
      <style:text-properties style:font-name="Calibri" fo:font-size="12pt" fo:font-weight="bold" officeooo:rsid="00039117" officeooo:paragraph-rsid="00039117" style:letter-kerning="false" style:font-name-asian="Calibri1" style:font-size-asian="12pt" style:language-asian="en" style:country-asian="US" style:font-weight-asian="bold" style:font-size-complex="12pt" style:language-complex="ar" style:country-complex="SA" style:font-weight-complex="bold"/>
    </style:style>
    <style:style style:name="P74" style:family="paragraph" style:parent-style-name="Standard">
      <style:paragraph-properties fo:orphans="2" fo:widows="2"/>
      <style:text-properties style:font-name="Calibri" fo:font-size="12pt" fo:font-weight="bold" officeooo:rsid="0004f07a" officeooo:paragraph-rsid="0004f07a" style:letter-kerning="false" style:font-name-asian="Calibri1" style:font-size-asian="12pt" style:language-asian="en" style:country-asian="US" style:font-weight-asian="bold" style:font-size-complex="12pt" style:language-complex="ar" style:country-complex="SA" style:font-weight-complex="bold"/>
    </style:style>
    <style:style style:name="P75" style:family="paragraph" style:parent-style-name="Standard">
      <style:paragraph-properties fo:text-align="start" style:justify-single-word="false" fo:orphans="2" fo:widows="2"/>
      <style:text-properties style:font-name="Calibri" fo:font-size="12pt" fo:font-weight="bold" officeooo:rsid="00080856" officeooo:paragraph-rsid="00080856" style:letter-kerning="false" style:font-name-asian="Calibri1" style:font-size-asian="12pt" style:language-asian="en" style:country-asian="US" style:font-weight-asian="bold" style:font-size-complex="12pt" style:language-complex="ar" style:country-complex="SA" style:font-weight-complex="bold"/>
    </style:style>
    <style:style style:name="P76" style:family="paragraph" style:parent-style-name="Standard">
      <style:paragraph-properties fo:orphans="2" fo:widows="2"/>
      <style:text-properties style:font-name="Calibri" fo:font-size="12pt" fo:font-weight="bold" officeooo:rsid="000ab35a" officeooo:paragraph-rsid="000ab35a" style:letter-kerning="false" style:font-name-asian="Calibri1" style:font-size-asian="12pt" style:language-asian="en" style:country-asian="US" style:font-weight-asian="bold" style:font-size-complex="12pt" style:language-complex="ar" style:country-complex="SA" style:font-weight-complex="bold"/>
    </style:style>
    <style:style style:name="P77" style:family="paragraph" style:parent-style-name="Standard">
      <style:paragraph-properties fo:orphans="2" fo:widows="2"/>
      <style:text-properties style:font-name="Calibri" fo:font-size="12pt" fo:font-weight="bold" officeooo:rsid="000ca215" officeooo:paragraph-rsid="000ca215" style:letter-kerning="false" style:font-name-asian="Calibri1" style:font-size-asian="12pt" style:language-asian="en" style:country-asian="US" style:font-weight-asian="bold" style:font-size-complex="12pt" style:language-complex="ar" style:country-complex="SA" style:font-weight-complex="bold"/>
    </style:style>
    <style:style style:name="P78" style:family="paragraph" style:parent-style-name="Standard">
      <style:paragraph-properties fo:orphans="2" fo:widows="2"/>
      <style:text-properties style:font-name="Calibri" fo:font-size="12pt" fo:font-weight="bold" officeooo:rsid="000e7dd9" officeooo:paragraph-rsid="000e7dd9" style:letter-kerning="false" style:font-name-asian="Calibri1" style:font-size-asian="12pt" style:language-asian="en" style:country-asian="US" style:font-weight-asian="bold" style:font-size-complex="12pt" style:language-complex="ar" style:country-complex="SA" style:font-weight-complex="bold"/>
    </style:style>
    <style:style style:name="P79" style:family="paragraph" style:parent-style-name="Standard">
      <style:paragraph-properties fo:orphans="2" fo:widows="2"/>
      <style:text-properties style:font-name="Calibri" fo:font-size="12pt" fo:font-weight="bold" officeooo:rsid="0010e24f" officeooo:paragraph-rsid="0010e24f" style:letter-kerning="false" style:font-name-asian="Calibri1" style:font-size-asian="12pt" style:language-asian="en" style:country-asian="US" style:font-weight-asian="bold" style:font-size-complex="12pt" style:language-complex="ar" style:country-complex="SA" style:font-weight-complex="bold"/>
    </style:style>
    <style:style style:name="P80" style:family="paragraph" style:parent-style-name="Standard">
      <style:paragraph-properties fo:orphans="2" fo:widows="2"/>
      <style:text-properties style:font-name="Calibri" fo:font-size="12pt" fo:font-weight="bold" officeooo:rsid="0012ad5a" officeooo:paragraph-rsid="0012ad5a" style:letter-kerning="false" style:font-name-asian="Calibri1" style:font-size-asian="12pt" style:language-asian="en" style:country-asian="US" style:font-weight-asian="bold" style:font-size-complex="12pt" style:language-complex="ar" style:country-complex="SA" style:font-weight-complex="bold"/>
    </style:style>
    <style:style style:name="P81" style:family="paragraph" style:parent-style-name="Standard">
      <style:text-properties fo:language="es" fo:country="ES"/>
    </style:style>
    <style:style style:name="P82" style:family="paragraph" style:parent-style-name="Standard">
      <style:paragraph-properties fo:margin-top="0in" fo:margin-bottom="0in" style:contextual-spacing="false" fo:orphans="2" fo:widows="2"/>
      <style:text-properties style:font-name="Courier New" fo:font-size="8pt" fo:language="en" fo:country="US" style:letter-kerning="false" style:font-name-asian="Calibri1" style:font-size-asian="8pt" style:language-asian="en" style:country-asian="US" style:font-name-complex="Courier New1" style:font-size-complex="8pt" style:language-complex="ar" style:country-complex="SA"/>
    </style:style>
    <style:style style:name="P83" style:family="paragraph" style:parent-style-name="Standard">
      <style:text-properties fo:language="en" fo:country="US"/>
    </style:style>
    <style:style style:name="P84" style:family="paragraph" style:parent-style-name="Standard">
      <style:text-properties fo:font-weight="bold" style:language-asian="en" style:country-asian="US" style:font-weight-asian="bold" style:language-complex="ar" style:country-complex="SA" style:font-weight-complex="bold"/>
    </style:style>
    <style:style style:name="T1" style:family="text">
      <style:text-properties style:font-name="Times New Roman" fo:font-size="20pt" fo:language="es" fo:country="ES" style:text-underline-style="solid" style:text-underline-width="auto" style:text-underline-color="font-color" fo:font-weight="bold" style:font-size-asian="20pt" style:rfc-language-tag-asian="es-ES-u-co-trad" style:language-asian="es" style:country-asian="ES" style:font-weight-asian="bold" style:font-name-complex="Times New Roman1"/>
    </style:style>
    <style:style style:name="T2" style:family="text">
      <style:text-properties style:font-name="Times New Roman" fo:font-size="16pt" fo:language="ca" fo:country="ES" fo:font-weight="bold" style:font-size-asian="16pt" style:font-weight-asian="bold" style:font-name-complex="Times New Roman1" style:font-size-complex="16pt"/>
    </style:style>
    <style:style style:name="T3" style:family="text">
      <style:text-properties style:font-name="Times New Roman" fo:language="es" fo:country="ES" fo:font-weight="bold" style:font-weight-asian="bold" style:font-name-complex="Times New Roman1"/>
    </style:style>
    <style:style style:name="T4" style:family="text">
      <style:text-properties style:font-name="Times New Roman" fo:language="ca" fo:country="ES" fo:font-weight="bold" style:font-weight-asian="bold" style:font-name-complex="Times New Roman1"/>
    </style:style>
    <style:style style:name="T5" style:family="text">
      <style:text-properties fo:language="ca" fo:country="ES"/>
    </style:style>
    <style:style style:name="T6" style:family="text">
      <style:text-properties fo:language="ca" fo:country="ES"/>
    </style:style>
    <style:style style:name="T7" style:family="text">
      <style:text-properties fo:language="ca" fo:country="ES" style:font-name-complex="Calibri1"/>
    </style:style>
    <style:style style:name="T8" style:family="text">
      <style:text-properties fo:language="ca" fo:country="ES" fo:font-style="italic" style:font-style-asian="italic" style:font-style-complex="italic"/>
    </style:style>
    <style:style style:name="T9" style:family="text">
      <style:text-properties fo:language="ca" fo:country="ES" fo:font-style="italic" style:font-style-asian="italic" style:font-name-complex="Calibri1" style:font-style-complex="italic"/>
    </style:style>
    <style:style style:name="T10" style:family="text">
      <style:text-properties fo:language="ca" fo:country="ES" fo:font-weight="bold" style:font-weight-asian="bold"/>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name-complex="Courier New1" style:font-size-complex="8pt"/>
    </style:style>
    <style:style style:name="T13" style:family="text">
      <style:text-properties style:font-name="Courier New" fo:font-size="8pt" fo:language="en" fo:country="US" style:font-size-asian="8pt" style:font-name-complex="Courier New1" style:font-size-complex="8pt"/>
    </style:style>
    <style:style style:name="T14" style:family="text">
      <style:text-properties fo:background-color="#808080"/>
    </style:style>
    <style:style style:name="T15" style:family="text">
      <style:text-properties fo:color="#c00000" loext:opacity="100%"/>
    </style:style>
    <style:style style:name="T16" style:family="text">
      <style:text-properties fo:color="#c00000" loext:opacity="100%" fo:font-weight="bold" style:font-weight-asian="bold" style:font-weight-complex="bold"/>
    </style:style>
    <style:style style:name="T17" style:family="text">
      <style:text-properties fo:color="#c00000" loext:opacity="100%" fo:font-weight="bold" style:font-weight-asian="bold" style:font-weight-complex="bold"/>
    </style:style>
    <style:style style:name="T18" style:family="text">
      <style:text-properties fo:color="#c00000" loext:opacity="100%" fo:language="en" fo:country="GB" fo:font-weight="bold" style:font-weight-asian="bold" style:font-weight-complex="bold"/>
    </style:style>
    <style:style style:name="T19" style:family="text">
      <style:text-properties fo:color="#c00000" loext:opacity="100%" fo:language="en" fo:country="GB" fo:font-weight="bold" style:font-weight-asian="bold" style:font-weight-complex="bold"/>
    </style:style>
    <style:style style:name="T20" style:family="text">
      <style:text-properties fo:color="#c00000" loext:opacity="100%" fo:language="es" fo:country="ES" fo:font-weight="bold" style:font-weight-asian="bold" style:font-weight-complex="bold"/>
    </style:style>
    <style:style style:name="T21" style:family="text">
      <style:text-properties fo:color="#c00000" loext:opacity="100%" fo:language="es" fo:country="ES" fo:font-weight="bold" style:font-weight-asian="bold" style:font-weight-complex="bold"/>
    </style:style>
    <style:style style:name="T22" style:family="text">
      <style:text-properties fo:color="#c00000" loext:opacity="100%" fo:language="es" fo:country="ES"/>
    </style:style>
    <style:style style:name="T23" style:family="text">
      <style:text-properties fo:color="#c00000" loext:opacity="100%" fo:language="es" fo:country="ES" style:font-name-complex="F"/>
    </style:style>
    <style:style style:name="T24" style:family="text">
      <style:text-properties fo:language="es" fo:country="ES"/>
    </style:style>
    <style:style style:name="T25" style:family="text">
      <style:text-properties fo:language="es" fo:country="ES"/>
    </style:style>
    <style:style style:name="T26" style:family="text">
      <style:text-properties fo:language="es" fo:country="ES" fo:font-weight="bold" style:font-weight-asian="bold" style:font-weight-complex="bold"/>
    </style:style>
    <style:style style:name="T27" style:family="text">
      <style:text-properties fo:language="es" fo:country="ES" fo:font-weight="bold" style:font-weight-asian="bold" style:font-weight-complex="bold"/>
    </style:style>
    <style:style style:name="T28" style:family="text">
      <style:text-properties fo:language="en" fo:country="GB"/>
    </style:style>
    <style:style style:name="T29" style:family="text">
      <style:text-properties fo:language="en" fo:country="GB"/>
    </style:style>
    <style:style style:name="T30" style:family="text">
      <style:text-properties fo:font-weight="bold" style:font-weight-asian="bold" style:font-weight-complex="bold"/>
    </style:style>
    <style:style style:name="T31" style:family="text">
      <style:text-properties fo:font-weight="bold" officeooo:rsid="00080856" style:font-weight-asian="bold" style:font-weight-complex="bold"/>
    </style:style>
    <style:style style:name="T32" style:family="text">
      <style:text-properties fo:font-weight="bold" officeooo:rsid="000661be" style:font-weight-asian="bold" style:font-weight-complex="bold"/>
    </style:style>
    <style:style style:name="T33" style:family="text">
      <style:text-properties fo:font-weight="bold" officeooo:rsid="000fe566" style:font-weight-asian="bold" style:font-weight-complex="bold"/>
    </style:style>
    <style:style style:name="T34" style:family="text">
      <style:text-properties fo:font-weight="bold" officeooo:rsid="0012ad5a" style:font-weight-asian="bold" style:font-weight-complex="bold"/>
    </style:style>
    <style:style style:name="T35" style:family="text">
      <style:text-properties fo:language="en" fo:country="US"/>
    </style:style>
    <style:style style:name="T36" style:family="text">
      <style:text-properties style:text-underline-style="solid" style:text-underline-width="auto" style:text-underline-color="font-color"/>
    </style:style>
    <style:style style:name="T37" style:family="text">
      <style:text-properties fo:color="#2e74b5" loext:opacity="100%" style:font-name="Calibri Light" fo:font-size="16pt" fo:language="es" fo:country="ES" style:font-name-asian="ＭＳ ゴシック" style:font-size-asian="16pt" style:font-name-complex="F" style:font-size-complex="16pt">
        <loext:char-complex-color loext:theme-type="accent1" loext:color-type="theme">
          <loext:transformation loext:type="shade" loext:value="2509"/>
        </loext:char-complex-color>
      </style:text-properties>
    </style:style>
    <style:style style:name="T38" style:family="text">
      <style:text-properties style:font-name="Symbol1" fo:font-size="16pt" fo:language="ca" fo:country="ES" fo:font-weight="bold" style:font-name-asian="Symbol2" style:font-size-asian="16pt" style:font-weight-asian="bold" style:font-name-complex="Symbol2" style:font-size-complex="16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loext:marker-style-name="T1"><text:span text:style-name="T1">Ús de la SIO amb interrupcions</text:span><text:span text:style-name="T1"/></text:p>
      <text:p text:style-name="P36"/>
      <text:h text:style-name="P21" text:outline-level="1" loext:marker-style-name="T5"><text:span text:style-name="T5">Objectius de la sessió</text:span><text:span text:style-name="T5"/></text:h>
      <text:list text:style-name="WWNum2">
        <text:list-item>
          <text:p text:style-name="P24" loext:marker-style-name="T5"><text:span text:style-name="T5">Entendre els conceptes clau per treballar amb una SIO amb interrupcions.</text:span><text:span text:style-name="T5"/></text:p>
        </text:list-item>
        <text:list-item>
          <text:p text:style-name="P24" loext:marker-style-name="T5"><text:span text:style-name="T5">Programar la SIO amb interrupcions en recepció.</text:span><text:span text:style-name="T5"/></text:p>
        </text:list-item>
        <text:list-item>
          <text:p text:style-name="P24" loext:marker-style-name="T5"><text:span text:style-name="T5">Programar la SIO amb interrupcions en transmissió.</text:span><text:span text:style-name="T5"/></text:p>
        </text:list-item>
        <text:list-item>
          <text:p text:style-name="P24" loext:marker-style-name="T5"><text:span text:style-name="T5">Obtenir un TAD SIO INTERRUPTIU amb una estètica immillorable. Honor i glòria!</text:span><text:bookmark-start text:name="_Toc163461221"/><text:span text:style-name="T5"/></text:p>
        </text:list-item>
      </text:list>
      <text:p text:style-name="P25" loext:marker-style-name="T5"/>
      <text:p text:style-name="Standard" loext:marker-style-name="Títol 1 Car"><text:span text:style-name="Títol_20_1_20_Car"/></text:p>
      <text:p text:style-name="Standard" loext:marker-style-name="Títol 1 Car"><text:span text:style-name="Títol_20_1_20_Car">Introducció: Software del que partirem</text:span><text:bookmark-end text:name="_Toc163461221"/></text:p>
      <text:p text:style-name="Standard">Per completar aquesta sessió partirem de diversos mòduls que donarem per fets. Tots ells els hem anat treballant en sessions anteriors. Us detallem els mòduls i les seves capçaleres.</text:p>
      <text:p text:style-name="Standard">Donat que no volem que invertiu temps en aquest software, us els deixem ja fets per que tots utilitzem el mateix.</text:p>
      <text:h text:style-name="Heading_20_2" text:outline-level="2"><text:bookmark-start text:name="_Toc163461222"/>TAD OUT<text:bookmark-end text:name="_Toc163461222"/></text:h>
      <text:p text:style-name="Standard">Un TAD bàsic amb la conversió de <text:span text:style-name="T11">unsigned char</text:span> a Set Segments, per no haver-se de preocupar per les conversions. Observeu la bellesa de la variable Taula7S, que està declarada com a <text:span text:style-name="T11">const</text:span> per que no ocupi espai a la memòria RAM. La resta és evident.</text:p>
      <text:p text:style-name="Standard"/>
      <text:p text:style-name="P37" loext:marker-style-name="T5"><text:bookmark-start text:name="__DdeLink__3032_2054209451"/><text:span text:style-name="Subtle_20_Emphasis"><text:span text:style-name="T5">#define LED0 0</text:span></text:span><text:span text:style-name="T5"/></text:p>
      <text:p text:style-name="P37" loext:marker-style-name="T5"><text:span text:style-name="Subtle_20_Emphasis"><text:span text:style-name="T5">#define LED1 1</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OUT_Init (void);</text:span></text:span><text:span text:style-name="T5"/></text:p>
      <text:p text:style-name="P37" loext:marker-style-name="T5"><text:span text:style-name="Subtle_20_Emphasis"><text:span text:style-name="T5">// Post: Inicialitza el mòdul, i configura entrades i sortides</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OUT_7SegmentsPinta (unsigned char Valor);</text:span></text:span><text:span text:style-name="T5"/></text:p>
      <text:p text:style-name="P37" loext:marker-style-name="T5"><text:span text:style-name="Subtle_20_Emphasis"><text:span text:style-name="T5">// Post: Pinta al 7S (LATD), la conversió a 7S del Valor.</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OUT_EncenLed (unsigned char Led);</text:span></text:span><text:span text:style-name="T5"/></text:p>
      <text:p text:style-name="P37" loext:marker-style-name="T5"><text:span text:style-name="Subtle_20_Emphasis"><text:span text:style-name="T5">// Post: Encen el LED0 (RA4), o LED1 (RA3)</text:span></text:span><text:span text:style-name="T5"/></text:p>
      <text:p text:style-name="P37" loext:marker-style-name="T5"><text:span text:style-name="Subtle_20_Emphasis"><text:span text:style-name="T5"><text:s text:c="16"/></text:span></text:span><text:span text:style-name="T5"/></text:p>
      <text:p text:style-name="P37" loext:marker-style-name="T5"><text:span text:style-name="Subtle_20_Emphasis"><text:span text:style-name="T5">void OUT_ApagaLed (unsigned char Led);</text:span></text:span><text:span text:style-name="T5"/></text:p>
      <text:p text:style-name="P37" loext:marker-style-name="T5"><text:span text:style-name="Subtle_20_Emphasis"><text:span text:style-name="T5">// Post: Apaga el LED0 (RA4), o LED1 (RA3)</text:span></text:span><text:bookmark-end text:name="__DdeLink__3032_2054209451"/><text:span text:style-name="T5"/></text:p>
      <text:h text:style-name="Heading_20_2" text:outline-level="2"><text:bookmark-start text:name="_Toc163461223"/>TAD POLS0<text:bookmark-end text:name="_Toc163461223"/></text:h>
      <text:p text:style-name="Standard">El segon TAD es correspon al control del polsador connectat al pin RB0. Un TAD senzill, que filtra els rebots de pujada i baixada (50mseg), i que per tant utilitza el <text:span text:style-name="T11">timer</text:span> (el declarem a continuació).</text:p>
      <text:p text:style-name="Standard">Ull amb l’ús de la funció POLS0_HiHaPulsacio. Fixeu-vos que la lectura és destructiva. Això vol dir que si retorna CERT, ja dona per notificada la pulsació. Dit d’altra manera, no cal fer res per “esborrar” la notificació de pulsació. Si tornem a preguntar si hi ha pulsació després d’una notificació de pulsació amb CERT, la funció ens retornarà FALS.</text:p>
      <text:p text:style-name="Standard"/>
      <text:p text:style-name="P37" loext:marker-style-name="T5"><text:bookmark-start text:name="__DdeLink__3030_2054209451"/><text:soft-page-break/><text:span text:style-name="Subtle_20_Emphasis"><text:span text:style-name="T5">#define CERT 1</text:span></text:span><text:span text:style-name="T5"/></text:p>
      <text:p text:style-name="P37" loext:marker-style-name="T5"><text:span text:style-name="Subtle_20_Emphasis"><text:span text:style-name="T5">#define FALS 0</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POLS0_Init (void);</text:span></text:span><text:span text:style-name="T5"/></text:p>
      <text:p text:style-name="P37" loext:marker-style-name="T5"><text:span text:style-name="Subtle_20_Emphasis"><text:span text:style-name="T5">// Post: Inicialitza el TAD. Pre condició de la resta de funcions</text:span></text:span><text:span text:style-name="T5"/></text:p>
      <text:p text:style-name="P37" loext:marker-style-name="T5"><text:span text:style-name="Subtle_20_Emphasis"><text:span text:style-name="T5"><text:s text:c="4"/></text:span></text:span><text:span text:style-name="T5"/></text:p>
      <text:p text:style-name="P37" loext:marker-style-name="T5"><text:span text:style-name="Subtle_20_Emphasis"><text:span text:style-name="T5">void POLS0_Motor (void);</text:span></text:span><text:span text:style-name="T5"/></text:p>
      <text:p text:style-name="P37" loext:marker-style-name="T5"><text:span text:style-name="Subtle_20_Emphasis"><text:span text:style-name="T5">// Post: Farà avançar el motor del TAD.</text:span></text:span><text:span text:style-name="T5"/></text:p>
      <text:p text:style-name="P40" loext:marker-style-name="T5"><text:span text:style-name="Subtle_20_Emphasis"><text:span text:style-name="T5"/></text:span></text:p>
      <text:p text:style-name="P37" loext:marker-style-name="T5"><text:span text:style-name="Subtle_20_Emphasis"><text:span text:style-name="T5">unsigned char POLS0_HiHaPulsacio (void);</text:span></text:span><text:span text:style-name="T5"/></text:p>
      <text:p text:style-name="P37" loext:marker-style-name="T5"><text:span text:style-name="Subtle_20_Emphasis"><text:span text:style-name="T5">// Post: Retorna CERT si s'ha premut el polsador, FALS en cas contrari-</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POLS0_End (void);</text:span></text:span><text:span text:style-name="T5"/></text:p>
      <text:p text:style-name="P37" loext:marker-style-name="T5"><text:span text:style-name="Subtle_20_Emphasis"><text:span text:style-name="T5">// Destructor del TAD</text:span></text:span><text:bookmark-end text:name="__DdeLink__3030_2054209451"/><text:span text:style-name="T5"/></text:p>
      <text:h text:style-name="Heading_20_2" text:outline-level="2"><text:bookmark-start text:name="_Toc163461224"/>TAD TIMER<text:bookmark-end text:name="_Toc163461224"/></text:h>
      <text:p text:style-name="Standard">L’arxiconegut i mai prou valorat TAD <text:span text:style-name="T11">Timer</text:span>. Fixeu-vos que la capçalera de la funció TI_RSITimer0 diu que és important que aquesta funció sigui cridada des de la RSI, en cas que TMR0IF==1. Això és així perquè una única interrupció (treballarem sense prioritats) serà cridada quan el <text:span text:style-name="T11">timer</text:span> o qualsevol altre dispositiu que tingui permís per interrompre, ho faci.</text:p>
      <text:p text:style-name="Standard">Així, quan la funció veritable funció d’interrupció (al main.c) sigui cridada, haurà de comprovar qui ha estat l’origen de la interrupció. En el cas que sigui el <text:span text:style-name="T11">timer</text:span>, haurà de cridar a la funció que hem anomenat TI_RSITimer0.</text:p>
      <text:p text:style-name="Standard">Sense més, aquí les capçaleres:</text:p>
      <text:p text:style-name="P39" loext:marker-style-name="T5"><text:span text:style-name="Subtle_20_Emphasis"><text:span text:style-name="T5"/></text:span></text:p>
      <text:p text:style-name="P37" loext:marker-style-name="T5"><text:bookmark-start text:name="__DdeLink__3028_2054209451"/><text:span text:style-name="Subtle_20_Emphasis"><text:span text:style-name="T5">// CONSTANTS</text:span></text:span><text:span text:style-name="T5"/></text:p>
      <text:p text:style-name="P37" loext:marker-style-name="T5"><text:span text:style-name="Subtle_20_Emphasis"><text:span text:style-name="T5">#define TI_FALS 0</text:span></text:span><text:span text:style-name="T5"/></text:p>
      <text:p text:style-name="P37" loext:marker-style-name="T5"><text:span text:style-name="Subtle_20_Emphasis"><text:span text:style-name="T5">#define TI_CERT 1</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text:span></text:span><text:bookmark-start text:name="_Hlk163324233"/><text:span text:style-name="Subtle_20_Emphasis"><text:span text:style-name="T5">TI_RSITimer0(void);</text:span></text:span><text:span text:style-name="T5"/></text:p>
      <text:p text:style-name="P37" loext:marker-style-name="T5"><text:span text:style-name="Subtle_20_Emphasis"><text:span text:style-name="T5">// IMPORTANT! Funció que ha der ser cridada des de la RSI, en en cas que TMR0IF==1.</text:span></text:span><text:span text:style-name="T5"/></text:p>
      <text:p text:style-name="P37" loext:marker-style-name="T5"><text:span text:style-name="Subtle_20_Emphasis"><text:span text:style-name="T5">// La RSI ha de contenir: if (TMR0IF==1) RSI_Timer0();</text:span></text:span><text:bookmark-end text:name="_Hlk163324233"/><text:span text:style-name="T5"/></text:p>
      <text:p text:style-name="P40" loext:marker-style-name="T5"><text:span text:style-name="Subtle_20_Emphasis"><text:span text:style-name="T5"/></text:span></text:p>
      <text:p text:style-name="P37" loext:marker-style-name="T5"><text:span text:style-name="Subtle_20_Emphasis"><text:span text:style-name="T5">void TI_Init (void);</text:span></text:span><text:span text:style-name="T5"/></text:p>
      <text:p text:style-name="P37" loext:marker-style-name="T5"><text:span text:style-name="Subtle_20_Emphasis"><text:span text:style-name="T5">// Post: Constructor. Precondició haver cridat aquesta funció quan es cridi qualsevol altra funció.</text:span></text:span><text:span text:style-name="T5"/></text:p>
      <text:p text:style-name="P40" loext:marker-style-name="T5"><text:span text:style-name="Subtle_20_Emphasis"><text:span text:style-name="T5"/></text:span></text:p>
      <text:p text:style-name="P37" loext:marker-style-name="T5"><text:span text:style-name="Subtle_20_Emphasis"><text:span text:style-name="T5">unsigned char TI_NewTimer(unsigned char *TimerHandle) ;</text:span></text:span><text:span text:style-name="T5"/></text:p>
      <text:p text:style-name="P37" loext:marker-style-name="T5"><text:span text:style-name="Subtle_20_Emphasis"><text:span text:style-name="T5">// Post: Retorna TI_CERT si s'ha creat adequadament un nou timer virtual, TI_FALS si no.</text:span></text:span><text:span text:style-name="T5"/></text:p>
      <text:p text:style-name="P37" loext:marker-style-name="T5"><text:span text:style-name="Subtle_20_Emphasis"><text:span text:style-name="T5">// Posa a *TimerHandle l'identificador de timer virtual assignat, necessari per usar les funcions TI_GetTics i TI_ResetTics.</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TI_ResetTics (unsigned char TimerHandle);</text:span></text:span><text:span text:style-name="T5"/></text:p>
      <text:p text:style-name="P37" loext:marker-style-name="T5"><text:span text:style-name="Subtle_20_Emphasis"><text:span text:style-name="T5">// Pre: TimerHandle ha estat retornat per Ti_NewTimer.</text:span></text:span><text:span text:style-name="T5"/></text:p>
      <text:p text:style-name="P37" loext:marker-style-name="T5"><text:span text:style-name="Subtle_20_Emphasis"><text:span text:style-name="T5">// Post: Engega la temporització associada a 'TimerHandle', guardant la referencia temporal en el moment de la crida.</text:span></text:span><text:span text:style-name="T5"/></text:p>
      <text:p text:style-name="P40" loext:marker-style-name="T5"><text:span text:style-name="Subtle_20_Emphasis"><text:span text:style-name="T5"/></text:span></text:p>
      <text:p text:style-name="P37" loext:marker-style-name="T5"><text:span text:style-name="Subtle_20_Emphasis"><text:span text:style-name="T5">unsigned long TI_GetTics (unsigned char TimerHandle);</text:span></text:span><text:span text:style-name="T5"/></text:p>
      <text:p text:style-name="P37" loext:marker-style-name="T5"><text:span text:style-name="Subtle_20_Emphasis"><text:span text:style-name="T5">// Pre: TimerHandle ha estat retornat per TI_NewGetTimer.</text:span></text:span><text:span text:style-name="T5"/></text:p>
      <text:p text:style-name="P37" loext:marker-style-name="T5"><text:span text:style-name="Subtle_20_Emphasis"><text:span text:style-name="T5">// Post: Retorna els tics transcorreguts des de la crida a TI_ResetTics per al mateix TimerHandle.</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TI_CloseTimer (unsigned char TimerHandle);</text:span></text:span><text:span text:style-name="T5"/></text:p>
      <text:p text:style-name="P37" loext:marker-style-name="T5"><text:span text:style-name="Subtle_20_Emphasis"><text:span text:style-name="T5">// Pre: TimerHandle ha estat retornat per TI_NewGetTimer.</text:span></text:span><text:span text:style-name="T5"/></text:p>
      <text:p text:style-name="P37" loext:marker-style-name="T5"><text:span text:style-name="Subtle_20_Emphasis"><text:span text:style-name="T5">// Post: Allibera el timer virtual associat a 'TimerHandle', deixant-lo novament assignable.</text:span></text:span><text:span text:style-name="T5"/></text:p>
      <text:p text:style-name="P40" loext:marker-style-name="T5"><text:span text:style-name="Subtle_20_Emphasis"><text:span text:style-name="T5"/></text:span></text:p>
      <text:p text:style-name="P37" loext:marker-style-name="T5"><text:span text:style-name="Subtle_20_Emphasis"><text:span text:style-name="T5">void TI_End (void);</text:span></text:span><text:span text:style-name="T5"/></text:p>
      <text:p text:style-name="P37" loext:marker-style-name="T12"><text:span text:style-name="Subtle_20_Emphasis"><text:span text:style-name="T5">// Post: Destructor del TAD</text:span></text:span><text:bookmark-end text:name="__DdeLink__3028_2054209451"/></text:p>
      <text:p text:style-name="P42" loext:marker-style-name="T14"/>
      <text:p text:style-name="P43" loext:marker-style-name="T15"/>
      <text:p text:style-name="P42" loext:marker-style-name="T14"/>
      <text:h text:style-name="P23" text:outline-level="2">main.c inicial</text:h>
      <text:p text:style-name="P43" loext:marker-style-name="T15"/>
      <table:table table:name="Table1" table:style-name="Table1">
        <table:table-column table:style-name="Table1.A"/>
        <table:table-row table:style-name="Table1.1">
          <table:table-cell table:style-name="Table1.A1" office:value-type="string">
            <text:p text:style-name="P1" loext:marker-style-name="T5"><text:bookmark-start text:name="__DdeLink__3025_2054209451"/><text:span text:style-name="Subtle_20_Emphasis"><text:span text:style-name="T5"/></text:span></text:p>
            <text:p text:style-name="P2" loext:marker-style-name="T5"><text:span text:style-name="Subtle_20_Emphasis"><text:span text:style-name="T5">#include &lt;xc.h&gt;</text:span></text:span><text:span text:style-name="T5"/></text:p>
            <text:p text:style-name="P2" loext:marker-style-name="T5"><text:span text:style-name="Subtle_20_Emphasis"><text:span text:style-name="T5">#include "TAD_TIMER.H"</text:span></text:span><text:span text:style-name="T5"/></text:p>
            <text:p text:style-name="P2" loext:marker-style-name="T5"><text:span text:style-name="Subtle_20_Emphasis"><text:span text:style-name="T5">#include "TAD_POLS0.h"</text:span></text:span><text:span text:style-name="T5"/></text:p>
            <text:p text:style-name="P2" loext:marker-style-name="T5"><text:span text:style-name="Subtle_20_Emphasis"><text:span text:style-name="T5">#include "TAD_OUT.h"</text:span></text:span><text:span text:style-name="T5"/></text:p>
            <text:p text:style-name="P1" loext:marker-style-name="T5"><text:span text:style-name="Subtle_20_Emphasis"><text:span text:style-name="T5"/></text:span></text:p>
            <text:p text:style-name="P2" loext:marker-style-name="T5"><text:span text:style-name="Subtle_20_Emphasis"><text:span text:style-name="T5">#pragma config OSC = HS</text:span></text:span><text:span text:style-name="T5"/></text:p>
            <text:p text:style-name="P2" loext:marker-style-name="T5"><text:span text:style-name="Subtle_20_Emphasis"><text:span text:style-name="T5">#pragma config WDT = OFF</text:span></text:span><text:span text:style-name="T5"/></text:p>
            <text:p text:style-name="P2" loext:marker-style-name="T5"><text:span text:style-name="Subtle_20_Emphasis"><text:span text:style-name="T5">#pragma config PBADEN = DIG</text:span></text:span><text:span text:style-name="T5"/></text:p>
            <text:p text:style-name="P1" loext:marker-style-name="T5"><text:span text:style-name="Subtle_20_Emphasis"><text:span text:style-name="T5"/></text:span></text:p>
            <text:p text:style-name="P2" loext:marker-style-name="T5"><text:span text:style-name="Subtle_20_Emphasis"><text:span text:style-name="T5">// Capçaleres de les funcions locals</text:span></text:span><text:span text:style-name="T5"/></text:p>
            <text:p text:style-name="P2" loext:marker-style-name="T5"><text:span text:style-name="Subtle_20_Emphasis"><text:span text:style-name="T5">static void __interrupt (high_priority) LaRSI (void);</text:span></text:span><text:span text:style-name="T5"/></text:p>
            <text:p text:style-name="P2" loext:marker-style-name="T5"><text:span text:style-name="Subtle_20_Emphasis"><text:span text:style-name="T5">void main (void);</text:span></text:span><text:span text:style-name="T5"/></text:p>
            <text:p text:style-name="P1" loext:marker-style-name="T5"><text:span text:style-name="Subtle_20_Emphasis"><text:span text:style-name="T5"/></text:span></text:p>
            <text:p text:style-name="P2" loext:marker-style-name="T5"><text:span text:style-name="Subtle_20_Emphasis"><text:span text:style-name="T5">// Variables del mòdul</text:span></text:span><text:span text:style-name="T5"/></text:p>
            <text:p text:style-name="P2" loext:marker-style-name="T5"><text:span text:style-name="Subtle_20_Emphasis"><text:span text:style-name="T5">static unsigned char Ences;</text:span></text:span><text:span text:style-name="T5"/></text:p>
            <text:p text:style-name="P2" loext:marker-style-name="T5"><text:span text:style-name="Subtle_20_Emphasis"><text:span text:style-name="T5">static unsigned char Comptador;</text:span></text:span><text:span text:style-name="T5"/></text:p>
            <text:p text:style-name="P1" loext:marker-style-name="T5"><text:span text:style-name="Subtle_20_Emphasis"><text:span text:style-name="T5"/></text:span></text:p>
            <text:p text:style-name="P2" loext:marker-style-name="T5"><text:span text:style-name="Subtle_20_Emphasis"><text:span text:style-name="T5">//Definició de la interrupció d'alta prioritat</text:span></text:span></text:p>
            <text:p text:style-name="P2" loext:marker-style-name="T5"><text:span text:style-name="Subtle_20_Emphasis"><text:span text:style-name="T5">static void __interrupt (high_priority) LaRSI (void){</text:span></text:span><text:span text:style-name="T5"/></text:p>
            <text:p text:style-name="P2" loext:marker-style-name="T5"><text:span text:style-name="Subtle_20_Emphasis"><text:span text:style-name="T5"><text:s text:c="4"/>if ( TMR0IF ) TI_RSITimer0();</text:span></text:span><text:span text:style-name="T5"/></text:p>
            <text:p text:style-name="P2" loext:marker-style-name="T5"><text:span text:style-name="Subtle_20_Emphasis"><text:span text:style-name="T5">}</text:span></text:span><text:span text:style-name="T5"/></text:p>
            <text:p text:style-name="P1" loext:marker-style-name="T5"><text:span text:style-name="Subtle_20_Emphasis"><text:span text:style-name="T5"/></text:span></text:p>
            <text:p text:style-name="P1" loext:marker-style-name="T5"><text:span text:style-name="Subtle_20_Emphasis"><text:span text:style-name="T5"/></text:span></text:p>
            <text:p text:style-name="P2" loext:marker-style-name="T5"><text:span text:style-name="Subtle_20_Emphasis"><text:span text:style-name="T5">void main(){</text:span></text:span><text:span text:style-name="T5"/></text:p>
            <text:p text:style-name="P2" loext:marker-style-name="T5"><text:span text:style-name="Subtle_20_Emphasis"><text:span text:style-name="T5"/></text:span></text:p>
            <text:p text:style-name="P2" loext:marker-style-name="T5"><text:span text:style-name="Subtle_20_Emphasis"><text:span text:style-name="T5"><text:s text:c="4"/>// Inicialització dels TADs</text:span></text:span><text:span text:style-name="T5"/></text:p>
            <text:p text:style-name="P2" loext:marker-style-name="T5"><text:span text:style-name="Subtle_20_Emphasis"><text:span text:style-name="T5"><text:s text:c="4"/>TI_Init();</text:span></text:span><text:span text:style-name="T5"/></text:p>
            <text:p text:style-name="P2" loext:marker-style-name="T5"><text:span text:style-name="Subtle_20_Emphasis"><text:span text:style-name="T5"><text:s text:c="4"/>POLS0_Init();</text:span></text:span><text:span text:style-name="T5"/></text:p>
            <text:p text:style-name="P2" loext:marker-style-name="T5"><text:span text:style-name="Subtle_20_Emphasis"><text:span text:style-name="T5"><text:s text:c="4"/>OUT_Init();</text:span></text:span><text:span text:style-name="T5"/></text:p>
            <text:p text:style-name="P2" loext:marker-style-name="T5"><text:span text:style-name="Subtle_20_Emphasis"><text:span text:style-name="T5"><text:s text:c="4"/>ei();</text:span></text:span><text:span text:style-name="T5"/></text:p>
            <text:p text:style-name="P2" loext:marker-style-name="T5"><text:span text:style-name="Subtle_20_Emphasis"><text:span text:style-name="T5"/></text:span></text:p>
            <text:p text:style-name="P2" loext:marker-style-name="T5"><text:span text:style-name="Subtle_20_Emphasis"><text:span text:style-name="T5"><text:s text:c="4"/>OUT_EncenLed (LED0);</text:span></text:span><text:span text:style-name="T5"/></text:p>
            <text:p text:style-name="P2" loext:marker-style-name="T5"><text:span text:style-name="Subtle_20_Emphasis"><text:span text:style-name="T5"/></text:span></text:p>
            <text:p text:style-name="P2" loext:marker-style-name="T5"><text:span text:style-name="Subtle_20_Emphasis"><text:span text:style-name="T5"><text:s text:c="4"/>// Bucle principal</text:span></text:span><text:span text:style-name="T5"/></text:p>
            <text:p text:style-name="P2" loext:marker-style-name="T5"><text:span text:style-name="Subtle_20_Emphasis"><text:span text:style-name="T5"><text:s text:c="4"/>while(1){</text:span></text:span><text:span text:style-name="T5"/></text:p>
            <text:p text:style-name="P2" loext:marker-style-name="T5"><text:span text:style-name="Subtle_20_Emphasis"><text:span text:style-name="T5"><text:s text:c="8"/>// Crida als motors</text:span></text:span><text:span text:style-name="T5"/></text:p>
            <text:p text:style-name="P2" loext:marker-style-name="T5"><text:span text:style-name="Subtle_20_Emphasis"><text:span text:style-name="T5"><text:s text:c="8"/>POLS0_Motor();</text:span></text:span><text:span text:style-name="T5"/></text:p>
            <text:p text:style-name="P2" loext:marker-style-name="T5"><text:span text:style-name="Subtle_20_Emphasis"><text:span text:style-name="T5"><text:s text:c="8"/>// Lògica relacional entre mòduls estàndard</text:span></text:span><text:span text:style-name="T5"/></text:p>
            <text:p text:style-name="P2" loext:marker-style-name="T5"><text:span text:style-name="Subtle_20_Emphasis"><text:span text:style-name="T5"><text:s text:c="8"/>if (POLS0_HiHaPulsacio()) {</text:span></text:span><text:span text:style-name="T5"/></text:p>
            <text:p text:style-name="P2" loext:marker-style-name="T5"><text:span text:style-name="Subtle_20_Emphasis"><text:span text:style-name="T5"><text:s text:c="12"/>OUT_7SegmentsPinta ((++Comptador)%10);</text:span></text:span><text:span text:style-name="T5"/></text:p>
            <text:p text:style-name="P2" loext:marker-style-name="T5"><text:span text:style-name="Subtle_20_Emphasis"><text:span text:style-name="T5"><text:s text:c="12"/>if (Ences==0) {</text:span></text:span><text:span text:style-name="T5"/></text:p>
            <text:p text:style-name="P2" loext:marker-style-name="T5"><text:span text:style-name="Subtle_20_Emphasis"><text:span text:style-name="T5"><text:s text:c="16"/>OUT_EncenLed (LED1);</text:span></text:span><text:span text:style-name="T5"/></text:p>
            <text:p text:style-name="P2" loext:marker-style-name="T5"><text:span text:style-name="Subtle_20_Emphasis"><text:span text:style-name="T5"><text:s text:c="16"/>Ences=1;</text:span></text:span><text:span text:style-name="T5"/></text:p>
            <text:p text:style-name="P2" loext:marker-style-name="T5"><text:span text:style-name="Subtle_20_Emphasis"><text:span text:style-name="T5"><text:s text:c="12"/>}</text:span></text:span><text:span text:style-name="T5"/></text:p>
            <text:p text:style-name="P2" loext:marker-style-name="T5"><text:span text:style-name="Subtle_20_Emphasis"><text:span text:style-name="T5"><text:s text:c="12"/>else {</text:span></text:span><text:span text:style-name="T5"/></text:p>
            <text:p text:style-name="P2" loext:marker-style-name="T5"><text:span text:style-name="Subtle_20_Emphasis"><text:span text:style-name="T5"><text:s text:c="16"/>OUT_ApagaLed (LED1);</text:span></text:span><text:span text:style-name="T5"/></text:p>
            <text:p text:style-name="P2" loext:marker-style-name="T5"><text:span text:style-name="Subtle_20_Emphasis"><text:span text:style-name="T5"><text:s text:c="16"/>Ences=0;</text:span></text:span><text:span text:style-name="T5"/></text:p>
            <text:p text:style-name="P2" loext:marker-style-name="T5"><text:span text:style-name="Subtle_20_Emphasis"><text:span text:style-name="T5"><text:s text:c="12"/>}</text:span></text:span><text:span text:style-name="T5"/></text:p>
            <text:p text:style-name="P2" loext:marker-style-name="T5"><text:span text:style-name="Subtle_20_Emphasis"><text:span text:style-name="T5"><text:s text:c="8"/>}</text:span></text:span><text:span text:style-name="T5"/></text:p>
            <text:p text:style-name="P2" loext:marker-style-name="T5"><text:span text:style-name="Subtle_20_Emphasis"><text:span text:style-name="T5"><text:s text:c="4"/>}</text:span></text:span><text:span text:style-name="T5"/></text:p>
            <text:p text:style-name="P1" loext:marker-style-name="T5"><text:span text:style-name="Subtle_20_Emphasis"><text:span text:style-name="T5"/></text:span></text:p>
            <text:p text:style-name="P2" loext:marker-style-name="T5"><text:span text:style-name="Subtle_20_Emphasis"><text:span text:style-name="T5"><text:s text:c="4"/>// No hi arribarem mai, però és de bona educació :-)</text:span></text:span><text:span text:style-name="T5"/></text:p>
            <text:p text:style-name="P2" loext:marker-style-name="T5"><text:span text:style-name="Subtle_20_Emphasis"><text:span text:style-name="T5"><text:s text:c="4"/>POLS0_End();</text:span></text:span><text:span text:style-name="T5"/></text:p>
            <text:p text:style-name="P2" loext:marker-style-name="T5"><text:span text:style-name="Subtle_20_Emphasis"><text:span text:style-name="T5"><text:s text:c="4"/>TI_End();</text:span></text:span><text:span text:style-name="T5"/></text:p>
            <text:p text:style-name="P2" loext:marker-style-name="T5"><text:span text:style-name="Subtle_20_Emphasis"><text:span text:style-name="T5">}</text:span></text:span><text:span text:style-name="T5"/></text:p>
            <text:p text:style-name="P15" loext:marker-style-name="T15"><text:bookmark-end text:name="__DdeLink__3025_2054209451"/></text:p>
          </table:table-cell>
        </table:table-row>
      </table:table>
      <text:p text:style-name="P43" loext:marker-style-name="T15"/>
      <text:p text:style-name="P44" loext:marker-style-name="T15"/>
      <text:list text:style-name="WWNum18">
        <text:list-item>
          <text:p text:style-name="P28" loext:marker-style-name="T5"><text:span text:style-name="T5">Crea un projecte a l’MPLAB amb els diferents fitxers .c I .h associats a cadascun d’aquests TADs. Què creus farà el codi que us hem donat?</text:span><text:span text:style-name="T5"/></text:p>
        </text:list-item>
      </text:list>
      <text:p text:style-name="P43" loext:marker-style-name="T15"/>
      <table:table table:name="Table2" table:style-name="Table2">
        <table:table-column table:style-name="Table2.A"/>
        <table:table-row table:style-name="Table2.1">
          <table:table-cell table:style-name="Table2.A1" office:value-type="string">
            <text:p text:style-name="P15" loext:marker-style-name="T15"/>
            <text:p text:style-name="P15" loext:marker-style-name="T15"/>
            <text:p text:style-name="P15" loext:marker-style-name="T15"/>
            <text:p text:style-name="P15" loext:marker-style-name="T15"/>
            <text:p text:style-name="P15" loext:marker-style-name="T15"/>
            <text:p text:style-name="P15" loext:marker-style-name="T15"/>
            <text:p text:style-name="P15" loext:marker-style-name="T15"/>
          </table:table-cell>
        </table:table-row>
      </table:table>
      <text:p text:style-name="P43" loext:marker-style-name="T15"/>
      <text:list xml:id="list110555613015316" text:continue-numbering="true" text:style-name="WWNum18">
        <text:list-item>
          <text:p text:style-name="P27" loext:marker-style-name="T5"><text:span text:style-name="T5">Compila i carrega’l, i mira si fa el que pensaves que havia de fer. Hi ha alguna diferència respecte al que esperaves?</text:span><text:span text:style-name="T5"/></text:p>
        </text:list-item>
      </text:list>
      <text:p text:style-name="Standard"/>
      <table:table table:name="Table3" table:style-name="Table3">
        <table:table-column table:style-name="Table3.A"/>
        <table:table-row table:style-name="Table3.1">
          <table:table-cell table:style-name="Table3.A1" office:value-type="string">
            <text:p text:style-name="P15" loext:marker-style-name="T15"/>
            <text:p text:style-name="P15" loext:marker-style-name="T15"/>
            <text:p text:style-name="P15" loext:marker-style-name="T15"/>
            <text:p text:style-name="P15" loext:marker-style-name="T15"/>
            <text:p text:style-name="P15" loext:marker-style-name="T15"/>
            <text:p text:style-name="P15" loext:marker-style-name="T15"/>
            <text:p text:style-name="P15" loext:marker-style-name="T15"/>
          </table:table-cell>
        </table:table-row>
      </table:table>
      <text:p text:style-name="Standard"/>
      <text:p text:style-name="Standard" loext:marker-style-name="T14">Ara ja tenim el programa bàsic a partir del qual treballarem.<text:span text:style-name="T14"/></text:p>
      <text:h text:style-name="Heading_20_1" text:outline-level="1" loext:marker-style-name="T5"><text:bookmark-start text:name="_Toc163461225"/><text:span text:style-name="T5">Introducció de conceptes clau : Interrupcions a la </text:span><text:bookmark-end text:name="_Toc163461225"/><text:span text:style-name="T5">SIO</text:span><text:span text:style-name="T5"/></text:h>
      <text:p text:style-name="Standard">Donat que ja fa uns dies que vam veure la SIO, feu un breu repàs dels conceptes clau. Trobaràs la informació clau al capítol 18 del manual (pàgina 205).</text:p>
      <text:p text:style-name="Standard">Els registres que vam veure per a la versió sense interrupcions (<text:span text:style-name="T11">polling</text:span>) i que has de repassar (els donem per sabuts!) són:</text:p>
      <text:list xml:id="list2063056148" text:style-name="WWNum7">
        <text:list-item>
          <text:p text:style-name="P29" loext:marker-style-name="T7"><text:span text:style-name="T7">Emissió:</text:span><text:span text:style-name="T7"/></text:p>
        </text:list-item>
      </text:list>
      <text:list xml:id="list551481941" text:style-name="WWNum8">
        <text:list-item>
          <text:list>
            <text:list-item>
              <text:p text:style-name="P30" loext:marker-style-name="T5"><text:span text:style-name="T5">TXREG: Registre de dades a transmetre</text:span><text:span text:style-name="T5"/></text:p>
            </text:list-item>
            <text:list-item>
              <text:p text:style-name="P30" loext:marker-style-name="T5"><text:span text:style-name="T5">TXSTA: Transmit Status &amp; Control</text:span><text:span text:style-name="T5"/></text:p>
            </text:list-item>
          </text:list>
        </text:list-item>
      </text:list>
      <text:list xml:id="list110554552993825" text:continue-list="list2063056148" text:style-name="WWNum7">
        <text:list-item>
          <text:p text:style-name="P29" loext:marker-style-name="T7"><text:span text:style-name="T7">Recepció:</text:span><text:span text:style-name="T7"/></text:p>
        </text:list-item>
      </text:list>
      <text:list xml:id="list110555387430863" text:continue-list="list551481941" text:style-name="WWNum8">
        <text:list-item>
          <text:list>
            <text:list-item>
              <text:p text:style-name="P30" loext:marker-style-name="T5"><text:span text:style-name="T5">RCREG: Registre de dades rebudes</text:span><text:span text:style-name="T5"/></text:p>
            </text:list-item>
            <text:list-item>
              <text:p text:style-name="P30" loext:marker-style-name="T5"><text:span text:style-name="T5">RCSTA: Receive Status &amp; Control</text:span><text:span text:style-name="T5"/></text:p>
            </text:list-item>
          </text:list>
        </text:list-item>
      </text:list>
      <text:list text:continue-list="list110554552993825" text:style-name="WWNum7">
        <text:list-item>
          <text:p text:style-name="P29" loext:marker-style-name="T7"><text:span text:style-name="T7">Per configurar el baudrate:</text:span><text:span text:style-name="T7"/></text:p>
        </text:list-item>
      </text:list>
      <text:list text:continue-list="list110555387430863" text:style-name="WWNum8">
        <text:list-item>
          <text:list>
            <text:list-item>
              <text:p text:style-name="P30" loext:marker-style-name="T5"><text:span text:style-name="T5">BAUDCON: Baud Rate Control <text:s/>Register</text:span><text:span text:style-name="T5"/></text:p>
            </text:list-item>
            <text:list-item>
              <text:p text:style-name="P30" loext:marker-style-name="T5"><text:span text:style-name="T5">SPBRGH: Baud Rate Generator High</text:span><text:span text:style-name="T5"/></text:p>
            </text:list-item>
            <text:list-item>
              <text:p text:style-name="P30" loext:marker-style-name="T5"><text:span text:style-name="T5">SPBRG: Baud Rate Generator (Low)</text:span><text:span text:style-name="T5"/></text:p>
            </text:list-item>
          </text:list>
        </text:list-item>
      </text:list>
      <text:p text:style-name="Standard">Per treballar amb interrupcions però, hi ha alguns registres que no vam veure en detall. Aquest són registres que trobem al capítol 9 del manual (pàgina 91, interrupcions).</text:p>
      <text:p text:style-name="Standard">D’aquest capítol ja coneixem els registres INTCON, INTCON2 i INTCON3 (pàgines 93, 94 i 95 respectivament), que estan orientats al control general de les interrupcions, així com als bits de control dels “más famosos del lugar”, com són el Timer0, les interrupcions per flanc de pujada o baixada de RB0, RB1 i RB2, així com la interrupció pe canvi de RB[4..7].</text:p>
      <text:p text:style-name="Standard">En general cadascun dels motius d’interrupció té tres bits associats:</text:p>
      <text:list text:style-name="WWNum9">
        <text:list-item>
          <text:p text:style-name="P32" loext:marker-style-name="T5"><text:span text:style-name="T5">El bit de causa (interrupt flag – IF) que s’activa si el perifèric te ganes d’interrompre.</text:span><text:span text:style-name="T5"/></text:p>
        </text:list-item>
        <text:list-item>
          <text:p text:style-name="P32" loext:marker-style-name="T5"><text:span text:style-name="T5">El bit d’enable (interrupt enable – IE) que nosaltres configurarem a 1 si li donem permís al perifèric per interrompre.</text:span><text:span text:style-name="T5"/></text:p>
        </text:list-item>
        <text:list-item>
          <text:p text:style-name="P32" loext:marker-style-name="T5"><text:span text:style-name="T5">El de prioritat (interrupt priority – IP). Nosaltres treballarem amb una sola prioritat, l’alta, per estalviar conflictes d’interrupcions interrompent altres interrupcions menys prioritàries.</text:span><text:span text:style-name="T5"/></text:p>
        </text:list-item>
      </text:list>
      <text:p text:style-name="Standard">On són però tots aquests bits per a la resta de perifèrics que hem anat veient i que malgrat no les hem fet anar, poden treballar amb interrupcions? Hem vist l’AD, que ens pot interrompre a l’acabar una conversió, la EEPROM ens pot interrompre quan acaba una escriptura, o és clar, la SIO ens podrà interrompre per transmissió o per recepció...</text:p>
      <text:p text:style-name="Standard">Els registres són els següents:</text:p>
      <text:list text:style-name="WWNum6">
        <text:list-item>
          <text:p text:style-name="P33" loext:marker-style-name="T5"><text:span text:style-name="T5">(pàgines 96 i 97) PIR1, PIR2: Conté els </text:span><text:span text:style-name="T8">interrupt flag</text:span><text:span text:style-name="T5"> dels diferents perifèrics.</text:span></text:p>
        </text:list-item>
        <text:list-item>
          <text:p text:style-name="P31" loext:marker-style-name="T7"><text:bookmark-start text:name="_Hlk163329043"/><text:span text:style-name="T5">(pàgines 98 i 99) </text:span><text:span text:style-name="T7">PIE1,</text:span><text:bookmark-end text:name="_Hlk163329043"/><text:span text:style-name="T7"> PIE2: Conté els </text:span><text:span text:style-name="T9">interrupt enable</text:span><text:span text:style-name="T7">.</text:span></text:p>
        </text:list-item>
        <text:list-item>
          <text:p text:style-name="P31" loext:marker-style-name="T5"><text:span text:style-name="T5">(pàgines 100 i 101) </text:span><text:span text:style-name="T7">IPR1, IPR2: Conté els </text:span><text:span text:style-name="T9">interrupt priority</text:span><text:span text:style-name="T7">.</text:span></text:p>
        </text:list-item>
      </text:list>
      <text:p text:style-name="P36"/>
      <text:list text:continue-list="list110555613015316" text:style-name="WWNum18">
        <text:list-item>
          <text:p text:style-name="P28" loext:marker-style-name="T5"><text:span text:style-name="T5">Revisa els registres PIR, PIE i IPR, i identifica quins són els bits que apliquen a la SIO.</text:span><text:span text:style-name="T5"/></text:p>
        </text:list-item>
      </text:list>
      <text:p text:style-name="P26" loext:marker-style-name="T5"/>
      <table:table table:name="Table4" table:style-name="Table4">
        <table:table-column table:style-name="Table4.A"/>
        <table:table-row table:style-name="Table4.1">
          <table:table-cell table:style-name="Table4.A1" office:value-type="string">
            <text:p text:style-name="P8" loext:marker-style-name="T24"/>
            <text:p text:style-name="P73">Bit 7 – 3 (PIR1)</text:p>
            <text:p text:style-name="P73">Bit N/A (PIR2)</text:p>
            <text:p text:style-name="P73">Bit 7 – 3 (PIE1)</text:p>
            <text:p text:style-name="P73">Bit N/A (PIE2)</text:p>
            <text:p text:style-name="P73">Bit 7 – 3 (IPR1)</text:p>
            <text:p text:style-name="P73">Bit N/A (IPR2)</text:p>
            <text:p text:style-name="P3"/>
            <text:p text:style-name="P3"/>
          </table:table-cell>
        </table:table-row>
      </table:table>
      <text:list text:continue-numbering="true" text:style-name="WWNum18">
        <text:list-item>
          <text:p text:style-name="P27" loext:marker-style-name="T5"><text:span text:style-name="T5">Rellegeix l’apartat 18.2.2 (pàg. 218), així com la figura 18-6 (pàgina 219). Quin motiu s’ha de donar per que la SIO ens interrompi en recepció? Què cal que es compleixi per que es demani la interrupció?</text:span><text:span text:style-name="T5"/></text:p>
        </text:list-item>
      </text:list>
      <text:p text:style-name="Standard"/>
      <table:table table:name="Table5" table:style-name="Table5">
        <table:table-column table:style-name="Table5.A"/>
        <table:table-row table:style-name="Table5.1">
          <table:table-cell table:style-name="Table5.A1" office:value-type="string">
            <text:p text:style-name="P8" loext:marker-style-name="T24"/>
            <text:p text:style-name="P74">La pujada de nivell de RCIF. Flag de recepció, només si RCIE està activat</text:p>
            <text:p text:style-name="P3"/>
            <text:p text:style-name="P3"/>
          </table:table-cell>
        </table:table-row>
      </table:table>
      <text:p text:style-name="Standard"/>
      <text:list text:continue-numbering="true" text:style-name="WWNum18">
        <text:list-item>
          <text:p text:style-name="P27" loext:marker-style-name="T5"><text:span text:style-name="T5">Rellegeix l’apartat 18.2.1 (pàg. 215), així com la figura 18-3 (pàgina 216). Per quin motiu ens interromprà la SIO en transmissió? Què cal que es compleixi per que es demani la interrupció?</text:span><text:span text:style-name="T5"/></text:p>
        </text:list-item>
      </text:list>
      <text:p text:style-name="Standard"/>
      <table:table table:name="Table6" table:style-name="Table6">
        <table:table-column table:style-name="Table6.A"/>
        <table:table-row table:style-name="Table6.1">
          <table:table-cell table:style-name="Table6.A1" office:value-type="string">
            <text:p text:style-name="P8" loext:marker-style-name="T24"/>
            <text:p text:style-name="P58"><text:span text:style-name="T32">El mateix que en recepció, però en transmissió. Pujada de nivell de TXIF, amb TXIE activat.</text:span></text:p>
            <text:p text:style-name="P3"/>
          </table:table-cell>
        </table:table-row>
      </table:table>
      <text:p text:style-name="Standard"/>
      <text:list text:continue-numbering="true" text:style-name="WWNum18">
        <text:list-item>
          <text:p text:style-name="P27" loext:marker-style-name="T5"><text:span text:style-name="T5">Quina diferència hi ha entre el bit TRMT i el bit TXIF en transmissió? Quin és el bit útil quan volem treballar amb interrupcions per transmissió?</text:span><text:span text:style-name="T5"/></text:p>
        </text:list-item>
      </text:list>
      <text:p text:style-name="Standard"/>
      <table:table table:name="Table7" table:style-name="Table7">
        <table:table-column table:style-name="Table7.A"/>
        <table:table-row table:style-name="Table7.1">
          <table:table-cell table:style-name="Table7.A1" office:value-type="string">
            <text:p text:style-name="P64"><text:span text:style-name="T31">Indiquen l’estat de diferents registres.</text:span></text:p>
            <text:p text:style-name="P75">TXIF → TXREG</text:p>
            <text:p text:style-name="P75">TRMT (a TXSTA[1]) → TSR</text:p>
            <text:p text:style-name="P63"/>
          </table:table-cell>
        </table:table-row>
      </table:table>
      <text:p text:style-name="P43" loext:marker-style-name="T15"/>
      <text:p text:style-name="P43" loext:marker-style-name="T15"><text:soft-page-break/></text:p>
      <text:h text:style-name="Heading_20_1" text:outline-level="1" loext:marker-style-name="T5"><text:bookmark-start text:name="_Toc163461226"/><text:span text:style-name="T5">La SIO en recepció</text:span><text:bookmark-end text:name="_Toc163461226"/><text:span text:style-name="T5"/></text:h>
      <text:list text:continue-numbering="true" text:style-name="WWNum18">
        <text:list-item>
          <text:p text:style-name="P27"><text:span text:style-name="T24">Per què creus que és útil treballar amb interrupcions a la recepció? </text:span>Quins avantatges em dona sobre el polling?</text:p>
        </text:list-item>
      </text:list>
      <text:p text:style-name="P43" loext:marker-style-name="T15"/>
      <table:table table:name="Table8" table:style-name="Table8">
        <table:table-column table:style-name="Table8.A"/>
        <table:table-row table:style-name="Table8.1">
          <table:table-cell table:style-name="Table8.A1" office:value-type="string">
            <text:p text:style-name="P84">Per evitar tenir el processador en espera i que pugui treballar amb altres processos. Ens dona més velocitat i millor aprofitament dels cicles.</text:p>
            <text:p text:style-name="P84"/>
            <text:p text:style-name="P84"/>
            <text:p text:style-name="P84"/>
          </table:table-cell>
        </table:table-row>
      </table:table>
      <text:p text:style-name="Standard"/>
      <text:p text:style-name="Standard">Com hem vist, la SIO té capacitat per interrompre al processador quan rebi un caràcter. Això ens permetrà rebre diversos caràcters de forma que el programa principal no hagi d’estar sovint pendent de cada caràcter rebut, per tal de llegir-lo i buida així el registre RCREG.</text:p>
      <text:p text:style-name="Standard">És per aquest motiu que, a fi que el programa principal pugui consultar a la SIO sense pressa, dotarem el nostre TAD SIO d’una cua de recepció. A mida que es vagin rebent caràcters, la interrupció de recepció anirà omplint la cua de recepció. El programa principal, quan ho consideri oportú i sense pressa, podrà preguntar si hi ha caràcters disponibles en aquesta cua, i si n’hi ha, llegir-los.</text:p>
      <text:h text:style-name="Heading_20_2" text:outline-level="2"><text:bookmark-start text:name="_Toc163461227"/>Definició de les funcions per a la recepció amb interrupcions<text:bookmark-end text:name="_Toc163461227"/></text:h>
      <text:p text:style-name="Standard">Aquí les capçaleres de les funcions que crearem al nostre TAD SIO, pel moment només en recepció.</text:p>
      <text:p text:style-name="Standard"/>
      <text:p text:style-name="P53" loext:marker-style-name="T5"><text:bookmark-start text:name="__DdeLink__3043_2054209451"/><text:span text:style-name="Subtle_20_Emphasis"><text:span text:style-name="T5">#define FALS 0</text:span></text:span><text:span text:style-name="T5"/></text:p>
      <text:p text:style-name="P53" loext:marker-style-name="T5"><text:span text:style-name="Subtle_20_Emphasis"><text:span text:style-name="T5">#define CERT 1</text:span></text:span><text:span text:style-name="T5"/></text:p>
      <text:p text:style-name="P41" loext:marker-style-name="T5"><text:span text:style-name="Subtle_20_Emphasis"><text:span text:style-name="T5"/></text:span></text:p>
      <text:p text:style-name="P53" loext:marker-style-name="T5"><text:span text:style-name="Subtle_20_Emphasis"><text:span text:style-name="T5">void SIO_Init(void);</text:span></text:span><text:span text:style-name="T5"/></text:p>
      <text:p text:style-name="P53" loext:marker-style-name="T5"><text:span text:style-name="Subtle_20_Emphasis"><text:span text:style-name="T5">// Post: Configuració de la UART en mode assíncron, 9600 bauds, suposant fOsc=10MHz.</text:span></text:span><text:span text:style-name="T5"/></text:p>
      <text:p text:style-name="P41" loext:marker-style-name="T5"><text:span text:style-name="Subtle_20_Emphasis"><text:span text:style-name="T5"/></text:span></text:p>
      <text:p text:style-name="P53" loext:marker-style-name="T5"><text:span text:style-name="Subtle_20_Emphasis"><text:span text:style-name="T5">void SIO_InterrupcioRX (void) ;</text:span></text:span><text:span text:style-name="T5"/></text:p>
      <text:p text:style-name="P53" loext:marker-style-name="T5"><text:span text:style-name="Subtle_20_Emphasis"><text:span text:style-name="T5">// Pre: Es crida des de la RSI PIR1bits.RCIF==1 i PIE1bits.RCIE==1.</text:span></text:span><text:span text:style-name="T5"/></text:p>
      <text:p text:style-name="P53" loext:marker-style-name="T5"><text:span text:style-name="Subtle_20_Emphasis"><text:span text:style-name="T5">// Post: Processa la interrupció a la RX d'un char.</text:span></text:span><text:span text:style-name="T5"/></text:p>
      <text:p text:style-name="P41" loext:marker-style-name="T5"><text:span text:style-name="Subtle_20_Emphasis"><text:span text:style-name="T5"/></text:span></text:p>
      <text:p text:style-name="P53" loext:marker-style-name="T5"><text:span text:style-name="Subtle_20_Emphasis"><text:span text:style-name="T5">unsigned char SIO_RXAvail(void);</text:span></text:span><text:span text:style-name="T5"/></text:p>
      <text:p text:style-name="P53" loext:marker-style-name="T5"><text:span text:style-name="Subtle_20_Emphasis"><text:span text:style-name="T5">//Post: Retorna el nombre de caràcters disponibles a la cua de RX.</text:span></text:span><text:span text:style-name="T5"/></text:p>
      <text:p text:style-name="P41" loext:marker-style-name="T5"><text:span text:style-name="Subtle_20_Emphasis"><text:span text:style-name="T5"/></text:span></text:p>
      <text:p text:style-name="P53" loext:marker-style-name="T5"><text:span text:style-name="Subtle_20_Emphasis"><text:span text:style-name="T5">unsigned char SIO_GetChar(void);</text:span></text:span><text:span text:style-name="T5"/></text:p>
      <text:p text:style-name="P53" loext:marker-style-name="T5"><text:span text:style-name="Subtle_20_Emphasis"><text:span text:style-name="T5">// Pre: SIO_CharAvail() ha retornat CERT.</text:span></text:span><text:span text:style-name="T5"/></text:p>
      <text:p text:style-name="P53" loext:marker-style-name="T5"><text:span text:style-name="Subtle_20_Emphasis"><text:span text:style-name="T5">// Post: Fa lectura destructiva del caràcter rebut.</text:span></text:span><text:span text:style-name="T5"/></text:p>
      <text:p text:style-name="P41" loext:marker-style-name="T5"><text:span text:style-name="Subtle_20_Emphasis"><text:span text:style-name="T5"/></text:span></text:p>
      <text:p text:style-name="P53" loext:marker-style-name="T5"><text:span text:style-name="Subtle_20_Emphasis"><text:span text:style-name="T5">void SIO_End (void);</text:span></text:span><text:span text:style-name="T5"/></text:p>
      <text:p text:style-name="P53" loext:marker-style-name="T5"><text:span text:style-name="Subtle_20_Emphasis"><text:span text:style-name="T5">// Post: Destructor del TAD. No fa res, realment...</text:span></text:span><text:bookmark-end text:name="__DdeLink__3043_2054209451"/><text:span text:style-name="T5"/></text:p>
      <text:p text:style-name="Standard"/>
      <text:p text:style-name="Standard">D’aquestes, ens fixem primer en SIO_RXAvail. Si va rebent caràcters, i ningú els llegeix, el valor que retornarà la funció s’anirà incrementant a mida cada vegada que rebi un caràcter nou. Per llegir un caràcter, farem servir SIO_GetChar.</text:p>
      <text:p text:style-name="Standard"><text:soft-page-break/>Igual que abans ho hem detallat per al timer, ens trobem també en la necessitat de posar una funció SIO_InterrupcioRX que demanarem que sigui cridada des de la interrupció del main program, quan es donin les condicions per que s’invoqui la interrupció de recepció del canal série.</text:p>
      <text:p text:style-name="Standard">Donat que ja sabem com implementar una cua, us donem un esquelet del TAD del canal sèrie en recepció que cal que completeu.</text:p>
      <text:p text:style-name="Standard"/>
      <text:h text:style-name="Heading_20_2" text:outline-level="2"><text:bookmark-start text:name="_Toc163461228"/>Implementació de les funcions de recepció<text:bookmark-end text:name="_Toc163461228"/></text:h>
      <text:list text:continue-numbering="true" text:style-name="WWNum18">
        <text:list-item>
          <text:p text:style-name="P27" loext:marker-style-name="T5"><text:span text:style-name="T5">Completa el següent tros de codi:</text:span><text:span text:style-name="T5"/></text:p>
        </text:list-item>
      </text:list>
      <text:p text:style-name="P34" loext:marker-style-name="T24"/>
      <table:table table:name="Table9" table:style-name="Table9">
        <table:table-column table:style-name="Table9.A"/>
        <table:table-row table:style-name="Table9.1">
          <table:table-cell table:style-name="Table9.A1" office:value-type="string">
            <text:p text:style-name="P5" loext:marker-style-name="Subtle Emphasis"><text:bookmark-start text:name="__DdeLink__3034_2054209451"/><text:span text:style-name="Subtle_20_Emphasis">#include &lt;xc.h&gt;</text:span></text:p>
            <text:p text:style-name="P5" loext:marker-style-name="T28"><text:span text:style-name="Subtle_20_Emphasis"><text:span text:style-name="T28">#include "TAD_SIO.h"</text:span></text:span><text:span text:style-name="T28"/></text:p>
            <text:p text:style-name="P13" loext:marker-style-name="T28"><text:span text:style-name="Subtle_20_Emphasis"><text:span text:style-name="T28"/></text:span></text:p>
            <text:p text:style-name="P5" loext:marker-style-name="T24"><text:span text:style-name="Subtle_20_Emphasis"><text:span text:style-name="T24">// Definicions privades del TAD</text:span></text:span><text:span text:style-name="T24"/></text:p>
            <text:p text:style-name="P5" loext:marker-style-name="T24"><text:span text:style-name="Subtle_20_Emphasis"><text:span text:style-name="T24">#define CONFIGURACIO_TXSTA 0x24 <text:s text:c="4"/>// Dades de 8 bits, TX Enable, Asíncron, BRGH=1</text:span></text:span><text:span text:style-name="T24"/></text:p>
            <text:p text:style-name="P5" loext:marker-style-name="T24"><text:span text:style-name="Subtle_20_Emphasis"><text:span text:style-name="T24">#define CONFIGURACIO_RCSTA 0x90 <text:s text:c="4"/>// Enable canal serie, 8 bits, asíncron, RX enable</text:span></text:span><text:span text:style-name="T24"/></text:p>
            <text:p text:style-name="P5" loext:marker-style-name="T24"><text:span text:style-name="Subtle_20_Emphasis"><text:span text:style-name="T24">#define DIVISOR_BAUDRATE 64</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 El TAD dimensiona una cua de recepció de valors de 32 chars.</text:span></text:span><text:span text:style-name="T24"/></text:p>
            <text:p text:style-name="P5" loext:marker-style-name="T24"><text:span text:style-name="Subtle_20_Emphasis"><text:span text:style-name="T24">#define MAX_RX 32</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 La màscara per al final de la cua. Ull, si la mida no és potència de 2 no funcionarà!</text:span></text:span><text:span text:style-name="T24"/></text:p>
            <text:p text:style-name="P5" loext:marker-style-name="T24"><text:span text:style-name="Subtle_20_Emphasis"><text:span text:style-name="T24">#define MASK_RX 0x1F</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 Variables locals, cua de RX</text:span></text:span><text:span text:style-name="T24"/></text:p>
            <text:p text:style-name="P5" loext:marker-style-name="Subtle Emphasis"><text:span text:style-name="Subtle_20_Emphasis">static unsigned char CuaRX [MAX_RX] ;</text:span></text:p>
            <text:p text:style-name="P5" loext:marker-style-name="Subtle Emphasis"><text:span text:style-name="Subtle_20_Emphasis">static unsigned char IniciRX, FiRX, QuantsRX;</text:span></text:p>
            <text:p text:style-name="P5" loext:marker-style-name="Subtle Emphasis"><text:span text:style-name="Subtle_20_Emphasis"/></text:p>
            <text:p text:style-name="P5" loext:marker-style-name="T24"><text:span text:style-name="Subtle_20_Emphasis"><text:span text:style-name="T24">// Constructor del TAD</text:span></text:span><text:span text:style-name="T24"/></text:p>
            <text:p text:style-name="P5" loext:marker-style-name="T24"><text:span text:style-name="Subtle_20_Emphasis"><text:span text:style-name="T24">void SIO_Init(void){</text:span></text:span><text:span text:style-name="T24"/></text:p>
            <text:p text:style-name="P5" loext:marker-style-name="T24"><text:span text:style-name="Subtle_20_Emphasis"><text:span text:style-name="T24"><text:s text:c="4"/>// Post: Configuració de la UART en mode assíncron, 9600 bauds, suposant fOsc=10MHz.</text:span></text:span><text:span text:style-name="T24"/></text:p>
            <text:p text:style-name="P5" loext:marker-style-name="T24"><text:span text:style-name="Subtle_20_Emphasis"><text:span text:style-name="T24"><text:s text:c="4"/>IniciRX=FiRX=QuantsRX=0;</text:span></text:span><text:span text:style-name="T24"/></text:p>
            <text:p text:style-name="P5" loext:marker-style-name="T24"><text:span text:style-name="Subtle_20_Emphasis"><text:span text:style-name="T24"><text:s text:c="4"/>TRISCbits.TRISC6 = 1;</text:span></text:span><text:span text:style-name="T24"/></text:p>
            <text:p text:style-name="P5" loext:marker-style-name="T24"><text:span text:style-name="Subtle_20_Emphasis"><text:span text:style-name="T24"><text:s text:c="4"/>TRISCbits.TRISC7 = 1;</text:span></text:span><text:span text:style-name="T24"/></text:p>
            <text:p text:style-name="P5" loext:marker-style-name="T24"><text:span text:style-name="Subtle_20_Emphasis"><text:span text:style-name="T24"><text:s text:c="4"/>BAUDCONbits.BRG16=0;</text:span></text:span><text:span text:style-name="T24"/></text:p>
            <text:p text:style-name="P5" loext:marker-style-name="T24"><text:span text:style-name="Subtle_20_Emphasis"><text:span text:style-name="T24"><text:s text:c="4"/>TXSTA=CONFIGURACIO_TXSTA;</text:span></text:span><text:span text:style-name="T24"/></text:p>
            <text:p text:style-name="P5" loext:marker-style-name="T24"><text:span text:style-name="Subtle_20_Emphasis"><text:span text:style-name="T24"><text:s text:c="4"/>RCSTA=CONFIGURACIO_RCSTA;</text:span></text:span><text:span text:style-name="T24"/></text:p>
            <text:p text:style-name="P5" loext:marker-style-name="T24"><text:span text:style-name="Subtle_20_Emphasis"><text:span text:style-name="T24"><text:s text:c="4"/>SPBRG=DIVISOR_BAUDRATE;</text:span></text:span><text:span text:style-name="T24"/></text:p>
            <text:p text:style-name="P5" loext:marker-style-name="T24"><text:span text:style-name="Subtle_20_Emphasis"><text:span text:style-name="T24"><text:s text:c="4"/>PIE1bits.RCIE=1;</text:span></text:span><text:span text:style-name="T24"/></text:p>
            <text:p text:style-name="P5" loext:marker-style-name="T24"><text:span text:style-name="Subtle_20_Emphasis"><text:span text:style-name="T24"><text:s text:c="4"/>}</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void SIO_InterrupcioRX (void) {</text:span></text:span><text:span text:style-name="T24"/></text:p>
            <text:p text:style-name="P5" loext:marker-style-name="T24"><text:span text:style-name="Subtle_20_Emphasis"><text:span text:style-name="T24"><text:s text:c="4"/>// Esborrem el IF de recepció.</text:span></text:span><text:span text:style-name="T24"/></text:p>
            <text:p text:style-name="P5" loext:marker-style-name="T24"><text:span text:style-name="Subtle_20_Emphasis"><text:span text:style-name="T24"><text:s text:c="4"/>PIR1bits.RCIF=0;</text:span></text:span><text:span text:style-name="T24"/></text:p>
            <text:p text:style-name="P5" loext:marker-style-name="T24"><text:span text:style-name="Subtle_20_Emphasis"><text:span text:style-name="T24"><text:s text:c="4"/>// Llegim el caràcter rebut i el posem a la cua.</text:span></text:span><text:span text:style-name="T24"/></text:p>
            <text:p text:style-name="P5" loext:marker-style-name="T24"><text:span text:style-name="Subtle_20_Emphasis"><text:span text:style-name="T24"><text:s text:c="4"/>CuaRX[IniciRX++]=RCREG;</text:span></text:span><text:span text:style-name="T24"/></text:p>
            <text:p text:style-name="P5" loext:marker-style-name="T24"><text:span text:style-name="Subtle_20_Emphasis"><text:span text:style-name="T24"><text:s text:c="4"/>IniciRX&amp;=MASK_RX;</text:span></text:span><text:span text:style-name="T24"/></text:p>
            <text:p text:style-name="P5" loext:marker-style-name="Subtle Emphasis"><text:span text:style-name="Subtle_20_Emphasis"><text:span text:style-name="T24"><text:s text:c="4"/></text:span></text:span><text:span text:style-name="Subtle_20_Emphasis">QuantsRX++;</text:span></text:p>
            <text:p text:style-name="P5" loext:marker-style-name="Subtle Emphasis"><text:span text:style-name="Subtle_20_Emphasis">}</text:span></text:p>
            <text:p text:style-name="P5" loext:marker-style-name="Subtle Emphasis"><text:span text:style-name="Subtle_20_Emphasis"/></text:p>
            <text:p text:style-name="P5" loext:marker-style-name="T16"><text:span text:style-name="Subtle_20_Emphasis"><text:span text:style-name="T16">unsigned char SIO_RXAvail() {</text:span></text:span><text:span text:style-name="T16"/></text:p>
            <text:p text:style-name="P5" loext:marker-style-name="T18"><text:span text:style-name="Subtle_20_Emphasis"><text:span text:style-name="T16"><text:s text:c="4"/></text:span></text:span><text:span text:style-name="Subtle_20_Emphasis"><text:span text:style-name="T18">// A COMPLETAR</text:span></text:span></text:p>
            <text:p text:style-name="P5" loext:marker-style-name="T18"><text:span text:style-name="Subtle_20_Emphasis"><text:span text:style-name="T18"/></text:span></text:p>
            <text:p text:style-name="P5" loext:marker-style-name="T18"><text:span text:style-name="Subtle_20_Emphasis"><text:span text:style-name="T18"/></text:span></text:p>
            <text:p text:style-name="P5" loext:marker-style-name="T18"><text:span text:style-name="Subtle_20_Emphasis"><text:span text:style-name="T18">}</text:span></text:span></text:p>
            <text:p text:style-name="P16" loext:marker-style-name="T18"><text:span text:style-name="Subtle_20_Emphasis"><text:span text:style-name="T18"/></text:span></text:p>
            <text:p text:style-name="P5" loext:marker-style-name="T18"><text:span text:style-name="Subtle_20_Emphasis"><text:span text:style-name="T18">unsigned char SIO_GetChar() {</text:span></text:span><text:span text:style-name="T18"/></text:p>
            <text:p text:style-name="P5" loext:marker-style-name="T18"><text:span text:style-name="Subtle_20_Emphasis"><text:span text:style-name="T18"><text:s text:c="4"/>unsigned char ElValor;</text:span></text:span><text:span text:style-name="T18"/></text:p>
            <text:p text:style-name="P5" loext:marker-style-name="T20"><text:span text:style-name="Subtle_20_Emphasis"><text:span text:style-name="T18"><text:s text:c="4"/></text:span></text:span><text:span text:style-name="Subtle_20_Emphasis"><text:span text:style-name="T20">di();</text:span></text:span></text:p>
            <text:p text:style-name="P5" loext:marker-style-name="T20"><text:span text:style-name="Subtle_20_Emphasis"><text:span text:style-name="T20"/></text:span></text:p>
            <text:p text:style-name="P5" loext:marker-style-name="T20"><text:span text:style-name="Subtle_20_Emphasis"><text:span text:style-name="T20"><text:s text:c="4"/>// A COMPLETAR</text:span></text:span><text:span text:style-name="T20"/></text:p>
            <text:p text:style-name="P5" loext:marker-style-name="T20"><text:span text:style-name="Subtle_20_Emphasis"><text:span text:style-name="T20"><text:s text:c="4"/>// Treure el valor de la cua i posar-lo a ElValor</text:span></text:span><text:span text:style-name="T20"/></text:p>
            <text:p text:style-name="P5" loext:marker-style-name="T20"><text:span text:style-name="Subtle_20_Emphasis"><text:span text:style-name="T20"/></text:span></text:p>
            <text:p text:style-name="P5" loext:marker-style-name="T20"><text:span text:style-name="Subtle_20_Emphasis"><text:span text:style-name="T20"><text:s text:c="4"/>ei();</text:span></text:span><text:span text:style-name="T20"/></text:p>
            <text:p text:style-name="P5" loext:marker-style-name="T20"><text:span text:style-name="Subtle_20_Emphasis"><text:span text:style-name="T20"><text:s text:c="4"/>return ElValor</text:span></text:span><text:span text:style-name="T20"/></text:p>
            <text:p text:style-name="P5" loext:marker-style-name="T20"><text:soft-page-break/><text:span text:style-name="Subtle_20_Emphasis"><text:span text:style-name="T20">}</text:span></text:span><text:span text:style-name="T20"/></text:p>
            <text:p text:style-name="P9" loext:marker-style-name="T24"><text:span text:style-name="Subtle_20_Emphasis"><text:span text:style-name="T24"/></text:span></text:p>
            <text:p text:style-name="P5" loext:marker-style-name="T24"><text:span text:style-name="Subtle_20_Emphasis"><text:span text:style-name="T24">// Destructor del TAD</text:span></text:span><text:span text:style-name="T24"/></text:p>
            <text:p text:style-name="P5" loext:marker-style-name="Subtle Emphasis"><text:span text:style-name="Subtle_20_Emphasis">void SIO_End (){</text:span></text:p>
            <text:p text:style-name="P5" loext:marker-style-name="Subtle Emphasis"><text:span text:style-name="Subtle_20_Emphasis">// <text:s/>No fa res, realment...</text:span></text:p>
            <text:p text:style-name="P5"><text:span text:style-name="Subtle_20_Emphasis">}</text:span><text:bookmark-end text:name="__DdeLink__3034_2054209451"/></text:p>
          </table:table-cell>
        </table:table-row>
      </table:table>
      <text:p text:style-name="Standard"/>
      <text:p text:style-name="P36"/>
      <text:list text:continue-numbering="true" text:style-name="WWNum18">
        <text:list-item>
          <text:p text:style-name="P28" loext:marker-style-name="T24"><text:span text:style-name="T24">Fes en primer lloc una mirada a la funció SIO_Init. Digues com s’està configurant.</text:span><text:span text:style-name="T24"/></text:p>
        </text:list-item>
      </text:list>
      <table:table table:name="Table10" table:style-name="Table10">
        <table:table-column table:style-name="Table10.A"/>
        <table:table-row table:style-name="Table10.1">
          <table:table-cell table:style-name="Table10.A1" office:value-type="string">
            <text:p text:style-name="P76">S’inicialitza a 0 tots els índex (com ha de ser una cua optimitzada). Després usem els bits 6 i 7 dels ports C per tal de configurar la TX/RX. Configurem el baudrate a 9600, i activem interrupcions mitjançant RCIE = 1.</text:p>
            <text:p text:style-name="P3"/>
          </table:table-cell>
        </table:table-row>
      </table:table>
      <text:p text:style-name="P26" loext:marker-style-name="T5"/>
      <text:list text:continue-numbering="true" text:style-name="WWNum18">
        <text:list-item>
          <text:p text:style-name="P27" loext:marker-style-name="T5"><text:span text:style-name="T5">Revisa la funció que serà cridada quan hi hagi una interrupció en recepció. Explica com estem fent anar la cua de recepció. Comenta sobre la bellesa de l’expressió ‘IniciRX&amp;=MASK_RX;’</text:span><text:span text:style-name="T5"/></text:p>
        </text:list-item>
      </text:list>
      <table:table table:name="Table11" table:style-name="Table11">
        <table:table-column table:style-name="Table11.A"/>
        <table:table-row table:style-name="Table11.1">
          <table:table-cell table:style-name="Table11.A1" office:value-type="string">
            <text:p text:style-name="P76">Primer, baixem la flag. Després, incrementem l’índex, i utilitzem una màscara per evitar fer una divisió, per al fina de la cua. Finalment, augmentem la quantitat de QuantsRX. </text:p>
            <text:p text:style-name="P3"/>
            <text:p text:style-name="P3"/>
            <text:p text:style-name="P3"/>
            <text:p text:style-name="P3"/>
          </table:table-cell>
        </table:table-row>
      </table:table>
      <text:p text:style-name="P26" loext:marker-style-name="T5"/>
      <text:list text:continue-numbering="true" text:style-name="WWNum18">
        <text:list-item>
          <text:p text:style-name="P27" loext:marker-style-name="T5"><text:span text:style-name="T5">Fes la funció RX_CharAvail. És supersenzilla.</text:span><text:span text:style-name="T5"/></text:p>
        </text:list-item>
      </text:list>
      <table:table table:name="Table12" table:style-name="Table12">
        <table:table-column table:style-name="Table12.A"/>
        <table:table-row table:style-name="Table12.1">
          <table:table-cell table:style-name="Table12.A1" office:value-type="string">
            <text:p text:style-name="P72">unsigned char SIO_RXAvail() {</text:p>
            <text:p text:style-name="P72"><text:s text:c="4"/>return QuantsRX;</text:p>
            <text:p text:style-name="P72">}</text:p>
            <text:p text:style-name="P3"/>
          </table:table-cell>
        </table:table-row>
      </table:table>
      <text:p text:style-name="Standard"/>
      <text:list text:continue-numbering="true" text:style-name="WWNum18">
        <text:list-item>
          <text:p text:style-name="P27" loext:marker-style-name="T5"><text:span text:style-name="T5">Fes la funció SIO_GetChar.</text:span><text:span text:style-name="T5"/></text:p>
        </text:list-item>
      </text:list>
      <table:table table:name="Table13" table:style-name="Table13">
        <table:table-column table:style-name="Table13.A"/>
        <table:table-row table:style-name="Table13.1">
          <table:table-cell table:style-name="Table13.A1" office:value-type="string">
            <text:p text:style-name="P72">unsigned char SIO_GetChar() {</text:p>
            <text:p text:style-name="P72"><text:s text:c="4"/>unsigned char ElValor;</text:p>
            <text:p text:style-name="P72"><text:s text:c="4"/>di();</text:p>
            <text:p text:style-name="P72"/>
            <text:p text:style-name="P72"><text:s text:c="4"/>// A COMPLETAR</text:p>
            <text:p text:style-name="P72"><text:s text:c="4"/>// Treure el valor de la cua i posar-lo a ElValor <text:s text:c="3"/></text:p>
            <text:p text:style-name="P72"><text:s text:c="4"/></text:p>
            <text:p text:style-name="P72"><text:s text:c="4"/>ElValor = CuaRX[FiRX];</text:p>
            <text:p text:style-name="P72"><text:s text:c="4"/>FiRX = (FiRX + 1) &amp; MASK_RX;</text:p>
            <text:p text:style-name="P72"><text:s text:c="4"/>QuantsRX--;</text:p>
            <text:p text:style-name="P72"><text:s text:c="4"/></text:p>
            <text:p text:style-name="P72"><text:s text:c="4"/>ei();</text:p>
            <text:p text:style-name="P72"><text:s text:c="4"/>return ElValor;</text:p>
            <text:p text:style-name="P3"><text:soft-page-break/><text:span text:style-name="T30">}</text:span></text:p>
          </table:table-cell>
        </table:table-row>
      </table:table>
      <text:p text:style-name="Standard"/>
      <text:list text:continue-numbering="true" text:style-name="WWNum18">
        <text:list-item>
          <text:p text:style-name="P27" loext:marker-style-name="T5"><text:span text:style-name="T5">Important! Per què hi hem posat un di() a l’inici, i un ei() abans de retornar?</text:span><text:span text:style-name="T5"/></text:p>
        </text:list-item>
      </text:list>
      <table:table table:name="Table14" table:style-name="Table14">
        <table:table-column table:style-name="Table14.A"/>
        <table:table-row table:style-name="Table14.1">
          <table:table-cell table:style-name="Table14.A1" office:value-type="string">
            <text:p text:style-name="P77">Per a evitar corrupció de dades.</text:p>
            <text:p text:style-name="P3"/>
            <text:p text:style-name="P3"/>
            <text:p text:style-name="P3"/>
            <text:p text:style-name="P3"/>
            <text:p text:style-name="P3"/>
          </table:table-cell>
        </table:table-row>
      </table:table>
      <text:p text:style-name="P43" loext:marker-style-name="T15"/>
      <text:p text:style-name="P44" loext:marker-style-name="T15"/>
      <text:h text:style-name="P23" text:outline-level="2"><text:bookmark-start text:name="_Toc163461229"/>PROVA DE RECEPCIÓ DE CARÀCTERS AMB INTERRUPCIONS<text:bookmark-end text:name="_Toc163461229"/></text:h>
      <text:p text:style-name="Standard">Provem ara que tot funcioni! Us donem un nou main per comprovar que la part de la recepció del TAD SIO amb interrupcions estigui ben fet.</text:p>
      <text:p text:style-name="Standard"/>
      <table:table table:name="Table15" table:style-name="Table15">
        <table:table-column table:style-name="Table15.A"/>
        <table:table-row table:style-name="Table15.1">
          <table:table-cell table:style-name="Table15.A1" office:value-type="string">
            <text:p text:style-name="P9" loext:marker-style-name="T24"><text:bookmark-start text:name="__DdeLink__3037_2054209451"/><text:span text:style-name="Subtle_20_Emphasis"><text:span text:style-name="T24"/></text:span></text:p>
            <text:p text:style-name="P5" loext:marker-style-name="Subtle Emphasis"><text:span text:style-name="Subtle_20_Emphasis">#include &lt;xc.h&gt;</text:span></text:p>
            <text:p text:style-name="P5" loext:marker-style-name="Subtle Emphasis"><text:span text:style-name="Subtle_20_Emphasis">#include "TAD_TIMER.H"</text:span></text:p>
            <text:p text:style-name="P5" loext:marker-style-name="Subtle Emphasis"><text:span text:style-name="Subtle_20_Emphasis">#include "TAD_POLS0.h"</text:span></text:p>
            <text:p text:style-name="P5" loext:marker-style-name="Subtle Emphasis"><text:span text:style-name="Subtle_20_Emphasis">#include "TAD_OUT.h"</text:span></text:p>
            <text:p text:style-name="P5" loext:marker-style-name="Subtle Emphasis"><text:span text:style-name="Subtle_20_Emphasis">#include "TAD_SIO.h"</text:span></text:p>
            <text:p text:style-name="P5" loext:marker-style-name="Subtle Emphasis"><text:span text:style-name="Subtle_20_Emphasis"/></text:p>
            <text:p text:style-name="P5" loext:marker-style-name="T24"><text:span text:style-name="Subtle_20_Emphasis"><text:span text:style-name="T24">#pragma config OSC = HS</text:span></text:span><text:span text:style-name="T24"/></text:p>
            <text:p text:style-name="P5" loext:marker-style-name="T24"><text:span text:style-name="Subtle_20_Emphasis"><text:span text:style-name="T24">#pragma config WDT = OFF</text:span></text:span><text:span text:style-name="T24"/></text:p>
            <text:p text:style-name="P5" loext:marker-style-name="T24"><text:span text:style-name="Subtle_20_Emphasis"><text:span text:style-name="T24">#pragma config PBADEN = DIG</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 Capçaleres de les funcions locals</text:span></text:span><text:span text:style-name="T24"/></text:p>
            <text:p text:style-name="P5" loext:marker-style-name="Subtle Emphasis"><text:span text:style-name="Subtle_20_Emphasis">static void __interrupt (high_priority) LaRSI (void);</text:span></text:p>
            <text:p text:style-name="P5" loext:marker-style-name="T24"><text:span text:style-name="Subtle_20_Emphasis"><text:span text:style-name="T24">void main (void);</text:span></text:span><text:span text:style-name="T24"/></text:p>
            <text:p text:style-name="P9" loext:marker-style-name="T24"><text:span text:style-name="Subtle_20_Emphasis"><text:span text:style-name="T24"/></text:span></text:p>
            <text:p text:style-name="P5" loext:marker-style-name="T24"><text:span text:style-name="Subtle_20_Emphasis"><text:span text:style-name="T24">//Definició de la interrupció d'alta prioritat</text:span></text:span></text:p>
            <text:p text:style-name="P5" loext:marker-style-name="Subtle Emphasis"><text:span text:style-name="Subtle_20_Emphasis">static void __interrupt (high_priority) LaRSI (void){</text:span></text:p>
            <text:p text:style-name="P5" loext:marker-style-name="Subtle Emphasis"><text:span text:style-name="Subtle_20_Emphasis"><text:s text:c="4"/>if ( PIR1bits.RCIF )</text:span></text:p>
            <text:p text:style-name="P5" loext:marker-style-name="Subtle Emphasis"><text:span text:style-name="Subtle_20_Emphasis"><text:s text:c="8"/>SIO_InterrupcioRX();</text:span></text:p>
            <text:p text:style-name="P5" loext:marker-style-name="Subtle Emphasis"><text:span text:style-name="Subtle_20_Emphasis"><text:s text:c="4"/>if ( TMR0IF )</text:span></text:p>
            <text:p text:style-name="P5" loext:marker-style-name="Subtle Emphasis"><text:span text:style-name="Subtle_20_Emphasis"><text:s text:c="8"/>TI_RSITimer0();</text:span></text:p>
            <text:p text:style-name="P5" loext:marker-style-name="Subtle Emphasis"><text:span text:style-name="Subtle_20_Emphasis">}</text:span></text:p>
            <text:p text:style-name="P5" loext:marker-style-name="Subtle Emphasis"><text:span text:style-name="Subtle_20_Emphasis"/></text:p>
            <text:p text:style-name="P5" loext:marker-style-name="Subtle Emphasis"><text:span text:style-name="Subtle_20_Emphasis">void main(){</text:span></text:p>
            <text:p text:style-name="P5" loext:marker-style-name="Subtle Emphasis"><text:span text:style-name="Subtle_20_Emphasis"/></text:p>
            <text:p text:style-name="P5" loext:marker-style-name="Subtle Emphasis"><text:span text:style-name="Subtle_20_Emphasis"><text:s text:c="4"/>unsigned char ElChar;</text:span></text:p>
            <text:p text:style-name="P5" loext:marker-style-name="Subtle Emphasis"><text:span text:style-name="Subtle_20_Emphasis"/></text:p>
            <text:p text:style-name="P5" loext:marker-style-name="T24"><text:span text:style-name="Subtle_20_Emphasis"><text:s text:c="4"/></text:span><text:span text:style-name="Subtle_20_Emphasis"><text:span text:style-name="T24">// Inicialització dels TADs</text:span></text:span></text:p>
            <text:p text:style-name="P5" loext:marker-style-name="T24"><text:span text:style-name="Subtle_20_Emphasis"><text:span text:style-name="T24"><text:s text:c="4"/>TI_Init();</text:span></text:span><text:span text:style-name="T24"/></text:p>
            <text:p text:style-name="P5" loext:marker-style-name="Subtle Emphasis"><text:span text:style-name="Subtle_20_Emphasis"><text:span text:style-name="T24"><text:s text:c="4"/></text:span></text:span><text:span text:style-name="Subtle_20_Emphasis">POLS0_Init();</text:span></text:p>
            <text:p text:style-name="P5" loext:marker-style-name="Subtle Emphasis"><text:span text:style-name="Subtle_20_Emphasis"><text:s text:c="4"/>SIO_Init();</text:span></text:p>
            <text:p text:style-name="P5" loext:marker-style-name="Subtle Emphasis"><text:span text:style-name="Subtle_20_Emphasis"><text:s text:c="4"/>OUT_Init();</text:span></text:p>
            <text:p text:style-name="P5" loext:marker-style-name="Subtle Emphasis"><text:span text:style-name="Subtle_20_Emphasis"><text:s text:c="4"/>ei();</text:span></text:p>
            <text:p text:style-name="P5" loext:marker-style-name="Subtle Emphasis"><text:span text:style-name="Subtle_20_Emphasis"/></text:p>
            <text:p text:style-name="P5" loext:marker-style-name="Subtle Emphasis"><text:span text:style-name="Subtle_20_Emphasis"><text:s text:c="4"/>// Bucle principal</text:span></text:p>
            <text:p text:style-name="P5" loext:marker-style-name="Subtle Emphasis"><text:span text:style-name="Subtle_20_Emphasis"><text:s text:c="4"/>while(1){</text:span></text:p>
            <text:p text:style-name="P5" loext:marker-style-name="Subtle Emphasis"><text:span text:style-name="Subtle_20_Emphasis"><text:s text:c="8"/>// Crida als motors</text:span></text:p>
            <text:p text:style-name="P5" loext:marker-style-name="T24"><text:span text:style-name="Subtle_20_Emphasis"><text:s text:c="8"/></text:span><text:span text:style-name="Subtle_20_Emphasis"><text:span text:style-name="T24">POLS0_Motor();</text:span></text:span></text:p>
            <text:p text:style-name="P5" loext:marker-style-name="T24"><text:span text:style-name="Subtle_20_Emphasis"><text:span text:style-name="T24"><text:s text:c="8"/>// Lògica relacional entre mòduls estàndard</text:span></text:span><text:span text:style-name="T24"/></text:p>
            <text:p text:style-name="P5" loext:marker-style-name="Subtle Emphasis"><text:span text:style-name="Subtle_20_Emphasis"><text:span text:style-name="T24"><text:s text:c="8"/></text:span></text:span><text:span text:style-name="Subtle_20_Emphasis">if (SIO_RXAvail()) {</text:span></text:p>
            <text:p text:style-name="P5" loext:marker-style-name="Subtle Emphasis"><text:span text:style-name="Subtle_20_Emphasis"><text:s text:c="12"/>OUT_7SegmentsPinta (SIO_RXAvail());</text:span></text:p>
            <text:p text:style-name="P5" loext:marker-style-name="Subtle Emphasis"><text:span text:style-name="Subtle_20_Emphasis"><text:s text:c="12"/>}</text:span></text:p>
            <text:p text:style-name="P5" loext:marker-style-name="Subtle Emphasis"><text:span text:style-name="Subtle_20_Emphasis"><text:s text:c="8"/>if (POLS0_HiHaPulsacio()) {</text:span></text:p>
            <text:p text:style-name="P5" loext:marker-style-name="Subtle Emphasis"><text:span text:style-name="Subtle_20_Emphasis"><text:s text:c="12"/>if (SIO_RXAvail()) {</text:span></text:p>
            <text:p text:style-name="P5" loext:marker-style-name="Subtle Emphasis"><text:span text:style-name="Subtle_20_Emphasis"><text:s text:c="16"/>ElChar = SIO_GetChar();</text:span></text:p>
            <text:p text:style-name="P5" loext:marker-style-name="Subtle Emphasis"><text:span text:style-name="Subtle_20_Emphasis"><text:s text:c="16"/>OUT_7SegmentsPinta (SIO_RXAvail());</text:span></text:p>
            <text:p text:style-name="P5" loext:marker-style-name="Subtle Emphasis"><text:span text:style-name="Subtle_20_Emphasis"><text:s text:c="16"/>if (ElChar=='1') OUT_EncenLed (LED0);</text:span></text:p>
            <text:p text:style-name="P5" loext:marker-style-name="Subtle Emphasis"><text:span text:style-name="Subtle_20_Emphasis"><text:s text:c="16"/>else if (ElChar=='2') OUT_EncenLed (LED1);</text:span></text:p>
            <text:p text:style-name="P5" loext:marker-style-name="Subtle Emphasis"><text:span text:style-name="Subtle_20_Emphasis"><text:s text:c="16"/>else if (ElChar=='3') OUT_ApagaLed (LED0);</text:span></text:p>
            <text:p text:style-name="P5" loext:marker-style-name="Subtle Emphasis"><text:span text:style-name="Subtle_20_Emphasis"><text:s text:c="16"/>else if (ElChar=='4') OUT_ApagaLed (LED1);</text:span></text:p>
            <text:p text:style-name="P5" loext:marker-style-name="T24"><text:span text:style-name="Subtle_20_Emphasis"><text:s text:c="12"/></text:span><text:span text:style-name="Subtle_20_Emphasis"><text:span text:style-name="T24">}</text:span></text:span></text:p>
            <text:p text:style-name="P5" loext:marker-style-name="T24"><text:span text:style-name="Subtle_20_Emphasis"><text:span text:style-name="T24"><text:s text:c="8"/>}</text:span></text:span><text:span text:style-name="T24"/></text:p>
            <text:p text:style-name="P5" loext:marker-style-name="T24"><text:span text:style-name="Subtle_20_Emphasis"><text:span text:style-name="T24"><text:s text:c="4"/>}</text:span></text:span><text:span text:style-name="T24"/></text:p>
            <text:p text:style-name="P5" loext:marker-style-name="T24"><text:span text:style-name="Subtle_20_Emphasis"><text:span text:style-name="T24"/></text:span></text:p>
            <text:p text:style-name="P5" loext:marker-style-name="T24"><text:span text:style-name="Subtle_20_Emphasis"><text:span text:style-name="T24"><text:s text:c="4"/>// No hi arribarem mai, però és de bona educació :-)</text:span></text:span><text:span text:style-name="T24"/></text:p>
            <text:p text:style-name="P5" loext:marker-style-name="Subtle Emphasis"><text:span text:style-name="Subtle_20_Emphasis"><text:span text:style-name="T24"><text:s text:c="4"/></text:span></text:span><text:span text:style-name="Subtle_20_Emphasis">SIO_End();</text:span></text:p>
            <text:p text:style-name="P5" loext:marker-style-name="Subtle Emphasis"><text:span text:style-name="Subtle_20_Emphasis"><text:s text:c="4"/>POLS0_End();</text:span></text:p>
            <text:p text:style-name="P5" loext:marker-style-name="Subtle Emphasis"><text:span text:style-name="Subtle_20_Emphasis"><text:s text:c="4"/>TI_End();</text:span></text:p>
            <text:p text:style-name="P5" loext:marker-style-name="Subtle Emphasis"><text:span text:style-name="Subtle_20_Emphasis">}</text:span></text:p>
            <text:p text:style-name="P18" loext:marker-style-name="T13"><text:bookmark-end text:name="__DdeLink__3037_2054209451"/></text:p>
          </table:table-cell>
        </table:table-row>
      </table:table>
      <text:p text:style-name="P43" loext:marker-style-name="T15"/>
      <text:p text:style-name="P44" loext:marker-style-name="T15"/>
      <text:list text:continue-numbering="true" text:style-name="WWNum18">
        <text:list-item>
          <text:p text:style-name="P28" loext:marker-style-name="T5"><text:span text:style-name="T5">Què creus que hauria de fer el programa?</text:span><text:span text:style-name="T5"/></text:p>
        </text:list-item>
      </text:list>
      <table:table table:name="Table16" table:style-name="Table16">
        <table:table-column table:style-name="Table16.A"/>
        <table:table-row table:style-name="Table16.1">
          <table:table-cell table:style-name="Table16.A1" office:value-type="string">
            <text:p text:style-name="P78">Mostrar al 7S el que arribi, i si hi ha un botó pulsat, segons el caràcter, il·luminar un LED o un altre.</text:p>
            <text:p text:style-name="P3"/>
            <text:p text:style-name="P3"/>
            <text:p text:style-name="P3"/>
            <text:p text:style-name="P3"/>
          </table:table-cell>
        </table:table-row>
      </table:table>
      <text:p text:style-name="Standard"/>
      <text:list text:continue-numbering="true" text:style-name="WWNum18">
        <text:list-item>
          <text:p text:style-name="P27" loext:marker-style-name="T5"><text:span text:style-name="T5">Completa el software, compila i carrega. Connecta el canal sèrie a l’ordinador, i escriu “HOLA1234”. Després prem el polsador RB0 8 vegades seguides. Què fa el software?</text:span><text:span text:style-name="T5"/></text:p>
        </text:list-item>
      </text:list>
      <table:table table:name="Table17" table:style-name="Table17">
        <table:table-column table:style-name="Table17.A"/>
        <table:table-row table:style-name="Table17.1">
          <table:table-cell table:style-name="Table17.A1" office:value-type="string">
            <text:p text:style-name="P15" loext:marker-style-name="T15"/>
            <text:p text:style-name="P46" loext:marker-style-name="T15"><text:bookmark-start text:name="__DdeLink__3039_2054209451"/>NO HI HA PLACA<text:bookmark-end text:name="__DdeLink__3039_2054209451"/></text:p>
            <text:p text:style-name="P15" loext:marker-style-name="T15"/>
            <text:p text:style-name="P15" loext:marker-style-name="T15"/>
          </table:table-cell>
        </table:table-row>
      </table:table>
      <text:p text:style-name="P43" loext:marker-style-name="T15"/>
      <text:p text:style-name="Standard">En cas que no funcioni correctament (incrementar de 0 a 8 al Set Segments a mida que premem tecles al Putty, i mantenir apagats els leds a les 4 primers pulsacions de RB0, encendre el led de RA4 amb la 5a pulsació, el led RA3 amb la 6a, apagar Ra4 amb la 7a i apagar RA3 amb la 8a), revisa el codi que has completat fins que aconsegueixis que funcioni... no és gens complicat!!</text:p>
      <text:p text:style-name="Standard"/>
      <text:p text:style-name="Standard">Arribats a aquest punt, ja tenim un canal sèrie funcionant amb interrupcions... Una darrera qüestió...</text:p>
      <text:list text:continue-numbering="true" text:style-name="WWNum18">
        <text:list-item>
          <text:p text:style-name="P27" loext:marker-style-name="T24"><text:span text:style-name="T24">Comenta la expressió “PIE1bits.RCIE=1;”, de la funció SIO_Init(). Amb això hauria de deixar de funcionar la SIO, ja que hem desactivat les interrupcions… Prova-ho, què suceeix?</text:span><text:span text:style-name="T24"/></text:p>
        </text:list-item>
      </text:list>
      <table:table table:name="Table18" table:style-name="Table18">
        <table:table-column table:style-name="Table18.A"/>
        <table:table-row table:style-name="Table18.1">
          <table:table-cell table:style-name="Table18.A1" office:value-type="string">
            <text:p text:style-name="P10" loext:marker-style-name="T24"/>
            <text:p text:style-name="P10" loext:marker-style-name="T24"/>
            <text:p text:style-name="P47" loext:marker-style-name="T15">NO HI HA PLACA</text:p>
            <text:p text:style-name="P10" loext:marker-style-name="T24"/>
            <text:p text:style-name="P10" loext:marker-style-name="T24"/>
          </table:table-cell>
        </table:table-row>
      </table:table>
      <text:p text:style-name="P81" loext:marker-style-name="T24"/>
      <text:list text:continue-numbering="true" text:style-name="WWNum18">
        <text:list-item>
          <text:p text:style-name="P27">Per què succeeix això? Com solucionar-ho?</text:p>
        </text:list-item>
      </text:list>
      <table:table table:name="Table19" table:style-name="Table19">
        <table:table-column table:style-name="Table19.A"/>
        <table:table-row table:style-name="Table19.1">
          <table:table-cell table:style-name="Table19.A1" office:value-type="string">
            <text:p text:style-name="P14" loext:marker-style-name="T35"/>
            <text:p text:style-name="P14" loext:marker-style-name="T35"/>
            <text:p text:style-name="P47" loext:marker-style-name="T15">NO HI HA PLACA</text:p>
            <text:p text:style-name="P14" loext:marker-style-name="T35"/>
            <text:p text:style-name="P14" loext:marker-style-name="T35"/>
            <text:p text:style-name="P14" loext:marker-style-name="T35"><text:soft-page-break/></text:p>
          </table:table-cell>
        </table:table-row>
      </table:table>
      <text:p text:style-name="P83" loext:marker-style-name="T35"/>
      <text:p text:style-name="Standard">En endavant, a la funció de la RSI del main, comprovarem el <text:span text:style-name="T11">interrupt flag</text:span>, dels seu respectiu <text:span text:style-name="T11">interrupt enable</text:span>, per evitar que s’executin interrupcions no autoritzades.</text:p>
      <text:p text:style-name="P36"/>
      <text:h text:style-name="P22" text:outline-level="1" loext:marker-style-name="T5"><text:bookmark-start text:name="_Toc163461230"/><text:span text:style-name="T5">SIO</text:span><text:bookmark-end text:name="_Toc163461230"/><text:span text:style-name="T5"> en transmissió</text:span><text:span text:style-name="T5"/></text:h>
      <text:list text:continue-numbering="true" text:style-name="WWNum18">
        <text:list-item>
          <text:p text:style-name="P27" loext:marker-style-name="T5"><text:span text:style-name="T5">Per què creus que és útil treballar amb interrupcions a la transmissió? Quins avantatges dona sobre el polling?</text:span><text:span text:style-name="T5"/></text:p>
        </text:list-item>
      </text:list>
      <text:p text:style-name="Standard"/>
      <table:table table:name="Table20" table:style-name="Table20">
        <table:table-column table:style-name="Table20.A"/>
        <table:table-row table:style-name="Table20.1">
          <table:table-cell table:style-name="Table20.A1" office:value-type="string">
            <text:p text:style-name="P60"><text:span text:style-name="T33">És útil en casos on usem molt de polling i volem dedicar recursos a la transmissió, especialment si volem enviar grans quantitats d’informació.</text:span></text:p>
          </table:table-cell>
        </table:table-row>
      </table:table>
      <text:p text:style-name="Standard"/>
      <text:p text:style-name="Standard">Ara comprova si el que has dit era més o menys això...</text:p>
      <text:p text:style-name="Standard">La SIO té capacitat per interrompre al processador quan buida el registre de transmissió (TXREG). Això ens permetrà, en el cas de tenir diversos caràcters a enviar, permetre que el main program els enviï “de cop” al TAD SIO. Aquest copiarà els valors en una cua (aquesta vegada serà a la cua de transmissió), i se’n pugui oblidar, ja que el propi TAD, emprant les interrupcions, s’espavili per anar gestionant tot l’enviament.</text:p>
      <text:p text:style-name="Standard">El que buscarem doncs és que el main program no hagi de preocupar-se de si es pot o no enviar un caràcter per que la SIO en emissió està ocupada (recordeu que per polling això ho resolíem mirant TXIF, o TRMT). El que està clar però és que la cua tindrà una dimensió màxima, i per tant no podrà enviar tants bytes com vulgui a la cua, ja que si la omplim, no hi cabrà més informació.</text:p>
      <text:h text:style-name="Heading_20_2" text:outline-level="2"><text:bookmark-start text:name="_Toc163461231"/>Definició de les funcions per a la recepció amb interrupcions<text:bookmark-end text:name="_Toc163461231"/></text:h>
      <text:p text:style-name="Standard">Aquí les capçaleres de les funcions addicionals que crearem al nostre TAD SIO, per afegir les funcionalitat de transmissió amb interrupcions.</text:p>
      <text:p text:style-name="Standard"/>
      <text:p text:style-name="P53" loext:marker-style-name="T5"><text:bookmark-start text:name="__DdeLink__3041_2054209451"/><text:span text:style-name="Subtle_20_Emphasis"><text:span text:style-name="T5">void SIO_InterrupcioTX (void) ;</text:span></text:span><text:span text:style-name="T5"/></text:p>
      <text:p text:style-name="P53" loext:marker-style-name="T5"><text:span text:style-name="Subtle_20_Emphasis"><text:span text:style-name="T5">// Pre: Es crida des de la RSI PIR1bits.TXIF==1 i PIE1bits.TXIE==1.</text:span></text:span><text:span text:style-name="T5"/></text:p>
      <text:p text:style-name="P53" loext:marker-style-name="T5"><text:span text:style-name="Subtle_20_Emphasis"><text:span text:style-name="T5">// Post: Processa la interrupció a la TX d'un char.</text:span></text:span><text:span text:style-name="T5"/></text:p>
      <text:p text:style-name="P41" loext:marker-style-name="T5"><text:span text:style-name="Subtle_20_Emphasis"><text:span text:style-name="T5"/></text:span></text:p>
      <text:p text:style-name="P53" loext:marker-style-name="T5"><text:span text:style-name="Subtle_20_Emphasis"><text:span text:style-name="T5">unsigned char SIO_TXAvail(void);</text:span></text:span><text:span text:style-name="T5"/></text:p>
      <text:p text:style-name="P53" loext:marker-style-name="T5"><text:span text:style-name="Subtle_20_Emphasis"><text:span text:style-name="T5">//Post: Retorna el nombre de caràcters disponibles a la cua de TX. 0 si no hi ha espai, i fins a MAX_TX si està buida.</text:span></text:span><text:span text:style-name="T5"/></text:p>
      <text:p text:style-name="P41" loext:marker-style-name="T5"><text:span text:style-name="Subtle_20_Emphasis"><text:span text:style-name="T5"/></text:span></text:p>
      <text:p text:style-name="P53" loext:marker-style-name="T5"><text:span text:style-name="Subtle_20_Emphasis"><text:span text:style-name="T5">void SIO_PutChar (unsigned char Valor);</text:span></text:span><text:span text:style-name="T5"/></text:p>
      <text:p text:style-name="P53" loext:marker-style-name="T5"><text:span text:style-name="Subtle_20_Emphasis"><text:span text:style-name="T5">// Pre: SIO_TXAvail() ha retornat CERT.</text:span></text:span><text:span text:style-name="T5"/></text:p>
      <text:p text:style-name="P53" loext:marker-style-name="T5"><text:span text:style-name="Subtle_20_Emphasis"><text:span text:style-name="T5">// Post: Posa un nou caràcter a enviament.</text:span></text:span><text:span text:style-name="T5"/></text:p>
      <text:p text:style-name="P41" loext:marker-style-name="T5"><text:span text:style-name="Subtle_20_Emphasis"><text:span text:style-name="T5"/></text:span></text:p>
      <text:p text:style-name="P53" loext:marker-style-name="T5"><text:span text:style-name="Subtle_20_Emphasis"><text:span text:style-name="T5">void SIO_PutString (unsigned char *LaFrase);</text:span></text:span><text:span text:style-name="T5"/></text:p>
      <text:p text:style-name="P53" loext:marker-style-name="T5"><text:span text:style-name="Subtle_20_Emphasis"><text:span text:style-name="T5">// Pre: SIO_TXAvail() ha retornat &gt;= strlen (LaFrase).</text:span></text:span><text:span text:style-name="T5"/></text:p>
      <text:p text:style-name="P53" loext:marker-style-name="T5"><text:span text:style-name="Subtle_20_Emphasis"><text:span text:style-name="T5">// Post: Posa la frase a la cua d'enviament.</text:span></text:span><text:bookmark-end text:name="__DdeLink__3041_2054209451"/><text:span text:style-name="T5"/></text:p>
      <text:p text:style-name="Standard"/>
      <text:p text:style-name="Standard">SIO_InterrupcioTX és la funció que emprarem quan es donin les condicions d’interrupció de la SIO en emissió, a l’igual que hem fet a la SIO en recepció a l’apartat anterior.</text:p>
      <text:p text:style-name="Standard">SIO_TxAvail ens retornarà el nombre d’espais disponibles a la cua d’emissió. Si ens retorna 0 és que no hi ha espai, i un valor positiu indicarà que hi ha espai.</text:p>
      <text:p text:style-name="Standard">SIO_PutChar indicarà al TAD que hi ha un nou caràcter per enviar.</text:p>
      <text:p text:style-name="Standard"><text:soft-page-break/>SIO_PutString la farem servir per donar a enviament una frase sencera, i estalviar-nos així cridar repetidament a SIO_PutChar.</text:p>
      <text:p text:style-name="Standard"/>
      <text:p text:style-name="P36">Així i abans de provar d’implementar la part d’emissió del TAD SERIE, us facilitem un nou main per tal de poder fer les proves d’emissió. Modificarem lleugerament el main anterior.</text:p>
      <text:p text:style-name="P36"/>
      <table:table table:name="Table21" table:style-name="Table21">
        <table:table-column table:style-name="Table21.A"/>
        <table:table-row table:style-name="Table21.1">
          <table:table-cell table:style-name="Table21.A1" office:value-type="string">
            <text:p text:style-name="P7" loext:marker-style-name="Subtle Emphasis"><text:bookmark-start text:name="__DdeLink__3045_2054209451"/><text:span text:style-name="Subtle_20_Emphasis"/></text:p>
            <text:p text:style-name="P7" loext:marker-style-name="Subtle Emphasis"><text:span text:style-name="Subtle_20_Emphasis"><text:s text:c="4"/>#include &lt;xc.h&gt;</text:span></text:p>
            <text:p text:style-name="P7" loext:marker-style-name="Subtle Emphasis"><text:span text:style-name="Subtle_20_Emphasis"><text:s text:c="4"/>#include "pic18f4321.h"</text:span></text:p>
            <text:p text:style-name="P7" loext:marker-style-name="Subtle Emphasis"><text:span text:style-name="Subtle_20_Emphasis"><text:s text:c="4"/>#include "TAD_TIMER.H"</text:span></text:p>
            <text:p text:style-name="P7" loext:marker-style-name="Subtle Emphasis"><text:span text:style-name="Subtle_20_Emphasis"><text:s text:c="4"/>#include "TAD_POLS0.h"</text:span></text:p>
            <text:p text:style-name="P7" loext:marker-style-name="Subtle Emphasis"><text:span text:style-name="Subtle_20_Emphasis"><text:s text:c="4"/>#include "TAD_OUT.h"</text:span></text:p>
            <text:p text:style-name="P7" loext:marker-style-name="Subtle Emphasis"><text:span text:style-name="Subtle_20_Emphasis"><text:s text:c="4"/>#include "TAD_SIO.h"</text:span></text:p>
            <text:p text:style-name="P7" loext:marker-style-name="Subtle Emphasis"><text:span text:style-name="Subtle_20_Emphasis"/></text:p>
            <text:p text:style-name="P7" loext:marker-style-name="T24"><text:bookmark-start text:name="__DdeLink__3050_2054209451"/><text:span text:style-name="Subtle_20_Emphasis"><text:s text:c="4"/></text:span><text:bookmark-start text:name="__DdeLink__3047_2054209451"/><text:span text:style-name="Subtle_20_Emphasis"><text:span text:style-name="T24">#pragma config OSC = HS</text:span></text:span></text:p>
            <text:p text:style-name="P7" loext:marker-style-name="T24"><text:span text:style-name="Subtle_20_Emphasis"><text:span text:style-name="T24"><text:s text:c="4"/>#pragma config WDT = OFF</text:span></text:span><text:span text:style-name="T24"/></text:p>
            <text:p text:style-name="P7" loext:marker-style-name="T24"><text:span text:style-name="Subtle_20_Emphasis"><text:span text:style-name="T24"><text:s text:c="4"/>#pragma config PBADEN = DIG</text:span></text:span><text:span text:style-name="T24"/></text:p>
            <text:p text:style-name="P11" loext:marker-style-name="T24"><text:span text:style-name="Subtle_20_Emphasis"><text:span text:style-name="T24"/></text:span></text:p>
            <text:p text:style-name="P7" loext:marker-style-name="T24"><text:span text:style-name="Subtle_20_Emphasis"><text:span text:style-name="T24"><text:s text:c="4"/>// Capçaleres de les funcions locals</text:span></text:span><text:span text:style-name="T24"/></text:p>
            <text:p text:style-name="P7" loext:marker-style-name="Subtle Emphasis"><text:span text:style-name="Subtle_20_Emphasis"><text:span text:style-name="T24"><text:s text:c="4"/></text:span></text:span><text:span text:style-name="Subtle_20_Emphasis">static void __interrupt (high_priority) LaRSI (void);</text:span></text:p>
            <text:p text:style-name="P7" loext:marker-style-name="Subtle Emphasis"><text:span text:style-name="Subtle_20_Emphasis"><text:s text:c="4"/>void main (void);</text:span></text:p>
            <text:p text:style-name="P7" loext:marker-style-name="Subtle Emphasis"><text:span text:style-name="Subtle_20_Emphasis"/></text:p>
            <text:p text:style-name="P7" loext:marker-style-name="Subtle Emphasis"><text:span text:style-name="Subtle_20_Emphasis"><text:s text:c="4"/>// Variables locals</text:span></text:p>
            <text:p text:style-name="P7" loext:marker-style-name="Subtle Emphasis"><text:span text:style-name="Subtle_20_Emphasis"><text:s text:c="4"/>static char HelloW[] = "Hello world!!";</text:span></text:p>
            <text:p text:style-name="P7" loext:marker-style-name="Subtle Emphasis"><text:span text:style-name="Subtle_20_Emphasis"><text:s text:c="4"/>static char Salt[] = "\r\n";</text:span></text:p>
            <text:p text:style-name="P7" loext:marker-style-name="Subtle Emphasis"><text:span text:style-name="Subtle_20_Emphasis"/></text:p>
            <text:p text:style-name="P7" loext:marker-style-name="T24"><text:span text:style-name="Subtle_20_Emphasis"><text:s text:c="4"/></text:span><text:span text:style-name="Subtle_20_Emphasis"><text:span text:style-name="T24">//Definició de la interrupció d'alta prioritat</text:span></text:span></text:p>
            <text:p text:style-name="P7" loext:marker-style-name="Subtle Emphasis"><text:span text:style-name="Subtle_20_Emphasis"><text:span text:style-name="T24"><text:s text:c="4"/></text:span></text:span><text:span text:style-name="Subtle_20_Emphasis">static void __interrupt (high_priority) LaRSI (void){</text:span></text:p>
            <text:p text:style-name="P7" loext:marker-style-name="Subtle Emphasis"><text:span text:style-name="Subtle_20_Emphasis"><text:s text:c="8"/>if ( PIR1bits.RCIF&amp;&amp;PIE1bits.RCIE )</text:span></text:p>
            <text:p text:style-name="P7" loext:marker-style-name="Subtle Emphasis"><text:span text:style-name="Subtle_20_Emphasis"><text:s text:c="12"/>SIO_InterrupcioRX();</text:span></text:p>
            <text:p text:style-name="P7" loext:marker-style-name="Subtle Emphasis"><text:span text:style-name="Subtle_20_Emphasis"><text:s text:c="8"/>if ( PIR1bits.TXIF&amp;&amp;PIE1bits.TXIE )</text:span></text:p>
            <text:p text:style-name="P7" loext:marker-style-name="Subtle Emphasis"><text:span text:style-name="Subtle_20_Emphasis"><text:s text:c="12"/>SIO_InterrupcioTX();</text:span></text:p>
            <text:p text:style-name="P7" loext:marker-style-name="Subtle Emphasis"><text:span text:style-name="Subtle_20_Emphasis"><text:s text:c="8"/>if ( TMR0IF&amp;&amp;TMR0IE )</text:span></text:p>
            <text:p text:style-name="P7" loext:marker-style-name="Subtle Emphasis"><text:span text:style-name="Subtle_20_Emphasis"><text:s text:c="12"/>TI_RSITimer0();</text:span></text:p>
            <text:p text:style-name="P7" loext:marker-style-name="Subtle Emphasis"><text:span text:style-name="Subtle_20_Emphasis"><text:s text:c="4"/>}</text:span></text:p>
            <text:p text:style-name="P7" loext:marker-style-name="Subtle Emphasis"><text:span text:style-name="Subtle_20_Emphasis"/></text:p>
            <text:p text:style-name="P7" loext:marker-style-name="Subtle Emphasis"><text:span text:style-name="Subtle_20_Emphasis"/></text:p>
            <text:p text:style-name="P7" loext:marker-style-name="Subtle Emphasis"><text:span text:style-name="Subtle_20_Emphasis"><text:s text:c="4"/>void main(){</text:span></text:p>
            <text:p text:style-name="P7" loext:marker-style-name="Subtle Emphasis"><text:span text:style-name="Subtle_20_Emphasis"/></text:p>
            <text:p text:style-name="P7" loext:marker-style-name="Subtle Emphasis"><text:span text:style-name="Subtle_20_Emphasis"><text:s text:c="8"/>unsigned char ElChar;</text:span></text:p>
            <text:p text:style-name="P7" loext:marker-style-name="Subtle Emphasis"><text:span text:style-name="Subtle_20_Emphasis"/></text:p>
            <text:p text:style-name="P7" loext:marker-style-name="T24"><text:span text:style-name="Subtle_20_Emphasis"><text:s text:c="8"/></text:span><text:span text:style-name="Subtle_20_Emphasis"><text:span text:style-name="T24">// Inicialització dels TADs</text:span></text:span></text:p>
            <text:p text:style-name="P7" loext:marker-style-name="T28"><text:span text:style-name="Subtle_20_Emphasis"><text:span text:style-name="T24"><text:s text:c="8"/></text:span></text:span><text:span text:style-name="Subtle_20_Emphasis"><text:span text:style-name="T28">TI_Init();</text:span></text:span></text:p>
            <text:p text:style-name="P7" loext:marker-style-name="Subtle Emphasis"><text:span text:style-name="Subtle_20_Emphasis"><text:span text:style-name="T28"><text:s text:c="8"/></text:span></text:span><text:span text:style-name="Subtle_20_Emphasis">POLS0_Init();</text:span></text:p>
            <text:p text:style-name="P7" loext:marker-style-name="Subtle Emphasis"><text:span text:style-name="Subtle_20_Emphasis"><text:s text:c="8"/>SIO_Init();</text:span></text:p>
            <text:p text:style-name="P7" loext:marker-style-name="Subtle Emphasis"><text:span text:style-name="Subtle_20_Emphasis"><text:s text:c="8"/>OUT_Init();</text:span></text:p>
            <text:p text:style-name="P7" loext:marker-style-name="Subtle Emphasis"><text:span text:style-name="Subtle_20_Emphasis"><text:s text:c="8"/>ei();</text:span></text:p>
            <text:p text:style-name="P7" loext:marker-style-name="Subtle Emphasis"><text:span text:style-name="Subtle_20_Emphasis"><text:s text:c="8"/>SIO_PutString ((unsigned char *)Salt);</text:span></text:p>
            <text:p text:style-name="P7" loext:marker-style-name="Subtle Emphasis"><text:span text:style-name="Subtle_20_Emphasis"><text:s text:c="8"/>SIO_PutString ((unsigned char *)HelloW);</text:span></text:p>
            <text:p text:style-name="P7" loext:marker-style-name="Subtle Emphasis"><text:span text:style-name="Subtle_20_Emphasis"><text:s text:c="8"/>SIO_PutString ((unsigned char *)Salt);</text:span></text:p>
            <text:p text:style-name="P7" loext:marker-style-name="Subtle Emphasis"><text:span text:style-name="Subtle_20_Emphasis"/></text:p>
            <text:p text:style-name="P7" loext:marker-style-name="Subtle Emphasis"><text:span text:style-name="Subtle_20_Emphasis"><text:s text:c="8"/>// Bucle principal</text:span></text:p>
            <text:p text:style-name="P7" loext:marker-style-name="Subtle Emphasis"><text:span text:style-name="Subtle_20_Emphasis"><text:s text:c="8"/>while(1){</text:span></text:p>
            <text:p text:style-name="P7" loext:marker-style-name="Subtle Emphasis"><text:span text:style-name="Subtle_20_Emphasis"><text:s text:c="12"/>// Crida als motors</text:span></text:p>
            <text:p text:style-name="P7" loext:marker-style-name="T24"><text:span text:style-name="Subtle_20_Emphasis"><text:s text:c="12"/></text:span><text:span text:style-name="Subtle_20_Emphasis"><text:span text:style-name="T24">POLS0_Motor();</text:span></text:span></text:p>
            <text:p text:style-name="P7" loext:marker-style-name="T24"><text:span text:style-name="Subtle_20_Emphasis"><text:span text:style-name="T24"><text:s text:c="12"/>// Lògica relacional entre mòduls estàndard</text:span></text:span><text:span text:style-name="T24"/></text:p>
            <text:p text:style-name="P7" loext:marker-style-name="Subtle Emphasis"><text:span text:style-name="Subtle_20_Emphasis"><text:span text:style-name="T24"><text:s text:c="12"/></text:span></text:span><text:span text:style-name="Subtle_20_Emphasis">if (SIO_RXAvail()) {</text:span></text:p>
            <text:p text:style-name="P7" loext:marker-style-name="Subtle Emphasis"><text:span text:style-name="Subtle_20_Emphasis"><text:s text:c="16"/>OUT_7SegmentsPinta (SIO_RXAvail());</text:span></text:p>
            <text:p text:style-name="P7" loext:marker-style-name="Subtle Emphasis"><text:span text:style-name="Subtle_20_Emphasis"><text:s text:c="16"/>}</text:span></text:p>
            <text:p text:style-name="P7" loext:marker-style-name="Subtle Emphasis"><text:span text:style-name="Subtle_20_Emphasis"><text:s text:c="12"/>if (POLS0_HiHaPulsacio()) {</text:span></text:p>
            <text:p text:style-name="P7" loext:marker-style-name="Subtle Emphasis"><text:span text:style-name="Subtle_20_Emphasis"><text:s text:c="16"/>if (SIO_RXAvail()) {</text:span></text:p>
            <text:p text:style-name="P7" loext:marker-style-name="Subtle Emphasis"><text:span text:style-name="Subtle_20_Emphasis"><text:s text:c="20"/>ElChar = SIO_GetChar();</text:span></text:p>
            <text:p text:style-name="P7" loext:marker-style-name="Subtle Emphasis"><text:span text:style-name="Subtle_20_Emphasis"><text:s text:c="20"/>OUT_7SegmentsPinta (SIO_RXAvail());</text:span></text:p>
            <text:p text:style-name="P7" loext:marker-style-name="Subtle Emphasis"><text:span text:style-name="Subtle_20_Emphasis"><text:s text:c="20"/>if (SIO_TXAvail()!=0)</text:span></text:p>
            <text:p text:style-name="P7" loext:marker-style-name="Subtle Emphasis"><text:span text:style-name="Subtle_20_Emphasis"><text:s text:c="24"/>SIO_PutChar(ElChar);</text:span></text:p>
            <text:p text:style-name="P7" loext:marker-style-name="T24"><text:span text:style-name="Subtle_20_Emphasis"><text:s text:c="16"/></text:span><text:span text:style-name="Subtle_20_Emphasis"><text:span text:style-name="T24">}</text:span></text:span></text:p>
            <text:p text:style-name="P7" loext:marker-style-name="T24"><text:span text:style-name="Subtle_20_Emphasis"><text:span text:style-name="T24"><text:s text:c="12"/>}</text:span></text:span><text:span text:style-name="T24"/></text:p>
            <text:p text:style-name="P7" loext:marker-style-name="T24"><text:span text:style-name="Subtle_20_Emphasis"><text:span text:style-name="T24"><text:s text:c="8"/>}</text:span></text:span><text:span text:style-name="T24"/></text:p>
            <text:p text:style-name="P11" loext:marker-style-name="T24"><text:span text:style-name="Subtle_20_Emphasis"><text:span text:style-name="T24"/></text:span></text:p>
            <text:p text:style-name="P7" loext:marker-style-name="T24"><text:span text:style-name="Subtle_20_Emphasis"><text:span text:style-name="T24"><text:s text:c="8"/>// No hi arribarem mai, però és de bona educació :-)</text:span></text:span><text:span text:style-name="T24"/></text:p>
            <text:p text:style-name="P7" loext:marker-style-name="Subtle Emphasis"><text:span text:style-name="Subtle_20_Emphasis"><text:span text:style-name="T24"><text:s text:c="8"/></text:span></text:span><text:span text:style-name="Subtle_20_Emphasis">SIO_End();</text:span><text:bookmark-end text:name="__DdeLink__3045_2054209451"/><text:bookmark-end text:name="__DdeLink__3047_2054209451"/></text:p>
            <text:p text:style-name="P7" loext:marker-style-name="Subtle Emphasis"><text:soft-page-break/><text:span text:style-name="Subtle_20_Emphasis"><text:s text:c="8"/>POLS0_End();</text:span></text:p>
            <text:p text:style-name="P7" loext:marker-style-name="Subtle Emphasis"><text:span text:style-name="Subtle_20_Emphasis"><text:s text:c="8"/>TI_End();</text:span></text:p>
            <text:p text:style-name="P7"><text:span text:style-name="Subtle_20_Emphasis"><text:s text:c="4"/>}</text:span><text:bookmark-end text:name="__DdeLink__3050_2054209451"/></text:p>
          </table:table-cell>
        </table:table-row>
      </table:table>
      <text:p text:style-name="P51" loext:marker-style-name="T22"/>
      <text:p text:style-name="P52" loext:marker-style-name="T23"/>
      <text:list text:continue-numbering="true" text:style-name="WWNum18">
        <text:list-item>
          <text:p text:style-name="P28" loext:marker-style-name="T24"><text:span text:style-name="T24">Analitza el codi i digues que creus que haurà de fer, una vegada tinguem programat el TAD SIO incloent també la transmissió:</text:span><text:span text:style-name="T24"/></text:p>
        </text:list-item>
      </text:list>
      <table:table table:name="Table22" table:style-name="Table22">
        <table:table-column table:style-name="Table22.A"/>
        <table:table-row table:style-name="Table22.1">
          <table:table-cell table:style-name="Table22.A1" office:value-type="string">
            <text:p text:style-name="P79">Aquest main s’encarrega de carregar la cua de TX, i si hi ha recepció es mostra al 7s. Si hi ha pulsació, avancem la CuaRX, mostrem el caràcter i després preparem la CuaTX per a la següent transmissió.</text:p>
            <text:p text:style-name="P3"/>
            <text:p text:style-name="P3"/>
            <text:p text:style-name="P3"/>
            <text:p text:style-name="P3"/>
          </table:table-cell>
        </table:table-row>
      </table:table>
      <text:h text:style-name="Heading_20_2" text:outline-level="2"><text:bookmark-start text:name="_Toc163461232"/>Conceptes clau per a l’enviament amb interrupcions<text:bookmark-end text:name="_Toc163461232"/></text:h>
      <text:p text:style-name="Standard" loext:marker-style-name="T30"><text:span text:style-name="T30">Llegeix ACURADAMENT els tres primers paràgrafs l’apartat 18.2.1 del manual. Rellegeix-los tantes vegades com calgui fins que creguis que ho has entès tot amb detall!</text:span><text:span text:style-name="T30"/></text:p>
      <text:p text:style-name="Standard"/>
      <text:p text:style-name="Standard">Abans de posar-nos a codificar, algunes reflexions importants per poder resoldre el codi. Ens preguntem què haurà de fer el TAD per enviar amb interrupcions. Ho explorarem a través d’un parell d’exemples.</text:p>
      <text:h text:style-name="Heading_20_3" text:outline-level="3"><text:bookmark-start text:name="_Toc163461233"/>Exemple 1<text:bookmark-end text:name="_Toc163461233"/></text:h>
      <text:p text:style-name="Standard">Vull enviar 1 caràcter: “H”.</text:p>
      <text:p text:style-name="Standard">Suposarem que la SIO no està enviant res, i per tant que està en repòs. En aquest cas, per molt que esperem, la SIO no generarà mai una interrupció de transmissió ja que com que no està enviant res, mai buidarà el registre TXREG (que és el motiu pel qual interromp!).</text:p>
      <text:p text:style-name="Standard">Si volem enviar el caràcter ‘H’, caldrà que el TAD l’enviï ‘si o si’ com hem fet sempre: copiar el valor a TXREG, i res més. Vaja, que no escriurem res a la cua de transmissió que hem comentat abans.</text:p>
      <text:p text:style-name="Standard">Què succeirà quan la SIO iniciï l’emissió, passant el valor de TXREG al registre de shift de sortida (TSR)? Doncs que la SIO generarà una interrupció quan hagi buidat TXREG.</text:p>
      <text:p text:style-name="Standard">Què haurem de fer des de la interrupció? Doncs quan es cridi la interrupció, no haurem de fer res, ja que no tenim cap altre caràcter a enviar (ningú ha posar cap altre valor a la cua de transmissió).</text:p>
      <text:h text:style-name="Heading_20_3" text:outline-level="3"><text:bookmark-start text:name="_Toc163461234"/>Exemple 2<text:bookmark-end text:name="_Toc163461234"/></text:h>
      <text:p text:style-name="Standard">Ara vull enviar la frase de 12 caràcters: “Hello world!”. Ho farem pel moment amb un codi com el següent:</text:p>
      <table:table table:name="Table23" table:style-name="Table23">
        <table:table-column table:style-name="Table23.A"/>
        <table:table-row table:style-name="Table23.1">
          <table:table-cell table:style-name="Table23.A1" office:value-type="string">
            <text:p text:style-name="P3"/>
            <text:p text:style-name="P5" loext:marker-style-name="Subtle Emphasis"><text:span text:style-name="Subtle_20_Emphasis">unsigned char HelloW[] = “Hello world!”;</text:span></text:p>
            <text:p text:style-name="P5" loext:marker-style-name="Subtle Emphasis"><text:span text:style-name="Subtle_20_Emphasis"/></text:p>
            <text:p text:style-name="P5" loext:marker-style-name="Subtle Emphasis"><text:span text:style-name="Subtle_20_Emphasis">for (unsigned char i=0; HelloW[i]; i++) <text:s/>// Compte, això trenca la cooperativitat del Sistema!</text:span></text:p>
            <text:p text:style-name="P5" loext:marker-style-name="Subtle Emphasis"><text:span text:style-name="Subtle_20_Emphasis"><text:s text:c="4"/>SIO_PutChar (HelloW[i]);</text:span></text:p>
            <text:p text:style-name="P3"><text:soft-page-break/></text:p>
          </table:table-cell>
        </table:table-row>
      </table:table>
      <text:p text:style-name="Standard">Suposarem igual que abans que inicialment la SIO està en repòs per transmissió, i que per tant no està enviant res. </text:p>
      <text:p text:style-name="Standard" loext:marker-style-name="T36"><text:span text:style-name="T36">Enviament del primer caràcter al TAD SIO</text:span><text:span text:style-name="T36"/></text:p>
      <text:p text:style-name="Standard">Seguint el mateix raonament que abans, quan cridem SIO_PutChar (‘H’), el TAD haurà d’enviar el primer caràcter al TXREG. Immediatament, i com que la SIO estava ociosa, el valor de TXREG passa a TSR, i es produeix la primera interrupció.</text:p>
      <text:p text:style-name="Standard">Com que no hem tingut temps de demanar-li encara al TAD que envii el segon caràcter (la primera interrupció s’ha generat un cicle després d’escriure TXREG – apartat 18.2.1), la interrupció mirarà la cua de transmissió, i com que està buida, simplement no haurà de fer res.</text:p>
      <text:p text:style-name="Standard" loext:marker-style-name="T36"><text:span text:style-name="T36">Enviament del segon caràcter</text:span><text:span text:style-name="T36"/></text:p>
      <text:p text:style-name="Standard">Seguint el mateix raonament que abans, quan es cridi per segona vegada a SIO_PutChar, caldrà que el TAD enviï de nou el caràcter ‘e’ al TXREG (ja que està buit, i per tant la SIO no generarà cap interrupció per transmissió). Ara però, i com que el TSR està ocupat enviant el primer caràcter encara, el valor de TXREG no es traslladarà a TSR.</text:p>
      <text:p text:style-name="Standard" loext:marker-style-name="T36"><text:span text:style-name="T36">Enviament del tercer al dotzè caràcter</text:span><text:span text:style-name="T36"/></text:p>
      <text:p text:style-name="Standard">Cridarem repetidament a SIO_PutChar passant-hi la resta de caràcters. Ara però, el TXREG no està buit (conté el segon caràcter, ja que encara hi ha el primer caràcter en transmissió al TSR). Això implicarà que caldrà guardar a la cua de transmissió tots els caràcters que vulguem enviar en un futur, però que no podem enviar ara ja que la SIO està enviant un caràcter, i té un altre esperant per ser enviat al TXREG. Així doncs, ens caldrà tenir una cua de transmissió on poder guardar la resta d’informació.</text:p>
      <text:p text:style-name="Standard" loext:marker-style-name="T36"><text:span text:style-name="T36">Quan s’acabi de transmetre el primer dels caràcters</text:span><text:span text:style-name="T36"/></text:p>
      <text:p text:style-name="Standard">Quan s’acabi de transmetre la ‘H’ (després del seu stop bit), la SIO traslladarà el caràcter que està esperant a TXREG a TSR. En aquest moment, per una banda es començarà la transmissió del segon caràcter, alhora que es generarà una interrupció de transmissió, ja que TXREG ha quedat lliure.</text:p>
      <text:p text:style-name="Standard">Què haurà de fer la interrupció? Caldrà que miri si té alguna cosa pendent per enviar a la cua. Com que tenim des del 3er al 12è caràcter, caldrà treure el primer dels caràcters de la cua (el 3er) i posar-lo a TXREG.</text:p>
      <text:p text:style-name="Standard" loext:marker-style-name="T36"><text:span text:style-name="T36">Quan s’acabi de transmetre el segon al penúltim dels caràcters</text:span><text:span text:style-name="T36"/></text:p>
      <text:p text:style-name="Standard">Quan s’acabi de transmetre la qualsevol caràcter entre el 2on i el 11è, la SIO traslladarà el caràcter que està esperant a TXREG a TSR. En aquest moment, per una banda es començarà la transmissió del caràcter que estava esperant a ser enviat, alhora que es generarà una interrupció de transmissió, ja que TXREG ha quedat lliure.</text:p>
      <text:p text:style-name="Standard">Què haurà de fer la interrupció? Caldrà que miri si té alguna cosa pendent per enviar a la cua. Com que tenim els caràcters que resten pendents de ser enviats, caldrà treure el primer dels caràcters de la cua i posar-lo a TXREG.</text:p>
      <text:p text:style-name="Standard" loext:marker-style-name="T36"><text:soft-page-break/><text:span text:style-name="T36">Quan s’acabi de transmetre el darrer dels caràcters</text:span><text:span text:style-name="T36"/></text:p>
      <text:p text:style-name="Standard">Quan s’acabi de transmetre la qualsevol caràcter entre el 12è caràcter, la SIO traslladarà el caràcter que està esperant a TXREG a TSR. En aquest moment, per una banda es començarà la transmissió del caràcter que estava esperant a ser enviat, alhora que es generarà una interrupció de transmissió, ja que TXREG ha quedat lliure.</text:p>
      <text:p text:style-name="Standard">Què haurà de fer la interrupció? Caldrà que miri si té alguna cosa pendent per enviar a la cua. Com que no queda cap caràcter per ser enviat, la RSI simplement no haurà de fer res.</text:p>
      <text:p text:style-name="Standard">Donat que no hi ha nou caràcter en espera a TXREG, no es generaran més interrupcions en el futur, tret que tornem a enviar caràcters addicionals!</text:p>
      <text:p text:style-name="P36"/>
      <text:p text:style-name="P38"/>
      <text:list text:continue-numbering="true" text:style-name="WWNum18">
        <text:list-item>
          <text:p text:style-name="P27" loext:marker-style-name="T24"><text:span text:style-name="T24">Escriu el codi en C de la funció SIO_PutChar.</text:span><text:span text:style-name="T24"/></text:p>
        </text:list-item>
      </text:list>
      <table:table table:name="Table24" table:style-name="Table24">
        <table:table-column table:style-name="Table24.A"/>
        <table:table-row table:style-name="Table24.1">
          <table:table-cell table:style-name="Table24.A1" office:value-type="string">
            <text:p text:style-name="P70">void SIO_PutChar (unsigned char Valor) {</text:p>
            <text:p text:style-name="P70"><text:s text:c="4"/>di();</text:p>
            <text:p text:style-name="P70"><text:s text:c="4"/></text:p>
            <text:p text:style-name="P70"><text:s text:c="4"/>CuaTX[IniciTX] = Valor;</text:p>
            <text:p text:style-name="P70"><text:s text:c="4"/>IniciTX = (IniciTX + 1) &amp; MASK;</text:p>
            <text:p text:style-name="P70"><text:s text:c="4"/>QuantsTX++;</text:p>
            <text:p text:style-name="P70"><text:s text:c="4"/></text:p>
            <text:p text:style-name="P70"><text:s text:c="4"/>// Tornem a activar interrupcions</text:p>
            <text:p text:style-name="P70"><text:s text:c="4"/>PIE1bits.TXIE = 1;</text:p>
            <text:p text:style-name="P70"><text:s text:c="4"/></text:p>
            <text:p text:style-name="P70"><text:s text:c="4"/>ei();</text:p>
            <text:p text:style-name="P70">}</text:p>
          </table:table-cell>
        </table:table-row>
      </table:table>
      <text:p text:style-name="P81" loext:marker-style-name="T24"/>
      <text:list text:continue-numbering="true" text:style-name="WWNum18">
        <text:list-item>
          <text:p text:style-name="P27" loext:marker-style-name="T24"><text:span text:style-name="T24">Escriu el codi en C de la interrupció de transmissió.</text:span><text:span text:style-name="T24"/></text:p>
        </text:list-item>
      </text:list>
      <table:table table:name="Table25" table:style-name="Table25">
        <table:table-column table:style-name="Table25.A"/>
        <table:table-row table:style-name="Table25.1">
          <table:table-cell table:style-name="Table25.A1" office:value-type="string">
            <text:p text:style-name="P70">void SIO_InterrupcioTX (void) {</text:p>
            <text:p text:style-name="P70"><text:s text:c="4"/>if (QuantsTX &gt; 0) {</text:p>
            <text:p text:style-name="P70"><text:s text:c="8"/>TXREG = CuaTX[FiTX];</text:p>
            <text:p text:style-name="P70"><text:s text:c="8"/>FiTX = (FiTX +1) &amp; MASK;</text:p>
            <text:p text:style-name="P70"><text:s text:c="8"/>QuantsTX--;</text:p>
            <text:p text:style-name="P70"><text:s text:c="4"/>} else PIE1bits.TXIE = 0;</text:p>
            <text:p text:style-name="P70">}</text:p>
          </table:table-cell>
        </table:table-row>
      </table:table>
      <text:p text:style-name="Standard"/>
      <text:list text:continue-numbering="true" text:style-name="WWNum18">
        <text:list-item>
          <text:p text:style-name="P27" loext:marker-style-name="T24"><text:span text:style-name="T24">Escriu el codi en C de la funció SIO_PutString.</text:span><text:span text:style-name="T24"/></text:p>
        </text:list-item>
      </text:list>
      <table:table table:name="Table26" table:style-name="Table26">
        <table:table-column table:style-name="Table26.A"/>
        <table:table-row table:style-name="Table26.1">
          <table:table-cell table:style-name="Table26.A1" office:value-type="string">
            <text:p text:style-name="P70">void SIO_PutString (unsigned char *LaFrase) {</text:p>
            <text:p text:style-name="P70"><text:s text:c="4"/>unsigned char i = 0;</text:p>
            <text:p text:style-name="P70"><text:s text:c="4"/></text:p>
            <text:p text:style-name="P70"><text:s text:c="4"/>while (LaFrase[i] != 0x00) SIO_PutChar (LaFrase[i++]);</text:p>
            <text:p text:style-name="P70">}</text:p>
          </table:table-cell>
        </table:table-row>
      </table:table>
      <text:h text:style-name="Heading_20_1" text:outline-level="1" loext:marker-style-name="T24"><text:bookmark-start text:name="_Toc163461235"/><text:span text:style-name="T24">Implementació de les funcions de la SIO en transmissió</text:span><text:bookmark-end text:name="_Toc163461235"/><text:span text:style-name="T24"/></text:h>
      <text:list text:continue-numbering="true" text:style-name="WWNum18">
        <text:list-item>
          <text:p text:style-name="P27" loext:marker-style-name="T24"><text:span text:style-name="T24">Completa ara les funcions que ens falten del TAD. Et donem un esquelet per a que completis.</text:span><text:span text:style-name="T24"/></text:p>
        </text:list-item>
      </text:list>
      <text:p text:style-name="Standard"/>
      <table:table table:name="Table27" table:style-name="Table27">
        <table:table-column table:style-name="Table27.A"/>
        <table:table-row table:style-name="Table27.1">
          <table:table-cell table:style-name="Table27.A1" office:value-type="string">
            <text:p text:style-name="P9" loext:marker-style-name="T24"><text:span text:style-name="Subtle_20_Emphasis"><text:span text:style-name="T24"/></text:span></text:p>
            <text:p text:style-name="P5" loext:marker-style-name="Subtle Emphasis"><text:span text:style-name="Subtle_20_Emphasis">static unsigned char CuaTX [MAX_RX] ;</text:span></text:p>
            <text:p text:style-name="P5" loext:marker-style-name="Subtle Emphasis"><text:span text:style-name="Subtle_20_Emphasis">static unsigned char IniciTX, FiTX, QuantsTX;</text:span></text:p>
            <text:p text:style-name="P5" loext:marker-style-name="Subtle Emphasis"><text:span text:style-name="Subtle_20_Emphasis"/></text:p>
            <text:p text:style-name="P5" loext:marker-style-name="Subtle Emphasis"><text:span text:style-name="Subtle_20_Emphasis"/></text:p>
            <text:p text:style-name="P5" loext:marker-style-name="T24"><text:span text:style-name="Subtle_20_Emphasis"><text:span text:style-name="T24">void SIO_InterrupcioTX (void) {</text:span></text:span><text:span text:style-name="T24"/></text:p>
            <text:p text:style-name="P5" loext:marker-style-name="T24"><text:span text:style-name="Subtle_20_Emphasis"><text:span text:style-name="T24"><text:s text:c="4"/>// Si queda alguna cosa en cua, posem el següent</text:span></text:span><text:span text:style-name="T24"/></text:p>
            <text:p text:style-name="P5" loext:marker-style-name="T24"><text:span text:style-name="Subtle_20_Emphasis"><text:span text:style-name="T24"><text:s text:c="4"/>if (QuantsTX!=0) {</text:span></text:span><text:span text:style-name="T24"/></text:p>
            <text:p text:style-name="P12" loext:marker-style-name="T26"><text:span text:style-name="Subtle_20_Emphasis"><text:span text:style-name="T26"/></text:span></text:p>
            <text:p text:style-name="P5" loext:marker-style-name="T26"><text:span text:style-name="Subtle_20_Emphasis"><text:span text:style-name="T26"><text:s text:c="8"/></text:span></text:span><text:span text:style-name="Subtle_20_Emphasis"><text:span text:style-name="T20">COMPLETA EL CODI QUE FALTA DINS L’IF</text:span></text:span></text:p>
            <text:p text:style-name="P9" loext:marker-style-name="T24"><text:span text:style-name="Subtle_20_Emphasis"><text:span text:style-name="T24"/></text:span></text:p>
            <text:p text:style-name="P5" loext:marker-style-name="T28"><text:span text:style-name="Subtle_20_Emphasis"><text:span text:style-name="T24"><text:s text:c="4"/></text:span></text:span><text:span text:style-name="Subtle_20_Emphasis"><text:span text:style-name="T28">}</text:span></text:span></text:p>
            <text:p text:style-name="P5" loext:marker-style-name="T28"><text:span text:style-name="Subtle_20_Emphasis"><text:span text:style-name="T28">}</text:span></text:span><text:span text:style-name="T28"/></text:p>
            <text:p text:style-name="P13" loext:marker-style-name="T28"><text:span text:style-name="Subtle_20_Emphasis"><text:span text:style-name="T28"/></text:span></text:p>
            <text:p text:style-name="P13" loext:marker-style-name="T28"><text:span text:style-name="Subtle_20_Emphasis"><text:span text:style-name="T28"/></text:span></text:p>
            <text:p text:style-name="P5" loext:marker-style-name="Subtle Emphasis"><text:span text:style-name="Subtle_20_Emphasis">unsigned char SIO_TXAvail(void){</text:span></text:p>
            <text:p text:style-name="P5" loext:marker-style-name="T24"><text:span text:style-name="Subtle_20_Emphasis"><text:s text:c="4"/></text:span><text:span text:style-name="Subtle_20_Emphasis"><text:span text:style-name="T24">//Post: Retorna CERT si hi ha espai a la cua d'enviament. FALS en cas contrari.</text:span></text:span></text:p>
            <text:p text:style-name="P5" loext:marker-style-name="T24"><text:span text:style-name="Subtle_20_Emphasis"><text:span text:style-name="T24"><text:s text:c="4"/>return (MAX_TX-QuantsTX);</text:span></text:span><text:span text:style-name="T24"/></text:p>
            <text:p text:style-name="P5" loext:marker-style-name="T24"><text:span text:style-name="Subtle_20_Emphasis"><text:span text:style-name="T24"><text:s text:c="4"/>}</text:span></text:span><text:span text:style-name="T24"/></text:p>
            <text:p text:style-name="P9" loext:marker-style-name="T24"><text:span text:style-name="Subtle_20_Emphasis"><text:span text:style-name="T24"/></text:span></text:p>
            <text:p text:style-name="P6" loext:marker-style-name="T24"><text:span text:style-name="Subtle_20_Emphasis"><text:span text:style-name="T24"/></text:span></text:p>
            <text:p text:style-name="P5" loext:marker-style-name="T24"><text:span text:style-name="Subtle_20_Emphasis"><text:span text:style-name="T24">void SIO_PutChar (unsigned char ElValor){</text:span></text:span><text:span text:style-name="T24"/></text:p>
            <text:p text:style-name="P5" loext:marker-style-name="T24"><text:span text:style-name="Subtle_20_Emphasis"><text:span text:style-name="T24"><text:s text:c="4"/>// Pre: SIO_TXAvail() ha retornat CERT.</text:span></text:span><text:span text:style-name="T24"/></text:p>
            <text:p text:style-name="P5" loext:marker-style-name="T24"><text:span text:style-name="Subtle_20_Emphasis"><text:span text:style-name="T24"><text:s text:c="4"/>// Post: Posa un nou caràcter a enviament.</text:span></text:span><text:span text:style-name="T24"/></text:p>
            <text:p text:style-name="P5" loext:marker-style-name="Subtle Emphasis"><text:span text:style-name="Subtle_20_Emphasis"><text:span text:style-name="T24"><text:s text:c="4"/></text:span></text:span><text:span text:style-name="Subtle_20_Emphasis">if ( TXIF==1 )</text:span></text:p>
            <text:p text:style-name="P5" loext:marker-style-name="Subtle Emphasis"><text:span text:style-name="Subtle_20_Emphasis"><text:s text:c="8"/>TXREG=ElValor;</text:span></text:p>
            <text:p text:style-name="P5" loext:marker-style-name="Subtle Emphasis"><text:span text:style-name="Subtle_20_Emphasis"><text:s text:c="4"/>else {</text:span></text:p>
            <text:p text:style-name="P5" loext:marker-style-name="T24"><text:span text:style-name="Subtle_20_Emphasis"><text:s text:c="8"/></text:span><text:span text:style-name="Subtle_20_Emphasis"><text:span text:style-name="T24">di();</text:span></text:span></text:p>
            <text:p text:style-name="P12" loext:marker-style-name="T26"><text:span text:style-name="Subtle_20_Emphasis"><text:span text:style-name="T26"/></text:span></text:p>
            <text:p text:style-name="P5" loext:marker-style-name="T26"><text:span text:style-name="Subtle_20_Emphasis"><text:span text:style-name="T20"><text:s text:c="8"/>COMPLETA EL CODI QUE FALTA DINS L’ELSE</text:span></text:span><text:span text:style-name="T20"/></text:p>
            <text:p text:style-name="P5" loext:marker-style-name="T24"><text:span text:style-name="Subtle_20_Emphasis"><text:span text:style-name="T24"/></text:span></text:p>
            <text:p text:style-name="P5" loext:marker-style-name="T28"><text:span text:style-name="Subtle_20_Emphasis"><text:span text:style-name="T24"><text:s text:c="8"/></text:span></text:span><text:span text:style-name="Subtle_20_Emphasis"><text:span text:style-name="T28">ei();</text:span></text:span></text:p>
            <text:p text:style-name="P5" loext:marker-style-name="T28"><text:span text:style-name="Subtle_20_Emphasis"><text:span text:style-name="T28"><text:s text:c="4"/>}</text:span></text:span><text:span text:style-name="T28"/></text:p>
            <text:p text:style-name="P5" loext:marker-style-name="T28"><text:span text:style-name="Subtle_20_Emphasis"><text:span text:style-name="T28">}</text:span></text:span><text:span text:style-name="T28"/></text:p>
            <text:p text:style-name="P13" loext:marker-style-name="T28"><text:span text:style-name="Subtle_20_Emphasis"><text:span text:style-name="T28"/></text:span></text:p>
            <text:p text:style-name="P13" loext:marker-style-name="T28"><text:span text:style-name="Subtle_20_Emphasis"><text:span text:style-name="T28"/></text:span></text:p>
            <text:p text:style-name="P5" loext:marker-style-name="Subtle Emphasis"><text:span text:style-name="Subtle_20_Emphasis">void SIO_PutString (unsigned char *LaFrase) {</text:span></text:p>
            <text:p text:style-name="P5" loext:marker-style-name="T24"><text:span text:style-name="Subtle_20_Emphasis"><text:span text:style-name="T24">// Pre: SIO_TXAvail() ha retornat &gt;= strlen (LaFrase).</text:span></text:span><text:span text:style-name="T24"/></text:p>
            <text:p text:style-name="P5" loext:marker-style-name="T24"><text:span text:style-name="Subtle_20_Emphasis"><text:span text:style-name="T24">// Post: Posa la frase a la cua d'enviament.</text:span></text:span><text:span text:style-name="T24"/></text:p>
            <text:p text:style-name="P5" loext:marker-style-name="Subtle Emphasis"><text:span text:style-name="Subtle_20_Emphasis"><text:span text:style-name="T24"><text:s text:c="4"/></text:span></text:span><text:span text:style-name="Subtle_20_Emphasis">unsigned char Index=0;</text:span></text:p>
            <text:p text:style-name="P5" loext:marker-style-name="Subtle Emphasis"><text:span text:style-name="Subtle_20_Emphasis"><text:s text:c="4"/>while (LaFrase[Index]!=0x00)</text:span></text:p>
            <text:p text:style-name="P5" loext:marker-style-name="Subtle Emphasis"><text:span text:style-name="Subtle_20_Emphasis"><text:s text:c="8"/>SIO_PutChar (LaFrase[Index++]);</text:span></text:p>
            <text:p text:style-name="P5" loext:marker-style-name="Subtle Emphasis"><text:span text:style-name="Subtle_20_Emphasis">}</text:span></text:p>
            <text:p text:style-name="P5" loext:marker-style-name="Subtle Emphasis"><text:span text:style-name="Subtle_20_Emphasis"/></text:p>
            <text:p text:style-name="P5"/>
          </table:table-cell>
        </table:table-row>
      </table:table>
      <text:p text:style-name="Standard"/>
      <text:list text:continue-numbering="true" text:style-name="WWNum18">
        <text:list-item>
          <text:p text:style-name="P27"><text:span text:style-name="T24">Analitza la interrupció. Veuràs que només ha de fer alguna cosa quan queden elements per transmetre a la cua de transmissió. </text:span>Per què?</text:p>
        </text:list-item>
      </text:list>
      <table:table table:name="Table28" table:style-name="Table28">
        <table:table-column table:style-name="Table28.A"/>
        <table:table-row table:style-name="Table28.1">
          <table:table-cell table:style-name="Table28.A1" office:value-type="string">
            <text:p text:style-name="P61"><text:span text:style-name="T34">Treure i restar a la cua.</text:span></text:p>
            <text:p text:style-name="P3"/>
            <text:p text:style-name="P61"><text:span text:style-name="T34">Perquè encara no és buida. </text:span></text:p>
          </table:table-cell>
        </table:table-row>
      </table:table>
      <text:p text:style-name="Standard"/>
      <text:p text:style-name="P36"/>
      <text:list text:continue-numbering="true" text:style-name="WWNum18">
        <text:list-item>
          <text:p text:style-name="P27" loext:marker-style-name="T5"><text:span text:style-name="T5">Analitza la funció SIO_PutChar. Explica per què té un if-else com el que està codificat.</text:span><text:span text:style-name="T5"/></text:p>
        </text:list-item>
      </text:list>
      <table:table table:name="Table29" table:style-name="Table29">
        <table:table-column table:style-name="Table29.A"/>
        <table:table-row table:style-name="Table29.1">
          <table:table-cell table:style-name="Table29.A1" office:value-type="string">
            <text:p text:style-name="P80">Perquè TXIF salta quan TXREG està buit, però si és ple, hem de afegir elements a la <text:soft-page-break/>cua.</text:p>
            <text:p text:style-name="P3"/>
            <text:p text:style-name="P3"/>
            <text:p text:style-name="P3"/>
            <text:p text:style-name="P3"/>
            <text:p text:style-name="P3"/>
          </table:table-cell>
        </table:table-row>
      </table:table>
      <text:p text:style-name="Standard"/>
      <text:p text:style-name="Standard" loext:marker-style-name="T37"><text:span text:style-name="T37">Proves finals</text:span><text:span text:style-name="T37"/></text:p>
      <text:p text:style-name="Standard">Ja estem! Ara només falta que poseu en ordre tot el codi per assegurar que disposeu del vostre TAD SIO amb interrupcions... honor i glòria!</text:p>
      <text:list text:continue-numbering="true" text:style-name="WWNum18">
        <text:list-item>
          <text:p text:style-name="P27" loext:marker-style-name="T24"><text:span text:style-name="T24">Us proposem, per verificar que tot funciona correctament, que feu un senzill codi que vagi rebent caràcters i els deixi a la cua, vagi pintant al SetSegments la quantitat d’elements que queden restant (com fins ara), i quan es premi RB0, enviï per la SIO tot el que s’ha rebut, usant la funció SIO_PutChar.</text:span><text:span text:style-name="T24"/></text:p>
        </text:list-item>
      </text:list>
      <text:p text:style-name="Standard"/>
      <table:table table:name="Table30" table:style-name="Table30">
        <table:table-column table:style-name="Table30.A"/>
        <table:table-row table:style-name="Table30.1">
          <table:table-cell table:style-name="Table30.A1" office:value-type="string">
            <text:p text:style-name="P17" loext:marker-style-name="T22"/>
            <text:p text:style-name="P50" loext:marker-style-name="T22">NO HI HA PLACA</text:p>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ext:p text:style-name="P17" loext:marker-style-name="T22"/>
          </table:table-cell>
        </table:table-row>
      </table:table>
      <text:p text:style-name="P51" loext:marker-style-name="T22"/>
      <text:list text:continue-numbering="true" text:style-name="WWNum18">
        <text:list-item>
          <text:p text:style-name="P27" loext:marker-style-name="T5"><text:span text:style-name="T5">Comprova que tot funciona correctament</text:span><text:span text:style-name="T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in" style:contextual-spacing="false" fo:text-align="justify" style:justify-single-word="false" fo:orphans="2" fo:widows="2" style:writing-mode="lr-tb"/>
      <style:text-properties fo:language="ca" fo:country="ES"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ol_20_1_20_Car" style:default-outline-level="1" style:list-style-name="" style:class="text">
      <style:paragraph-properties fo:margin-top="0.0835in" fo:margin-bottom="0.0835in" style:contextual-spacing="false" fo:keep-together="always" fo:break-before="page" fo:keep-with-next="always"/>
      <style:text-properties fo:color="#2e74b5" loext:opacity="100%" style:font-name="Calibri Light" fo:font-family="'Calibri Light'" style:font-family-generic="roman" style:font-pitch="variable" fo:font-size="16pt" fo:language="en" fo:country="US" style:font-name-asian="ＭＳ ゴシック" style:font-family-asian="'ＭＳ ゴシック'"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ol_20_2_20_Car" style:default-outline-level="2" style:list-style-name="" style:class="text">
      <style:paragraph-properties fo:margin-top="0.25in" fo:margin-bottom="0.0835in" style:contextual-spacing="false" fo:keep-together="always" fo:keep-with-next="always"/>
      <style:text-properties fo:color="#2e74b5"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ol_20_3_20_Car" style:default-outline-level="3" style:list-style-name="" style:class="text">
      <style:paragraph-properties fo:margin-top="0.25in" fo:margin-bottom="0in" style:contextual-spacing="false" fo:keep-together="always" fo:keep-with-next="always"/>
      <style:text-properties fo:color="#1f4d78" loext:opacity="100%" style:font-name="Calibri Light" fo:font-family="'Calibri Light'" style:font-family-generic="roman" style:font-pitch="variable" fo:font-size="11pt" fo:language="es" fo:country="ES" style:font-name-asian="ＭＳ ゴシック" style:font-family-asian="'ＭＳ ゴシック'" style:font-family-generic-asian="system" style:font-pitch-asian="variable" style:font-size-asian="11pt" style:font-name-complex="F"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Capçalera_20_Car" style:class="extra">
      <style:paragraph-properties>
        <style:tab-stops>
          <style:tab-stop style:position="3.1339in" style:type="center"/>
          <style:tab-stop style:position="6.2681in" style:type="right"/>
        </style:tab-stops>
      </style:paragraph-properties>
      <style:text-properties fo:language="en" fo:country="US" style:font-name-complex="F" style:font-family-generic-complex="system" style:font-pitch-complex="variable"/>
    </style:style>
    <style:style style:name="Footer" style:family="paragraph" style:parent-style-name="Standard" loext:linked-style-name="Peu_20_Car" style:class="extra">
      <style:paragraph-properties>
        <style:tab-stops>
          <style:tab-stop style:position="3.1339in" style:type="center"/>
          <style:tab-stop style:position="6.2681in" style:type="right"/>
        </style:tab-stops>
      </style:paragraph-properties>
      <style:text-properties fo:language="en" fo:country="US" style:font-name-complex="F" style:font-family-generic-complex="system" style:font-pitch-complex="variable"/>
    </style:style>
    <style:style style:name="Title" style:family="paragraph" style:parent-style-name="Standard" style:next-style-name="Standard" loext:linked-style-name="Títol_20_Car" style:class="chapter">
      <style:paragraph-properties fo:margin-top="0.1665in" fo:margin-bottom="0in" style:contextual-spacing="true"/>
      <style:text-properties style:font-name="Calibri Light" fo:font-family="'Calibri Light'" style:font-family-generic="roman" style:font-pitch="variable" fo:font-size="24pt" fo:letter-spacing="-0.0071in" fo:language="en" fo:country="US" style:letter-kerning="true" style:font-name-asian="ＭＳ ゴシック" style:font-family-asian="'ＭＳ ゴシック'" style:font-family-generic-asian="system" style:font-pitch-asian="variable" style:font-size-asian="24pt" style:font-name-complex="F" style:font-family-generic-complex="system" style:font-pitch-complex="variable" style:font-size-complex="24pt"/>
    </style:style>
    <style:style style:name="Títol1" style:family="paragraph" style:next-style-name="Cos">
      <style:paragraph-properties fo:margin-top="0in" fo:margin-bottom="0in" style:contextual-spacing="false" fo:text-align="start" style:justify-single-word="false" fo:orphans="2" fo:widows="2" fo:padding="0in" fo:border="none" style:shadow="none" fo:keep-with-next="always" style:writing-mode="lr-tb" style:join-border="false"/>
      <style:text-properties fo:color="#000000" loext:opacity="100%" style:font-name="Helvetica Neue" fo:font-family="'Helvetica Neue'" style:font-family-generic="roman" style:font-pitch="variable" fo:font-size="30pt" fo:font-weight="bold" style:font-name-asian="Arial Unicode MS" style:font-family-asian="'Arial Unicode MS'" style:font-family-generic-asian="system" style:font-pitch-asian="variable" style:font-size-asian="30pt" style:font-weight-asian="bold" style:font-name-complex="Arial Unicode MS" style:font-family-complex="'Arial Unicode MS'" style:font-family-generic-complex="system" style:font-pitch-complex="variable" style:font-size-complex="30pt" style:font-weight-complex="bold" loext:padding="0in" loext:border="none" loext:shadow="none"/>
    </style:style>
    <style:style style:name="Cos" style:family="paragraph">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1pt"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loext:shadow="none"/>
    </style:style>
    <style:style style:name="Estil_20_de_20_taula_20_2" style:display-name="Estil de taula 2" style:family="paragraph">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0pt" style:font-name-asian="Helvetica Neue1" style:font-family-asian="'Helvetica Neue'" style:font-family-generic-asian="system" style:font-pitch-asian="variable" style:font-size-asian="10pt" style:font-name-complex="Helvetica Neue1" style:font-family-complex="'Helvetica Neue'" style:font-family-generic-complex="system" style:font-pitch-complex="variable" style:font-size-complex="10pt" loext:padding="0in" loext:border="none" loext:shadow="none"/>
    </style:style>
    <style:style style:name="Footnote" style:family="paragraph" style:parent-style-name="Standard" loext:linked-style-name="Text_20_de_20_nota_20_a_20_peu_20_de_20_pàgina_20_Car" style:class="extra">
      <style:text-properties fo:language="en" fo:country="US" style:font-name-complex="F" style:font-family-generic-complex="system" style:font-pitch-complex="variable"/>
    </style:style>
    <style:style style:name="List_20_Paragraph" style:display-name="List Paragraph" style:family="paragraph" style:parent-style-name="Standard">
      <style:paragraph-properties fo:margin-left="0.5in" fo:margin-top="0.0417in" fo:margin-bottom="0in" style:contextual-spacing="true"/>
      <style:text-properties fo:language="en" fo:country="US" style:font-name-complex="F"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text-align="start" style:justify-single-word="false" fo:break-before="auto" fo:break-after="auto"/>
      <style:text-properties fo:language="ca" fo:country="ES" style:language-asian="ca" style:country-asian="ES"/>
    </style:style>
    <style:style style:name="Contents_20_1" style:display-name="Contents 1" style:family="paragraph" style:parent-style-name="Standard" style:next-style-name="Standard" style:auto-update="true" style:class="index">
      <style:paragraph-properties fo:margin-top="0.0417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top="0.0417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0417in" fo:margin-bottom="0.0693in" style:contextual-spacing="false"/>
    </style:style>
    <style:style style:name="Default_20_Paragraph_20_Font" style:display-name="Default Paragraph Font" style:family="text"/>
    <style:style style:name="Capçalera_20_Car" style:display-name="Capçalera Car" style:family="text" style:parent-style-name="Default_20_Paragraph_20_Font" loext:linked-style-name="Header"/>
    <style:style style:name="Peu_20_Car" style:display-name="Peu Car" style:family="text" style:parent-style-name="Default_20_Paragraph_20_Font" loext:linked-style-name="Footer"/>
    <style:style style:name="Títol_20_1_20_Car" style:display-name="Títol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ol_20_Car" style:display-name="Títol Car" style:family="text" style:parent-style-name="Default_20_Paragraph_20_Font" loext:linked-style-name="Title">
      <style:text-properties style:font-name="Calibri Light" fo:font-family="'Calibri Light'" style:font-family-generic="roman" style:font-pitch="variable" fo:font-size="24pt" fo:letter-spacing="-0.0071in" style:letter-kerning="true" style:font-name-asian="ＭＳ ゴシック" style:font-family-asian="'ＭＳ ゴシック'" style:font-family-generic-asian="system" style:font-pitch-asian="variable" style:font-size-asian="24pt" style:font-name-complex="F" style:font-family-generic-complex="system" style:font-pitch-complex="variable" style:font-size-complex="2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Text_20_de_20_nota_20_a_20_peu_20_de_20_pàgina_20_Car" style:display-name="Text de nota a peu de pàgina C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ol_20_2_20_Car" style:display-name="Títol 2 Car" style:family="text" style:parent-style-name="Default_20_Paragraph_20_Font" loext:linked-style-name="Heading_20_2">
      <style:text-properties fo:color="#2e74b5" loext:opacity="100%" style:font-name="Calibri Light" fo:font-family="'Calibri Light'" style:font-family-generic="roman" style:font-pitch="variable" fo:font-size="13pt" fo:language="ca" fo:country="ES" style:font-name-asian="ＭＳ ゴシック" style:font-family-asian="'ＭＳ ゴシック'"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ol_20_3_20_Car" style:display-name="Títol 3 Car" style:family="text" style:parent-style-name="Default_20_Paragraph_20_Font" loext:linked-style-name="Heading_20_3">
      <style:text-properties fo:color="#1f4d78" loext:opacity="100%" style:font-name="Calibri Light" fo:font-family="'Calibri Light'" style:font-family-generic="roman" style:font-pitch="variable" fo:font-size="11pt" fo:language="es" fo:country="ES" style:font-name-asian="ＭＳ ゴシック" style:font-family-asian="'ＭＳ ゴシック'" style:font-family-generic-asian="system" style:font-pitch-asian="variable" style:font-size-asian="11pt" style:font-name-complex="F" style:font-family-generic-complex="system" style:font-pitch-complex="variable" style:font-size-complex="11pt">
        <loext:char-complex-color loext:theme-type="accent1" loext:color-type="theme">
          <loext:transformation loext:type="shade" loext:value="5019"/>
        </loext:char-complex-color>
      </style:text-properties>
    </style:style>
    <style:style style:name="Subtle_20_Emphasis" style:display-name="Subtle Emphasis" style:family="text">
      <style:text-properties style:font-name="Courier New" fo:font-family="'Courier New'" style:font-family-generic="roman" style:font-pitch="variable" fo:font-size="8pt" fo:language="en" fo:country="US" style:font-size-asian="8pt" style:font-name-complex="Courier New1" style:font-family-complex="'Courier New'" style:font-family-generic-complex="system" style:font-pitch-complex="variable" style:font-size-complex="8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use-window-font-color="true" loext:opacity="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use-window-font-color="true" loext:opacity="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use-window-font-color="true" loext:opacity="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eració">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2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language="ca" fo:country="ES"/>
    </style:style>
    <style:style style:name="MT1" style:family="text">
      <style:text-properties style:font-name="Times New Roman" fo:font-size="16pt" fo:language="ca" fo:country="ES" fo:font-weight="bold" style:font-size-asian="16pt" style:font-weight-asian="bold" style:font-name-complex="Times New Roman1" style:font-size-complex="16pt"/>
    </style:style>
    <style:style style:name="MT2" style:family="text">
      <style:text-properties style:font-name="Symbol1" fo:font-size="16pt" fo:language="ca" fo:country="ES" fo:font-weight="bold" style:font-name-asian="Symbol2" style:font-size-asian="16pt" style:font-weight-asian="bold" style:font-name-complex="Symbol2" style:font-size-complex="16pt"/>
    </style:style>
    <style:style style:name="MT3" style:family="text">
      <style:text-properties style:font-name="Times New Roman" fo:language="es" fo:country="ES" fo:font-weight="bold" style:font-weight-asian="bold" style:font-name-complex="Times New Roman1"/>
    </style:style>
    <style:style style:name="MT4" style:family="text">
      <style:text-properties fo:language="ca" fo:country="ES" fo:font-weight="bold" style:font-weight-asian="bold"/>
    </style:style>
    <style:style style:name="MT5" style:family="text">
      <style:text-properties style:font-name="Times New Roman" fo:language="ca" fo:country="ES" fo:font-weight="bold" style:font-weight-asian="bold" style:font-name-complex="Times New Roman1"/>
    </style:style>
    <style:style style:name="MT6" style:family="text">
      <style:text-properties fo:language="ca" fo:country="ES"/>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4917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1 Imagen" text:anchor-type="char" svg:x="0.0146in" svg:y="0.0047in" svg:width="2.302in" svg:height="0.7811in" draw:z-index="23"><draw:image xlink:href="Pictures/100000000000082B000002C33184126D.jpg" xlink:type="simple" xlink:show="embed" xlink:actuate="onLoad" draw:mime-type="image/jpeg"/><svg:desc>logo_laSalle_URL_enginyeria_positiu_CAT.jpg</svg:desc><draw:contour-polygon svg:width="7.0535in" svg:height="2.3283in" svg:viewBox="0 0 17916 5914" draw:points="-133,0 -133,5914 17783,5914 17783,0" draw:recreate-on-edit="false"/></draw:frame><text:span text:style-name="MT1">Sistemes Digitals i </text:span><text:span text:style-name="MT2"></text:span><text:span text:style-name="MT1">Processadors</text:span></text:p>
        <text:p text:style-name="MP1" loext:marker-style-name="MT3"><text:span text:style-name="MT3">La SIO interruptiva</text:span><text:span text:style-name="MT3"/></text:p>
        <text:p text:style-name="MP1" loext:marker-style-name="MT4"><text:span text:style-name="MT5">Curs 2025-2026</text:span><text:span text:style-name="MT5"/></text:p>
        <text:p text:style-name="MP2" loext:marker-style-name="MT6"/>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528</meta:editing-cycles>
    <meta:creation-date>2017-12-09T19:48:00</meta:creation-date>
    <dc:date>2026-02-24T10:59:10.995465020</dc:date>
    <meta:editing-duration>P1DT1H44M</meta:editing-duration>
    <meta:generator>LibreOffice/24.2.7.2$Linux_X86_64 LibreOffice_project/420$Build-2</meta:generator>
    <meta:document-statistic meta:table-count="30" meta:image-count="1" meta:object-count="0" meta:page-count="24" meta:paragraph-count="498" meta:word-count="4586" meta:character-count="28709" meta:non-whitespace-character-count="23306"/>
    <meta:user-defined meta:name="AppVersion">16.0000</meta:user-defined>
    <meta:user-defined meta:name="Company">La Salle</meta:user-defined>
    <meta:template xlink:type="simple" xlink:actuate="onRequest" xlink:title="Normal.dotm" xlink:href=""/>
  </office:meta>
</office:document-meta>
</file>